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 svg:font-family="Couri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160" style:family="table">
      <style:table-properties style:width="6.8681in" fo:margin-left="0in" fo:margin-top="0in" fo:margin-bottom="0in" table:align="left" style:writing-mode="lr-tb"/>
    </style:style>
    <style:style style:name="Table160.A" style:family="table-column">
      <style:table-column-properties style:column-width="2.3708in"/>
    </style:style>
    <style:style style:name="Table160.B" style:family="table-column">
      <style:table-column-properties style:column-width="4.4972in"/>
    </style:style>
    <style:style style:name="Table160.1" style:family="table-row">
      <style:table-row-properties fo:keep-together="always"/>
    </style:style>
    <style:style style:name="Table160.A1" style:family="table-cell">
      <style:table-cell-properties fo:padding="0in" fo:border-left="none" fo:border-right="none" fo:border-top="0.05pt solid #000001" fo:border-bottom="none"/>
    </style:style>
    <style:style style:name="Table160.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56" style:family="table">
      <style:table-properties style:width="6.866in" fo:margin-top="0in" fo:margin-bottom="0in" table:align="left" style:writing-mode="lr-tb"/>
    </style:style>
    <style:style style:name="Table156.A" style:family="table-column">
      <style:table-column-properties style:column-width="2in"/>
    </style:style>
    <style:style style:name="Table156.B" style:family="table-column">
      <style:table-column-properties style:column-width="4.866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59" style:family="table">
      <style:table-properties style:width="6.866in" fo:margin-top="0in" fo:margin-bottom="0in" table:align="left" style:writing-mode="lr-tb"/>
    </style:style>
    <style:style style:name="Table159.A" style:family="table-column">
      <style:table-column-properties style:column-width="2in"/>
    </style:style>
    <style:style style:name="Table159.B" style:family="table-column">
      <style:table-column-properties style:column-width="4.866in"/>
    </style:style>
    <style:style style:name="Table159.1" style:family="table-row">
      <style:table-row-properties fo:keep-together="always"/>
    </style:style>
    <style:style style:name="Table159.A1" style:family="table-cell">
      <style:table-cell-properties fo:padding="0in" fo:border-left="none" fo:border-right="none" fo:border-top="0.05pt solid #000001" fo:border-bottom="none"/>
    </style:style>
    <style:style style:name="Table159.A2" style:family="table-cell">
      <style:table-cell-properties fo:padding="0in" fo:border="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89in" style:type="right" style:leader-style="dotted" style:leader-text="."/>
        </style:tab-stops>
      </style:paragraph-properties>
    </style:style>
    <style:style style:name="P3" style:family="paragraph" style:parent-style-name="Contents_20_2">
      <style:paragraph-properties>
        <style:tab-stops>
          <style:tab-stop style:position="6.8689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6dd523"/>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2"/>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2"/>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Example">
      <style:paragraph-properties style:line-height-at-least="0.1945in"/>
      <style:text-properties officeooo:paragraph-rsid="01758e4d"/>
    </style:style>
    <style:style style:name="P107" style:family="paragraph" style:parent-style-name="Example">
      <style:paragraph-properties style:line-height-at-least="0.1945in" fo:keep-with-next="always"/>
      <style:text-properties officeooo:paragraph-rsid="01758e4d"/>
    </style:style>
    <style:style style:name="P108" style:family="paragraph" style:parent-style-name="Body_20_first">
      <style:text-properties officeooo:rsid="01758e4d" officeooo:paragraph-rsid="01758e4d"/>
    </style:style>
    <style:style style:name="P109"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10"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11" style:family="paragraph" style:parent-style-name="Body_20_first">
      <style:paragraph-properties fo:keep-together="always"/>
    </style:style>
    <style:style style:name="P112"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3" style:family="paragraph" style:parent-style-name="Example">
      <style:paragraph-properties style:line-height-at-least="0.1945in"/>
      <style:text-properties officeooo:paragraph-rsid="01571ef5"/>
    </style:style>
    <style:style style:name="P114" style:family="paragraph" style:parent-style-name="Example">
      <style:paragraph-properties style:line-height-at-least="0.1945in"/>
      <style:text-properties fo:font-style="italic" officeooo:paragraph-rsid="01571ef5" style:font-style-asian="italic"/>
    </style:style>
    <style:style style:name="P115" style:family="paragraph" style:parent-style-name="Example">
      <style:text-properties officeooo:paragraph-rsid="01571ef5"/>
    </style:style>
    <style:style style:name="P116" style:family="paragraph" style:parent-style-name="Example">
      <style:paragraph-properties style:line-height-at-least="0.1945in"/>
      <style:text-properties fo:font-style="normal" officeooo:paragraph-rsid="01571ef5" style:font-style-asian="normal" style:font-style-complex="normal"/>
    </style:style>
    <style:style style:name="P117" style:family="paragraph" style:parent-style-name="Example">
      <style:paragraph-properties style:line-height-at-least="0.1945in"/>
      <style:text-properties fo:font-style="italic" officeooo:paragraph-rsid="01571ef5" style:font-style-asian="italic" style:font-style-complex="italic"/>
    </style:style>
    <style:style style:name="P118" style:family="paragraph" style:parent-style-name="Text_20_body">
      <style:text-properties officeooo:paragraph-rsid="01571ef5"/>
    </style:style>
    <style:style style:name="P119" style:family="paragraph" style:parent-style-name="Example">
      <style:paragraph-properties style:line-height-at-least="0.1945in" fo:keep-with-next="always"/>
      <style:text-properties officeooo:paragraph-rsid="01571ef5"/>
    </style:style>
    <style:style style:name="P120" style:family="paragraph" style:parent-style-name="Body_20_first">
      <style:text-properties officeooo:paragraph-rsid="01571ef5"/>
    </style:style>
    <style:style style:name="P121" style:family="paragraph" style:parent-style-name="Body_20_first">
      <style:text-properties officeooo:paragraph-rsid="00900ef1"/>
    </style:style>
    <style:style style:name="P122" style:family="paragraph" style:parent-style-name="Example">
      <style:paragraph-properties style:line-height-at-least="0.1945in"/>
      <style:text-properties style:font-style-complex="italic"/>
    </style:style>
    <style:style style:name="P123" style:family="paragraph" style:parent-style-name="Example">
      <style:paragraph-properties style:line-height-at-least="0.1945in" fo:keep-with-next="always"/>
      <style:text-properties officeooo:paragraph-rsid="00a1c792"/>
    </style:style>
    <style:style style:name="P124" style:family="paragraph" style:parent-style-name="Example">
      <style:paragraph-properties style:line-height-at-least="0.1945in" fo:keep-with-next="always"/>
      <style:text-properties officeooo:paragraph-rsid="0094f32d"/>
    </style:style>
    <style:style style:name="P125" style:family="paragraph" style:parent-style-name="Example">
      <style:paragraph-properties style:line-height-at-least="0.1945in"/>
      <style:text-properties officeooo:paragraph-rsid="01458fa7"/>
    </style:style>
    <style:style style:name="P126" style:family="paragraph" style:parent-style-name="Example">
      <style:paragraph-properties style:line-height-at-least="0.1945in"/>
      <style:text-properties officeooo:paragraph-rsid="0149d1db"/>
    </style:style>
    <style:style style:name="P127" style:family="paragraph" style:parent-style-name="Example">
      <style:paragraph-properties style:line-height-at-least="0.1945in"/>
      <style:text-properties fo:font-style="italic" officeooo:paragraph-rsid="01458fa7" style:font-style-asian="italic"/>
    </style:style>
    <style:style style:name="P128" style:family="paragraph" style:parent-style-name="Example">
      <style:paragraph-properties style:line-height-at-least="0.1945in" fo:keep-with-next="always"/>
      <style:text-properties officeooo:paragraph-rsid="01458fa7"/>
    </style:style>
    <style:style style:name="P129"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0" style:family="paragraph" style:parent-style-name="Standard">
      <style:text-properties officeooo:rsid="01485f8e" officeooo:paragraph-rsid="01485f8e"/>
    </style:style>
    <style:style style:name="P131" style:family="paragraph" style:parent-style-name="Body_20_first">
      <style:text-properties officeooo:rsid="01458fa7" officeooo:paragraph-rsid="01458fa7"/>
    </style:style>
    <style:style style:name="P132" style:family="paragraph" style:parent-style-name="Example">
      <style:paragraph-properties style:line-height-at-least="0.1945in"/>
      <style:text-properties fo:font-style="italic" officeooo:paragraph-rsid="0094f32d" style:font-style-asian="italic" style:font-style-complex="italic"/>
    </style:style>
    <style:style style:name="P133" style:family="paragraph" style:parent-style-name="Example">
      <style:paragraph-properties style:line-height-at-least="0.1945in"/>
      <style:text-properties officeooo:paragraph-rsid="01485f8e"/>
    </style:style>
    <style:style style:name="P134" style:family="paragraph" style:parent-style-name="Example">
      <style:paragraph-properties style:line-height-at-least="0.1945in"/>
      <style:text-properties fo:font-style="italic" officeooo:paragraph-rsid="0096d787" style:font-style-asian="italic"/>
    </style:style>
    <style:style style:name="P135" style:family="paragraph" style:parent-style-name="Body_20_first">
      <style:text-properties officeooo:paragraph-rsid="00f175b2"/>
    </style:style>
    <style:style style:name="P136" style:family="paragraph" style:parent-style-name="Example">
      <style:paragraph-properties style:line-height-at-least="0.1945in"/>
      <style:text-properties officeooo:paragraph-rsid="00978cd4"/>
    </style:style>
    <style:style style:name="P137" style:family="paragraph" style:parent-style-name="Example">
      <style:paragraph-properties style:line-height-at-least="0.1945in" fo:keep-with-next="always"/>
      <style:text-properties officeooo:paragraph-rsid="00978cd4"/>
    </style:style>
    <style:style style:name="P138" style:family="paragraph" style:parent-style-name="Example">
      <style:text-properties officeooo:paragraph-rsid="0099b901"/>
    </style:style>
    <style:style style:name="P139" style:family="paragraph" style:parent-style-name="Example">
      <style:paragraph-properties style:line-height-at-least="0.1945in" fo:keep-with-next="always"/>
      <style:text-properties officeooo:rsid="00f49c88" officeooo:paragraph-rsid="00f49c88"/>
    </style:style>
    <style:style style:name="P140" style:family="paragraph" style:parent-style-name="Example">
      <style:paragraph-properties style:line-height-at-least="0.1945in"/>
      <style:text-properties officeooo:paragraph-rsid="009b488e"/>
    </style:style>
    <style:style style:name="P141" style:family="paragraph" style:parent-style-name="Example">
      <style:paragraph-properties style:line-height-at-least="0.1945in" fo:keep-with-next="always"/>
      <style:text-properties officeooo:paragraph-rsid="009b488e"/>
    </style:style>
    <style:style style:name="P142" style:family="paragraph" style:parent-style-name="Body_20_first">
      <style:text-properties officeooo:rsid="014345e2" officeooo:paragraph-rsid="014345e2"/>
    </style:style>
    <style:style style:name="P143" style:family="paragraph" style:parent-style-name="Example">
      <style:paragraph-properties style:line-height-at-least="0.1945in"/>
      <style:text-properties officeooo:paragraph-rsid="002d67a4"/>
    </style:style>
    <style:style style:name="P144"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5" style:family="paragraph" style:parent-style-name="Example">
      <style:paragraph-properties style:line-height-at-least="0.1945in"/>
      <style:text-properties officeooo:rsid="009d13c0" officeooo:paragraph-rsid="009d13c0"/>
    </style:style>
    <style:style style:name="P146" style:family="paragraph" style:parent-style-name="Body_20_first">
      <style:text-properties officeooo:rsid="002fef51" officeooo:paragraph-rsid="002fef51"/>
    </style:style>
    <style:style style:name="P147" style:family="paragraph" style:parent-style-name="Example">
      <style:paragraph-properties style:line-height-at-least="0.1945in"/>
      <style:text-properties fo:font-style="italic" officeooo:paragraph-rsid="009e51bd" style:font-style-asian="italic"/>
    </style:style>
    <style:style style:name="P148" style:family="paragraph" style:parent-style-name="Example">
      <style:paragraph-properties style:line-height-at-least="0.1945in"/>
      <style:text-properties officeooo:paragraph-rsid="017a610f"/>
    </style:style>
    <style:style style:name="P149" style:family="paragraph" style:parent-style-name="Example">
      <style:paragraph-properties style:line-height-at-least="0.1945in" fo:keep-with-next="always"/>
      <style:text-properties officeooo:paragraph-rsid="017a610f"/>
    </style:style>
    <style:style style:name="P150" style:family="paragraph" style:parent-style-name="Body_20_first">
      <style:text-properties officeooo:paragraph-rsid="003a3a41"/>
    </style:style>
    <style:style style:name="P151" style:family="paragraph" style:parent-style-name="Example">
      <style:paragraph-properties style:line-height-at-least="0.1945in" fo:keep-with-next="always"/>
      <style:text-properties officeooo:paragraph-rsid="00a2ae7c"/>
    </style:style>
    <style:style style:name="P152" style:family="paragraph" style:parent-style-name="Example">
      <style:paragraph-properties style:line-height-at-least="0.1945in"/>
      <style:text-properties officeooo:paragraph-rsid="013d0746"/>
    </style:style>
    <style:style style:name="P153" style:family="paragraph" style:parent-style-name="Example">
      <style:paragraph-properties style:line-height-at-least="0.1945in"/>
      <style:text-properties fo:font-style="italic" officeooo:paragraph-rsid="013d0746" style:font-style-asian="italic" style:font-style-complex="italic"/>
    </style:style>
    <style:style style:name="P154" style:family="paragraph" style:parent-style-name="Example">
      <style:text-properties officeooo:paragraph-rsid="013d0746"/>
    </style:style>
    <style:style style:name="P155"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56" style:family="paragraph" style:parent-style-name="Body_20_first">
      <style:text-properties officeooo:rsid="013ed225" officeooo:paragraph-rsid="013ed225"/>
    </style:style>
    <style:style style:name="P157" style:family="paragraph" style:parent-style-name="Example">
      <style:paragraph-properties style:line-height-at-least="0.1945in" fo:keep-with-next="always"/>
      <style:text-properties officeooo:paragraph-rsid="00a5b2c4"/>
    </style:style>
    <style:style style:name="P158" style:family="paragraph" style:parent-style-name="Example">
      <style:paragraph-properties style:line-height-at-least="0.1945in"/>
      <style:text-properties officeooo:paragraph-rsid="00a55ed8"/>
    </style:style>
    <style:style style:name="P159" style:family="paragraph" style:parent-style-name="Body">
      <style:text-properties officeooo:rsid="011c56aa" officeooo:paragraph-rsid="011c56aa"/>
    </style:style>
    <style:style style:name="P160" style:family="paragraph" style:parent-style-name="Example">
      <style:paragraph-properties style:line-height-at-least="0.1945in" fo:keep-with-next="always"/>
      <style:text-properties officeooo:paragraph-rsid="00b0f943"/>
    </style:style>
    <style:style style:name="P161" style:family="paragraph" style:parent-style-name="Example">
      <style:paragraph-properties style:line-height-at-least="0.1945in"/>
      <style:text-properties officeooo:rsid="00246ffe" officeooo:paragraph-rsid="00246ffe"/>
    </style:style>
    <style:style style:name="P162" style:family="paragraph" style:parent-style-name="Example">
      <style:paragraph-properties style:line-height-at-least="0.1945in" fo:keep-with-next="always"/>
      <style:text-properties officeooo:paragraph-rsid="0025d086"/>
    </style:style>
    <style:style style:name="P163" style:family="paragraph" style:parent-style-name="Example">
      <style:paragraph-properties style:line-height-at-least="0.1945in" fo:keep-with-next="always"/>
      <style:text-properties fo:font-style="italic" style:font-style-asian="italic"/>
    </style:style>
    <style:style style:name="P164" style:family="paragraph" style:parent-style-name="Body_20_first">
      <style:text-properties officeooo:paragraph-rsid="0026a6ae"/>
    </style:style>
    <style:style style:name="P165" style:family="paragraph" style:parent-style-name="Example_20__20_indented">
      <style:text-properties officeooo:paragraph-rsid="0026a6ae"/>
    </style:style>
    <style:style style:name="P166" style:family="paragraph" style:parent-style-name="Body_20_first">
      <style:text-properties officeooo:paragraph-rsid="0027df4e"/>
    </style:style>
    <style:style style:name="P167" style:family="paragraph" style:parent-style-name="Example_20__20_indented">
      <style:text-properties officeooo:paragraph-rsid="0027df4e"/>
    </style:style>
    <style:style style:name="P168" style:family="paragraph" style:parent-style-name="Example">
      <style:paragraph-properties style:line-height-at-least="0.1945in"/>
      <style:text-properties style:font-name="Courier1"/>
    </style:style>
    <style:style style:name="P169" style:family="paragraph" style:parent-style-name="Example">
      <style:paragraph-properties style:line-height-at-least="0.1945in"/>
      <style:text-properties style:font-name="Courier1" fo:font-style="italic" officeooo:paragraph-rsid="00b21b30" style:font-style-asian="italic" style:font-name-complex="Courier New2"/>
    </style:style>
    <style:style style:name="P170" style:family="paragraph" style:parent-style-name="Example">
      <style:paragraph-properties style:line-height-at-least="0.1945in" fo:keep-with-next="always"/>
      <style:text-properties style:font-name="Courier1"/>
    </style:style>
    <style:style style:name="P171" style:family="paragraph" style:parent-style-name="Example">
      <style:paragraph-properties style:line-height-at-least="0.1945in"/>
      <style:text-properties officeooo:paragraph-rsid="00b21b30"/>
    </style:style>
    <style:style style:name="P172" style:family="paragraph" style:parent-style-name="Example">
      <style:paragraph-properties style:line-height-at-least="0.1945in"/>
      <style:text-properties fo:font-style="italic" officeooo:paragraph-rsid="00b21b30" style:font-style-asian="italic"/>
    </style:style>
    <style:style style:name="P173" style:family="paragraph" style:parent-style-name="Example">
      <style:paragraph-properties style:line-height-at-least="0.1945in" fo:keep-with-next="always"/>
      <style:text-properties fo:font-style="italic" officeooo:paragraph-rsid="00b21b30" style:font-style-asian="italic"/>
    </style:style>
    <style:style style:name="P174" style:family="paragraph" style:parent-style-name="Example">
      <style:paragraph-properties style:line-height-at-least="0.1945in"/>
      <style:text-properties fo:font-style="italic" officeooo:paragraph-rsid="00b23567" style:font-style-asian="italic"/>
    </style:style>
    <style:style style:name="P175" style:family="paragraph" style:parent-style-name="Example">
      <style:text-properties fo:font-style="italic" style:font-style-asian="italic"/>
    </style:style>
    <style:style style:name="P176" style:family="paragraph" style:parent-style-name="Example">
      <style:text-properties officeooo:paragraph-rsid="00b23567"/>
    </style:style>
    <style:style style:name="P177" style:family="paragraph" style:parent-style-name="Example">
      <style:paragraph-properties style:line-height-at-least="0.1945in" fo:keep-with-next="always"/>
      <style:text-properties officeooo:rsid="00b2d2ee" officeooo:paragraph-rsid="00b2d2ee"/>
    </style:style>
    <style:style style:name="P178" style:family="paragraph" style:parent-style-name="Example">
      <style:paragraph-properties style:line-height-at-least="0.1945in" fo:keep-with-next="always"/>
      <style:text-properties officeooo:paragraph-rsid="00b2d2ee"/>
    </style:style>
    <style:style style:name="P179" style:family="paragraph" style:parent-style-name="Example">
      <style:paragraph-properties style:line-height-at-least="0.1945in"/>
      <style:text-properties fo:font-style="italic" officeooo:paragraph-rsid="00b2d2ee" style:font-style-asian="italic"/>
    </style:style>
    <style:style style:name="P180" style:family="paragraph" style:parent-style-name="Example">
      <style:paragraph-properties style:line-height-at-least="0.1945in"/>
      <style:text-properties officeooo:paragraph-rsid="00b2d2ee"/>
    </style:style>
    <style:style style:name="P181" style:family="paragraph" style:parent-style-name="Example">
      <style:paragraph-properties style:line-height-at-least="0.1945in" fo:keep-with-next="always"/>
      <style:text-properties officeooo:paragraph-rsid="00f9bfbf"/>
    </style:style>
    <style:style style:name="P182" style:family="paragraph" style:parent-style-name="Example">
      <style:paragraph-properties style:line-height-at-least="0.1945in"/>
      <style:text-properties fo:font-style="italic" officeooo:paragraph-rsid="00b44d95" style:font-style-asian="italic"/>
    </style:style>
    <style:style style:name="P183" style:family="paragraph" style:parent-style-name="Example">
      <style:paragraph-properties style:line-height-at-least="0.1945in" fo:keep-with-next="always"/>
      <style:text-properties officeooo:paragraph-rsid="00d7f1a5"/>
    </style:style>
    <style:style style:name="P184" style:family="paragraph" style:parent-style-name="Example">
      <style:paragraph-properties style:line-height-at-least="0.1945in"/>
      <style:text-properties fo:font-style="italic" officeooo:paragraph-rsid="00b62da5" style:font-style-asian="italic"/>
    </style:style>
    <style:style style:name="P185" style:family="paragraph" style:parent-style-name="Example">
      <style:paragraph-properties style:line-height-at-least="0.1945in"/>
      <style:text-properties officeooo:paragraph-rsid="0106de7e"/>
    </style:style>
    <style:style style:name="P186" style:family="paragraph" style:parent-style-name="Example">
      <style:paragraph-properties style:line-height-at-least="0.1945in" fo:keep-with-next="always"/>
      <style:text-properties officeooo:paragraph-rsid="00b810ea"/>
    </style:style>
    <style:style style:name="P187" style:family="paragraph" style:parent-style-name="Body_20_first">
      <style:text-properties officeooo:paragraph-rsid="010a1f49"/>
    </style:style>
    <style:style style:name="P188" style:family="paragraph" style:parent-style-name="Example_20__20_indented">
      <style:text-properties officeooo:paragraph-rsid="010a1f49"/>
    </style:style>
    <style:style style:name="P189" style:family="paragraph" style:parent-style-name="Body">
      <style:text-properties officeooo:paragraph-rsid="010a1f49"/>
    </style:style>
    <style:style style:name="P190" style:family="paragraph" style:parent-style-name="Body">
      <style:text-properties officeooo:rsid="0030e942" officeooo:paragraph-rsid="0030e942"/>
    </style:style>
    <style:style style:name="P191" style:family="paragraph" style:parent-style-name="Example">
      <style:paragraph-properties style:line-height-at-least="0.1945in" fo:keep-with-next="always"/>
      <style:text-properties officeooo:paragraph-rsid="00b90643"/>
    </style:style>
    <style:style style:name="P192" style:family="paragraph" style:parent-style-name="Example">
      <style:text-properties officeooo:paragraph-rsid="0164dae5"/>
    </style:style>
    <style:style style:name="P193" style:family="paragraph" style:parent-style-name="Example">
      <style:text-properties officeooo:paragraph-rsid="00bf4ff1"/>
    </style:style>
    <style:style style:name="P194" style:family="paragraph" style:parent-style-name="Example">
      <style:text-properties officeooo:paragraph-rsid="00c08863"/>
    </style:style>
    <style:style style:name="P195" style:family="paragraph" style:parent-style-name="Example">
      <style:paragraph-properties fo:margin-left="0.5in" fo:text-indent="0in" style:auto-text-indent="false"/>
      <style:text-properties officeooo:paragraph-rsid="0165c905"/>
    </style:style>
    <style:style style:name="P196" style:family="paragraph" style:parent-style-name="Body">
      <style:text-properties officeooo:paragraph-rsid="0022cf08"/>
    </style:style>
    <style:style style:name="P197" style:family="paragraph" style:parent-style-name="Body">
      <style:text-properties officeooo:paragraph-rsid="0023b8dc"/>
    </style:style>
    <style:style style:name="P198" style:family="paragraph" style:parent-style-name="Example">
      <style:text-properties officeooo:paragraph-rsid="00c6a255"/>
    </style:style>
    <style:style style:name="P199" style:family="paragraph" style:parent-style-name="Example">
      <style:paragraph-properties style:line-height-at-least="0.1945in"/>
      <style:text-properties officeooo:paragraph-rsid="00c170d4"/>
    </style:style>
    <style:style style:name="P200" style:family="paragraph" style:parent-style-name="Example">
      <style:paragraph-properties style:line-height-at-least="0.1945in" fo:keep-with-next="always"/>
      <style:text-properties officeooo:rsid="00c170d4" officeooo:paragraph-rsid="00c170d4"/>
    </style:style>
    <style:style style:name="P201" style:family="paragraph" style:parent-style-name="Example">
      <style:paragraph-properties style:line-height-at-least="0.1945in"/>
      <style:text-properties fo:font-style="italic" officeooo:rsid="00c209c6" officeooo:paragraph-rsid="00c209c6" style:font-style-asian="italic"/>
    </style:style>
    <style:style style:name="P202" style:family="paragraph" style:parent-style-name="Example">
      <style:text-properties officeooo:paragraph-rsid="00c2e1fb"/>
    </style:style>
    <style:style style:name="P203" style:family="paragraph" style:parent-style-name="CellBody">
      <style:paragraph-properties style:line-height-at-least="0.1945in"/>
    </style:style>
    <style:style style:name="P204" style:family="paragraph" style:parent-style-name="Example">
      <style:paragraph-properties style:line-height-at-least="0.1945in"/>
      <style:text-properties officeooo:paragraph-rsid="00cc8a87"/>
    </style:style>
    <style:style style:name="P205" style:family="paragraph" style:parent-style-name="CellBody">
      <style:paragraph-properties style:line-height-at-least="0.1945in"/>
      <style:text-properties officeooo:paragraph-rsid="00cc8a87"/>
    </style:style>
    <style:style style:name="P206" style:family="paragraph" style:parent-style-name="Example">
      <style:paragraph-properties style:line-height-at-least="0.1945in"/>
      <style:text-properties fo:font-style="italic" officeooo:paragraph-rsid="00cce8ff" style:font-style-asian="italic" style:font-style-complex="italic"/>
    </style:style>
    <style:style style:name="P207" style:family="paragraph" style:parent-style-name="Example">
      <style:paragraph-properties style:line-height-at-least="0.1945in" fo:keep-with-next="always"/>
      <style:text-properties officeooo:paragraph-rsid="00dac5c2"/>
    </style:style>
    <style:style style:name="P208" style:family="paragraph" style:parent-style-name="Example">
      <style:paragraph-properties style:line-height-at-least="0.1945in"/>
      <style:text-properties fo:font-style="italic" officeooo:paragraph-rsid="00d09572" style:font-style-asian="italic"/>
    </style:style>
    <style:style style:name="P209" style:family="paragraph" style:parent-style-name="Example">
      <style:paragraph-properties style:line-height-at-least="0.1945in" fo:keep-with-next="always"/>
      <style:text-properties officeooo:paragraph-rsid="00d94bcd"/>
    </style:style>
    <style:style style:name="P210" style:family="paragraph" style:parent-style-name="Example">
      <style:paragraph-properties style:line-height-at-least="0.1945in"/>
      <style:text-properties officeooo:paragraph-rsid="00dac5c2"/>
    </style:style>
    <style:style style:name="P211" style:family="paragraph" style:parent-style-name="Body">
      <style:text-properties officeooo:paragraph-rsid="00d9c110"/>
    </style:style>
    <style:style style:name="P212" style:family="paragraph" style:parent-style-name="Example">
      <style:paragraph-properties style:line-height-at-least="0.1945in"/>
      <style:text-properties officeooo:paragraph-rsid="00d17fac"/>
    </style:style>
    <style:style style:name="P213" style:family="paragraph" style:parent-style-name="Body_20_first">
      <style:text-properties officeooo:rsid="00d17fac" officeooo:paragraph-rsid="00d17fac"/>
    </style:style>
    <style:style style:name="P214" style:family="paragraph" style:parent-style-name="Example">
      <style:paragraph-properties style:line-height-at-least="0.1945in"/>
      <style:text-properties officeooo:paragraph-rsid="01770b0b"/>
    </style:style>
    <style:style style:name="P215" style:family="paragraph" style:parent-style-name="Example">
      <style:paragraph-properties style:line-height-at-least="0.1945in"/>
      <style:text-properties style:font-name="Helvetica2" officeooo:rsid="01770b0b" officeooo:paragraph-rsid="01770b0b"/>
    </style:style>
    <style:style style:name="P216" style:family="paragraph" style:parent-style-name="Example">
      <style:paragraph-properties style:line-height-at-least="0.1945in"/>
      <style:text-properties officeooo:paragraph-rsid="017860c0"/>
    </style:style>
    <style:style style:name="P217" style:family="paragraph" style:parent-style-name="Example">
      <style:paragraph-properties style:line-height-at-least="0.1945in"/>
      <style:text-properties style:font-name="Helvetica2" officeooo:rsid="017860c0" officeooo:paragraph-rsid="017860c0"/>
    </style:style>
    <style:style style:name="P218" style:family="paragraph" style:parent-style-name="Body_20_first">
      <style:text-properties officeooo:paragraph-rsid="004411ee"/>
    </style:style>
    <style:style style:name="P219" style:family="paragraph" style:parent-style-name="Body_20_first">
      <style:text-properties officeooo:rsid="004547bf" officeooo:paragraph-rsid="0045324c"/>
    </style:style>
    <style:style style:name="P220" style:family="paragraph" style:parent-style-name="Example_20__20_indented">
      <style:text-properties officeooo:paragraph-rsid="0045324c"/>
    </style:style>
    <style:style style:name="P221" style:family="paragraph" style:parent-style-name="Example">
      <style:paragraph-properties style:line-height-at-least="0.1945in"/>
      <style:text-properties officeooo:paragraph-rsid="00d24c4e"/>
    </style:style>
    <style:style style:name="P222" style:family="paragraph" style:parent-style-name="Example">
      <style:paragraph-properties style:line-height-at-least="0.1945in"/>
      <style:text-properties officeooo:paragraph-rsid="010b460b"/>
    </style:style>
    <style:style style:name="P223" style:family="paragraph" style:parent-style-name="Example">
      <style:paragraph-properties style:line-height-at-least="0.1945in"/>
      <style:text-properties officeooo:rsid="010b460b" officeooo:paragraph-rsid="010b460b"/>
    </style:style>
    <style:style style:name="P224" style:family="paragraph" style:parent-style-name="Example">
      <style:paragraph-properties style:line-height-at-least="0.1945in"/>
      <style:text-properties officeooo:paragraph-rsid="00fbc558"/>
    </style:style>
    <style:style style:name="P225" style:family="paragraph" style:parent-style-name="Example">
      <style:paragraph-properties style:line-height-at-least="0.1945in"/>
      <style:text-properties officeooo:rsid="00fbc558" officeooo:paragraph-rsid="00fbc558"/>
    </style:style>
    <style:style style:name="P226" style:family="paragraph" style:parent-style-name="Example">
      <style:paragraph-properties style:line-height-at-least="0.1945in"/>
      <style:text-properties style:font-name="Courier1" fo:font-style="italic" officeooo:paragraph-rsid="00fe6553" style:font-style-asian="italic" style:font-name-complex="Courier New2"/>
    </style:style>
    <style:style style:name="P227" style:family="paragraph" style:parent-style-name="Body">
      <style:paragraph-properties fo:margin-left="0.5in" fo:margin-right="0in" fo:text-indent="0in" style:auto-text-indent="false"/>
    </style:style>
    <style:style style:name="P228" style:family="paragraph" style:parent-style-name="Body">
      <style:paragraph-properties fo:margin-left="0in" fo:margin-right="0in" fo:text-indent="0.5in" style:auto-text-indent="false"/>
    </style:style>
    <style:style style:name="P229" style:family="paragraph" style:parent-style-name="Example">
      <style:paragraph-properties style:line-height-at-least="0.1945in"/>
      <style:text-properties officeooo:paragraph-rsid="01017d14"/>
    </style:style>
    <style:style style:name="P230" style:family="paragraph" style:parent-style-name="Example">
      <style:paragraph-properties style:line-height-at-least="0.1945in"/>
      <style:text-properties officeooo:paragraph-rsid="0101d659"/>
    </style:style>
    <style:style style:name="P231" style:family="paragraph" style:parent-style-name="Example">
      <style:paragraph-properties style:line-height-at-least="0.1945in" fo:keep-with-next="always"/>
      <style:text-properties officeooo:rsid="0101d659" officeooo:paragraph-rsid="0101d659"/>
    </style:style>
    <style:style style:name="P232" style:family="paragraph" style:parent-style-name="Body_20_first">
      <style:text-properties officeooo:paragraph-rsid="0173772f"/>
    </style:style>
    <style:style style:name="P233" style:family="paragraph" style:parent-style-name="Example">
      <style:paragraph-properties style:line-height-at-least="0.1945in"/>
      <style:text-properties officeooo:paragraph-rsid="0173772f"/>
    </style:style>
    <style:style style:name="P234" style:family="paragraph" style:parent-style-name="Example">
      <style:paragraph-properties style:line-height-at-least="0.1945in" fo:keep-with-next="always"/>
      <style:text-properties officeooo:paragraph-rsid="0173772f"/>
    </style:style>
    <style:style style:name="P235" style:family="paragraph" style:parent-style-name="Example">
      <style:paragraph-properties style:line-height-at-least="0.1945in"/>
      <style:text-properties fo:font-style="italic" officeooo:paragraph-rsid="01052c6d" style:font-style-asian="italic"/>
    </style:style>
    <style:style style:name="P236" style:family="paragraph" style:parent-style-name="Example">
      <style:paragraph-properties style:line-height-at-least="0.1945in"/>
      <style:text-properties officeooo:paragraph-rsid="01052c6d"/>
    </style:style>
    <style:style style:name="P237" style:family="paragraph" style:parent-style-name="Example">
      <style:paragraph-properties style:line-height-at-least="0.1945in" fo:keep-with-next="always"/>
      <style:text-properties officeooo:paragraph-rsid="010d4549"/>
    </style:style>
    <style:style style:name="P238" style:family="paragraph" style:parent-style-name="Example">
      <style:paragraph-properties style:line-height-at-least="0.1945in"/>
      <style:text-properties officeooo:paragraph-rsid="010e418f"/>
    </style:style>
    <style:style style:name="P239" style:family="paragraph" style:parent-style-name="Example">
      <style:text-properties officeooo:paragraph-rsid="010e418f"/>
    </style:style>
    <style:style style:name="P240" style:family="paragraph" style:parent-style-name="Example">
      <style:paragraph-properties style:line-height-at-least="0.1945in"/>
      <style:text-properties fo:font-style="italic" officeooo:paragraph-rsid="010e418f" style:font-style-asian="italic"/>
    </style:style>
    <style:style style:name="P241" style:family="paragraph" style:parent-style-name="Standard">
      <style:text-properties style:font-name="Courier1"/>
    </style:style>
    <style:style style:name="P242" style:family="paragraph" style:parent-style-name="Standard">
      <style:paragraph-properties style:line-height-at-least="0.1945in"/>
      <style:text-properties style:font-name="Courier1"/>
    </style:style>
    <style:style style:name="P243" style:family="paragraph" style:parent-style-name="Standard">
      <style:paragraph-properties style:line-height-at-least="0.1945in"/>
      <style:text-properties style:font-name="Courier1" fo:font-style="italic" style:font-style-asian="italic" style:font-style-complex="italic"/>
    </style:style>
    <style:style style:name="P244" style:family="paragraph" style:parent-style-name="Example">
      <style:paragraph-properties style:line-height-at-least="0.1945in" fo:keep-with-next="always"/>
      <style:text-properties officeooo:paragraph-rsid="01416667"/>
    </style:style>
    <style:style style:name="P245" style:family="paragraph" style:parent-style-name="Standard">
      <style:text-properties style:font-name="Courier1" officeooo:paragraph-rsid="01363be5"/>
    </style:style>
    <style:style style:name="P246" style:family="paragraph" style:parent-style-name="Standard">
      <style:text-properties officeooo:rsid="0147e047" officeooo:paragraph-rsid="0147e047"/>
    </style:style>
    <style:style style:name="P247" style:family="paragraph" style:parent-style-name="Body_20_first">
      <style:text-properties officeooo:rsid="002ca1cb" officeooo:paragraph-rsid="002ca1cb"/>
    </style:style>
    <style:style style:name="P248" style:family="paragraph" style:parent-style-name="Example">
      <style:text-properties officeooo:paragraph-rsid="002ca1cb"/>
    </style:style>
    <style:style style:name="P249" style:family="paragraph" style:parent-style-name="Body">
      <style:text-properties officeooo:rsid="0147e047" officeooo:paragraph-rsid="0147e047"/>
    </style:style>
    <style:style style:name="P250" style:family="paragraph" style:parent-style-name="Example">
      <style:paragraph-properties style:line-height-at-least="0.1945in"/>
      <style:text-properties fo:font-style="italic" officeooo:paragraph-rsid="0110669e" style:font-style-asian="italic"/>
    </style:style>
    <style:style style:name="P251" style:family="paragraph" style:parent-style-name="Body_20_first">
      <style:text-properties officeooo:paragraph-rsid="0124b8b3"/>
    </style:style>
    <style:style style:name="P252" style:family="paragraph" style:parent-style-name="Example">
      <style:paragraph-properties style:line-height-at-least="0.1945in"/>
      <style:text-properties officeooo:paragraph-rsid="001ad9c2"/>
    </style:style>
    <style:style style:name="P253" style:family="paragraph" style:parent-style-name="Standard">
      <style:text-properties style:font-name="Courier1" officeooo:paragraph-rsid="002b921f"/>
    </style:style>
    <style:style style:name="P254" style:family="paragraph" style:parent-style-name="Standard">
      <style:text-properties style:font-name="Courier1" officeooo:paragraph-rsid="001b7e53"/>
    </style:style>
    <style:style style:name="P255" style:family="paragraph" style:parent-style-name="Standard">
      <style:paragraph-properties style:line-height-at-least="0.1945in"/>
      <style:text-properties style:font-name="Courier1" officeooo:paragraph-rsid="011192a8"/>
    </style:style>
    <style:style style:name="P256" style:family="paragraph" style:parent-style-name="Example">
      <style:paragraph-properties style:line-height-at-least="0.1945in"/>
      <style:text-properties officeooo:rsid="001ad9c2" officeooo:paragraph-rsid="002b921f"/>
    </style:style>
    <style:style style:name="P257" style:family="paragraph" style:parent-style-name="Example">
      <style:paragraph-properties style:line-height-at-least="0.1945in"/>
      <style:text-properties officeooo:rsid="001ad9c2" officeooo:paragraph-rsid="001cf89a"/>
    </style:style>
    <style:style style:name="P258"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59" style:family="paragraph" style:parent-style-name="Example">
      <style:paragraph-properties style:line-height-at-least="0.1945in" fo:keep-with-next="always"/>
      <style:text-properties officeooo:rsid="001ad9c2" officeooo:paragraph-rsid="001cf89a"/>
    </style:style>
    <style:style style:name="P260"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61" style:family="paragraph" style:parent-style-name="Example">
      <style:paragraph-properties style:line-height-at-least="0.1945in" fo:keep-with-next="always"/>
      <style:text-properties officeooo:paragraph-rsid="001ad9c2"/>
    </style:style>
    <style:style style:name="P262" style:family="paragraph" style:parent-style-name="Body_20_first">
      <style:text-properties officeooo:paragraph-rsid="004911c2"/>
    </style:style>
    <style:style style:name="P263" style:family="paragraph" style:parent-style-name="Body">
      <style:text-properties officeooo:paragraph-rsid="00eff0d8"/>
    </style:style>
    <style:style style:name="P264" style:family="paragraph" style:parent-style-name="Body">
      <style:text-properties officeooo:rsid="0040c94b" officeooo:paragraph-rsid="0040c94b"/>
    </style:style>
    <style:style style:name="P265" style:family="paragraph" style:parent-style-name="Standard">
      <style:paragraph-properties style:line-height-at-least="0.1945in"/>
      <style:text-properties style:font-name="Courier1" fo:font-style="normal" style:font-style-asian="normal" style:font-style-complex="normal"/>
    </style:style>
    <style:style style:name="P266"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67" style:family="paragraph" style:parent-style-name="Body_20_first">
      <style:text-properties officeooo:paragraph-rsid="011a6360"/>
    </style:style>
    <style:style style:name="P268" style:family="paragraph" style:parent-style-name="Body_20_first">
      <style:text-properties officeooo:rsid="011a6360" officeooo:paragraph-rsid="011a6360"/>
    </style:style>
    <style:style style:name="P269" style:family="paragraph" style:parent-style-name="Standard">
      <style:text-properties style:font-name="Courier1" fo:font-style="normal" officeooo:rsid="011b5c11" officeooo:paragraph-rsid="011b5c11" style:font-style-asian="normal" style:font-style-complex="normal"/>
    </style:style>
    <style:style style:name="P270" style:family="paragraph" style:parent-style-name="Standard">
      <style:text-properties style:font-name="Courier1" fo:font-style="normal" officeooo:rsid="011b5c11" officeooo:paragraph-rsid="01545460" style:font-style-asian="normal" style:font-style-complex="normal"/>
    </style:style>
    <style:style style:name="P271" style:family="paragraph" style:parent-style-name="Index_20_Heading">
      <style:paragraph-properties fo:break-before="page"/>
    </style:style>
    <style:style style:name="P272" style:family="paragraph" style:parent-style-name="Index_20_1">
      <style:paragraph-properties>
        <style:tab-stops>
          <style:tab-stop style:position="6.8689in" style:type="right" style:leader-style="dotted" style:leader-text="."/>
        </style:tab-stops>
      </style:paragraph-properties>
    </style:style>
    <style:style style:name="P273" style:family="paragraph" style:parent-style-name="Body">
      <style:paragraph-properties style:line-height-at-least="0.1945in" fo:keep-together="always"/>
    </style:style>
    <style:style style:name="P274"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officeooo:rsid="0178bda9"/>
    </style:style>
    <style:style style:name="T16" style:family="text">
      <style:text-properties style:font-name="Courier1" officeooo:rsid="00e496e0"/>
    </style:style>
    <style:style style:name="T17" style:family="text">
      <style:text-properties style:font-name="Courier1" officeooo:rsid="00e75c0e"/>
    </style:style>
    <style:style style:name="T18" style:family="text">
      <style:text-properties officeooo:rsid="011e89ab"/>
    </style:style>
    <style:style style:name="T19" style:family="text">
      <style:text-properties officeooo:rsid="01394bd2"/>
    </style:style>
    <style:style style:name="T20" style:family="text">
      <style:text-properties officeooo:rsid="013a5fca"/>
    </style:style>
    <style:style style:name="T21" style:family="text">
      <style:text-properties officeooo:rsid="0056e838"/>
    </style:style>
    <style:style style:name="T22" style:family="text">
      <style:text-properties fo:font-style="normal" style:font-style-asian="normal" style:font-style-complex="normal"/>
    </style:style>
    <style:style style:name="T23" style:family="text">
      <style:text-properties style:use-window-font-color="true" loext:opacity="0%" style:font-name="Helvetica1" officeooo:rsid="00542376"/>
    </style:style>
    <style:style style:name="T24" style:family="text">
      <style:text-properties fo:font-style="italic" style:font-style-asian="italic"/>
    </style:style>
    <style:style style:name="T25" style:family="text">
      <style:text-properties fo:font-style="normal" style:font-style-asian="normal"/>
    </style:style>
    <style:style style:name="T26" style:family="text">
      <style:text-properties officeooo:rsid="0129a1af"/>
    </style:style>
    <style:style style:name="T27" style:family="text">
      <style:text-properties officeooo:rsid="012f9ae4"/>
    </style:style>
    <style:style style:name="T28" style:family="text">
      <style:text-properties officeooo:rsid="004bc01f"/>
    </style:style>
    <style:style style:name="T29" style:family="text">
      <style:text-properties fo:font-style="italic" officeooo:rsid="004bc01f" style:font-style-asian="italic" style:font-style-complex="italic"/>
    </style:style>
    <style:style style:name="T30" style:family="text">
      <style:text-properties fo:font-style="normal" officeooo:rsid="005f462d" style:font-style-asian="normal" style:font-style-complex="normal"/>
    </style:style>
    <style:style style:name="T31" style:family="text">
      <style:text-properties officeooo:rsid="005f462d" style:font-style-complex="normal"/>
    </style:style>
    <style:style style:name="T32" style:family="text">
      <style:text-properties officeooo:rsid="004d5206"/>
    </style:style>
    <style:style style:name="T33" style:family="text">
      <style:text-properties style:font-style-complex="italic"/>
    </style:style>
    <style:style style:name="T34" style:family="text">
      <style:text-properties style:font-name="Courier1" officeooo:rsid="000e3dae"/>
    </style:style>
    <style:style style:name="T35" style:family="text">
      <style:text-properties officeooo:rsid="00602578"/>
    </style:style>
    <style:style style:name="T36" style:family="text">
      <style:text-properties fo:font-style="italic" officeooo:rsid="00602578" style:font-style-asian="italic" style:font-style-complex="italic"/>
    </style:style>
    <style:style style:name="T37" style:family="text">
      <style:text-properties officeooo:rsid="0076434a"/>
    </style:style>
    <style:style style:name="T38" style:family="text">
      <style:text-properties fo:font-style="italic" officeooo:rsid="00653f2c" style:font-style-asian="italic"/>
    </style:style>
    <style:style style:name="T39" style:family="text">
      <style:text-properties officeooo:rsid="0064018e"/>
    </style:style>
    <style:style style:name="T40" style:family="text">
      <style:text-properties officeooo:rsid="00615169"/>
    </style:style>
    <style:style style:name="T41" style:family="text">
      <style:text-properties fo:font-style="normal" officeooo:rsid="0064018e" style:font-style-asian="normal" style:font-style-complex="normal"/>
    </style:style>
    <style:style style:name="T42" style:family="text">
      <style:text-properties fo:font-style="normal" officeooo:rsid="0077a4f2" style:font-style-asian="normal" style:font-style-complex="normal"/>
    </style:style>
    <style:style style:name="T43" style:family="text">
      <style:text-properties officeooo:rsid="0077a4f2"/>
    </style:style>
    <style:style style:name="T44" style:family="text">
      <style:text-properties fo:font-style="normal" officeooo:rsid="00631d9e" style:font-style-asian="normal" style:font-style-complex="normal"/>
    </style:style>
    <style:style style:name="T45" style:family="text">
      <style:text-properties officeooo:rsid="00653f2c"/>
    </style:style>
    <style:style style:name="T46" style:family="text">
      <style:text-properties officeooo:rsid="01278783"/>
    </style:style>
    <style:style style:name="T47" style:family="text">
      <style:text-properties officeooo:rsid="01286339"/>
    </style:style>
    <style:style style:name="T48" style:family="text">
      <style:text-properties officeooo:rsid="0065f1d4"/>
    </style:style>
    <style:style style:name="T49" style:family="text">
      <style:text-properties fo:font-style="normal" officeooo:rsid="00653f2c" style:font-style-asian="normal" style:font-style-complex="normal"/>
    </style:style>
    <style:style style:name="T50" style:family="text">
      <style:text-properties style:font-name="Courier"/>
    </style:style>
    <style:style style:name="T51" style:family="text">
      <style:text-properties style:font-name="Courier" fo:font-style="italic" officeooo:rsid="011a6360" style:font-style-asian="italic" style:font-style-complex="italic"/>
    </style:style>
    <style:style style:name="T52" style:family="text">
      <style:text-properties fo:font-style="italic" officeooo:rsid="01190d55" style:font-style-asian="italic" style:font-style-complex="italic"/>
    </style:style>
    <style:style style:name="T53" style:family="text">
      <style:text-properties fo:font-style="italic" officeooo:rsid="01190d55" style:font-style-asian="italic"/>
    </style:style>
    <style:style style:name="T54" style:family="text">
      <style:text-properties style:font-name="Courier" fo:font-style="normal" officeooo:rsid="011a6360" style:font-style-asian="normal" style:font-style-complex="normal"/>
    </style:style>
    <style:style style:name="T55" style:family="text">
      <style:text-properties officeooo:rsid="011a6360"/>
    </style:style>
    <style:style style:name="T56" style:family="text">
      <style:text-properties officeooo:rsid="0066d718"/>
    </style:style>
    <style:style style:name="T57" style:family="text">
      <style:text-properties fo:font-style="normal" officeooo:rsid="00673d01" style:font-style-asian="normal" style:font-style-complex="normal"/>
    </style:style>
    <style:style style:name="T58" style:family="text">
      <style:text-properties fo:font-style="normal" officeooo:rsid="0067b2f3" style:font-style-asian="normal" style:font-style-complex="normal"/>
    </style:style>
    <style:style style:name="T59" style:family="text">
      <style:text-properties officeooo:rsid="0067b2f3"/>
    </style:style>
    <style:style style:name="T60" style:family="text">
      <style:text-properties officeooo:rsid="006c2bd5"/>
    </style:style>
    <style:style style:name="T61" style:family="text">
      <style:text-properties officeooo:rsid="006a7983"/>
    </style:style>
    <style:style style:name="T62" style:family="text">
      <style:text-properties officeooo:rsid="01697772"/>
    </style:style>
    <style:style style:name="T63" style:family="text">
      <style:text-properties officeooo:rsid="0154fd6b"/>
    </style:style>
    <style:style style:name="T64" style:family="text">
      <style:text-properties fo:font-style="italic" officeooo:rsid="0154fd6b" style:font-style-asian="italic" style:font-style-complex="italic"/>
    </style:style>
    <style:style style:name="T65" style:family="text">
      <style:text-properties fo:font-style="normal" officeooo:rsid="0154fd6b" style:font-style-asian="normal" style:font-style-complex="normal"/>
    </style:style>
    <style:style style:name="T66" style:family="text">
      <style:text-properties officeooo:rsid="007853e8"/>
    </style:style>
    <style:style style:name="T67" style:family="text">
      <style:text-properties fo:font-style="normal" officeooo:rsid="007853e8" style:font-style-asian="normal" style:font-style-complex="normal"/>
    </style:style>
    <style:style style:name="T68" style:family="text">
      <style:text-properties officeooo:rsid="00718222"/>
    </style:style>
    <style:style style:name="T69" style:family="text">
      <style:text-properties officeooo:rsid="0072f020"/>
    </style:style>
    <style:style style:name="T70" style:family="text">
      <style:text-properties officeooo:rsid="0073d4af"/>
    </style:style>
    <style:style style:name="T71" style:family="text">
      <style:text-properties officeooo:rsid="0073ea08"/>
    </style:style>
    <style:style style:name="T72" style:family="text">
      <style:text-properties officeooo:rsid="001279b8"/>
    </style:style>
    <style:style style:name="T73" style:family="text">
      <style:text-properties officeooo:rsid="0019cd6d"/>
    </style:style>
    <style:style style:name="T74" style:family="text">
      <style:text-properties officeooo:rsid="014bca61"/>
    </style:style>
    <style:style style:name="T75" style:family="text">
      <style:text-properties officeooo:rsid="0018ef7c"/>
    </style:style>
    <style:style style:name="T76" style:family="text">
      <style:text-properties officeooo:rsid="0016ec46"/>
    </style:style>
    <style:style style:name="T77" style:family="text">
      <style:text-properties officeooo:rsid="0088d7c4"/>
    </style:style>
    <style:style style:name="T78" style:family="text">
      <style:text-properties officeooo:rsid="0010eab8"/>
    </style:style>
    <style:style style:name="T79" style:family="text">
      <style:text-properties officeooo:rsid="01698ad0"/>
    </style:style>
    <style:style style:name="T80" style:family="text">
      <style:text-properties officeooo:rsid="0013fa0e"/>
    </style:style>
    <style:style style:name="T81" style:family="text">
      <style:text-properties officeooo:rsid="00bc96f0"/>
    </style:style>
    <style:style style:name="T82" style:family="text">
      <style:text-properties officeooo:rsid="0015556b"/>
    </style:style>
    <style:style style:name="T83" style:family="text">
      <style:text-properties fo:font-weight="normal" officeooo:rsid="0010eab8" style:font-weight-asian="normal" style:font-weight-complex="normal"/>
    </style:style>
    <style:style style:name="T84" style:family="text">
      <style:text-properties fo:font-weight="normal" officeooo:rsid="008aa77f" style:font-weight-asian="normal" style:font-weight-complex="normal"/>
    </style:style>
    <style:style style:name="T85" style:family="text">
      <style:text-properties officeooo:rsid="0017b7e3"/>
    </style:style>
    <style:style style:name="T86" style:family="text">
      <style:text-properties style:font-name="Helvetica2" officeooo:rsid="0171ebb2"/>
    </style:style>
    <style:style style:name="T87" style:family="text">
      <style:text-properties officeooo:rsid="00bbb02f"/>
    </style:style>
    <style:style style:name="T88" style:family="text">
      <style:text-properties officeooo:rsid="01239c35"/>
    </style:style>
    <style:style style:name="T89" style:family="text">
      <style:text-properties officeooo:rsid="00bc6c5b"/>
    </style:style>
    <style:style style:name="T90" style:family="text">
      <style:text-properties fo:font-style="normal" officeooo:rsid="0073f933" style:font-style-asian="normal" style:font-style-complex="normal"/>
    </style:style>
    <style:style style:name="T91" style:family="text">
      <style:text-properties fo:font-style="italic" officeooo:rsid="0073f933" style:font-style-asian="italic" style:font-style-complex="normal"/>
    </style:style>
    <style:style style:name="T92" style:family="text">
      <style:text-properties officeooo:rsid="0073f933"/>
    </style:style>
    <style:style style:name="T93" style:family="text">
      <style:text-properties fo:font-style="italic" style:font-style-asian="italic" style:font-style-complex="normal"/>
    </style:style>
    <style:style style:name="T94" style:family="text">
      <style:text-properties officeooo:rsid="00631d9e"/>
    </style:style>
    <style:style style:name="T95" style:family="text">
      <style:text-properties officeooo:rsid="0078fa56"/>
    </style:style>
    <style:style style:name="T96" style:family="text">
      <style:text-properties officeooo:rsid="014d752f"/>
    </style:style>
    <style:style style:name="T97" style:family="text">
      <style:text-properties style:font-name="Helvetica" fo:font-size="10pt" officeooo:rsid="014d752f"/>
    </style:style>
    <style:style style:name="T98" style:family="text">
      <style:text-properties style:font-name="Helvetica" fo:font-size="10pt"/>
    </style:style>
    <style:style style:name="T99" style:family="text">
      <style:text-properties officeooo:rsid="01268a87"/>
    </style:style>
    <style:style style:name="T100" style:family="text">
      <style:text-properties fo:font-style="normal" officeooo:rsid="007d7983" style:font-style-asian="normal" style:font-style-complex="normal"/>
    </style:style>
    <style:style style:name="T101" style:family="text">
      <style:text-properties officeooo:rsid="007d7983"/>
    </style:style>
    <style:style style:name="T102" style:family="text">
      <style:text-properties officeooo:rsid="01590e40"/>
    </style:style>
    <style:style style:name="T103" style:family="text">
      <style:text-properties fo:font-style="normal" officeooo:rsid="00422fb2" style:font-style-asian="normal" style:font-style-complex="normal"/>
    </style:style>
    <style:style style:name="T104" style:family="text">
      <style:text-properties fo:font-style="italic" officeooo:rsid="00422fb2" style:font-style-asian="italic" style:font-style-complex="italic"/>
    </style:style>
    <style:style style:name="T105" style:family="text">
      <style:text-properties officeooo:rsid="003771f5"/>
    </style:style>
    <style:style style:name="T106" style:family="text">
      <style:text-properties fo:font-weight="normal" officeooo:rsid="003771f5" style:font-weight-asian="normal" style:font-weight-complex="normal"/>
    </style:style>
    <style:style style:name="T107" style:family="text">
      <style:text-properties fo:font-weight="normal" officeooo:rsid="01590e40" style:font-weight-asian="normal" style:font-weight-complex="normal"/>
    </style:style>
    <style:style style:name="T108" style:family="text">
      <style:text-properties officeooo:rsid="007fa243"/>
    </style:style>
    <style:style style:name="T109" style:family="text">
      <style:text-properties officeooo:rsid="003eba94"/>
    </style:style>
    <style:style style:name="T110" style:family="text">
      <style:text-properties officeooo:rsid="00f5e90a"/>
    </style:style>
    <style:style style:name="T111" style:family="text">
      <style:text-properties style:font-name="Courier1" style:font-name-complex="Courier New2"/>
    </style:style>
    <style:style style:name="T112" style:family="text">
      <style:text-properties style:font-name="Courier1" fo:font-style="italic" style:font-style-asian="italic" style:font-name-complex="Courier New2"/>
    </style:style>
    <style:style style:name="T113" style:family="text">
      <style:text-properties officeooo:rsid="007ec192"/>
    </style:style>
    <style:style style:name="T114" style:family="text">
      <style:text-properties fo:font-style="normal" officeooo:rsid="007ec192" style:font-style-asian="normal" style:font-style-complex="italic"/>
    </style:style>
    <style:style style:name="T115" style:family="text">
      <style:text-properties fo:font-style="italic" officeooo:rsid="007ec192" style:font-style-asian="italic" style:font-style-complex="italic"/>
    </style:style>
    <style:style style:name="T116" style:family="text">
      <style:text-properties officeooo:rsid="007eea6f"/>
    </style:style>
    <style:style style:name="T117" style:family="text">
      <style:text-properties officeooo:rsid="014345e2"/>
    </style:style>
    <style:style style:name="T118" style:family="text">
      <style:text-properties officeooo:rsid="00360b87"/>
    </style:style>
    <style:style style:name="T119" style:family="text">
      <style:text-properties style:use-window-font-color="true" loext:opacity="0%" style:font-name="Helvetica1" officeooo:rsid="00360b87"/>
    </style:style>
    <style:style style:name="T120" style:family="text">
      <style:text-properties style:font-name="Courier" officeooo:rsid="00360b87"/>
    </style:style>
    <style:style style:name="T121" style:family="text">
      <style:text-properties officeooo:rsid="00335e54"/>
    </style:style>
    <style:style style:name="T122" style:family="text">
      <style:text-properties style:font-name="Courier" officeooo:rsid="00335e54"/>
    </style:style>
    <style:style style:name="T123" style:family="text">
      <style:text-properties style:font-name="Helvetica2"/>
    </style:style>
    <style:style style:name="T124" style:family="text">
      <style:text-properties officeooo:rsid="01451991"/>
    </style:style>
    <style:style style:name="T125" style:family="text">
      <style:text-properties officeooo:rsid="0143ed97"/>
    </style:style>
    <style:style style:name="T126" style:family="text">
      <style:text-properties officeooo:rsid="015dd42b"/>
    </style:style>
    <style:style style:name="T127" style:family="text">
      <style:text-properties fo:font-weight="normal" officeooo:rsid="015a7a53" style:font-weight-asian="normal" style:font-weight-complex="normal"/>
    </style:style>
    <style:style style:name="T128" style:family="text">
      <style:text-properties fo:font-weight="normal" style:font-weight-asian="normal" style:font-weight-complex="normal"/>
    </style:style>
    <style:style style:name="T129" style:family="text">
      <style:text-properties officeooo:rsid="01758e4d"/>
    </style:style>
    <style:style style:name="T130" style:family="text">
      <style:text-properties officeooo:rsid="01761c46"/>
    </style:style>
    <style:style style:name="T131" style:family="text">
      <style:text-properties officeooo:rsid="01786f91"/>
    </style:style>
    <style:style style:name="T132" style:family="text">
      <style:text-properties fo:font-style="italic" style:font-style-asian="italic" style:font-style-complex="italic" style:font-weight-complex="bold"/>
    </style:style>
    <style:style style:name="T133" style:family="text">
      <style:text-properties fo:font-weight="normal" style:font-weight-asian="normal"/>
    </style:style>
    <style:style style:name="T134" style:family="text">
      <style:text-properties style:font-name="Courier New1" style:font-name-complex="Courier New2"/>
    </style:style>
    <style:style style:name="T135" style:family="text">
      <style:text-properties officeooo:rsid="010aee04"/>
    </style:style>
    <style:style style:name="T136" style:family="text">
      <style:text-properties style:font-name-complex="Courier New2"/>
    </style:style>
    <style:style style:name="T137" style:family="text">
      <style:text-properties fo:font-style="normal" officeooo:rsid="010aee04" style:font-style-asian="normal" style:font-style-complex="normal"/>
    </style:style>
    <style:style style:name="T138" style:family="text">
      <style:text-properties officeooo:rsid="00846b92"/>
    </style:style>
    <style:style style:name="T139" style:family="text">
      <style:text-properties fo:font-style="italic" officeooo:rsid="008daa0d" style:font-style-asian="italic"/>
    </style:style>
    <style:style style:name="T140" style:family="text">
      <style:text-properties officeooo:rsid="0156ee64"/>
    </style:style>
    <style:style style:name="T141" style:family="text">
      <style:text-properties fo:font-style="normal" officeooo:rsid="00946c82" style:font-style-asian="normal" style:font-style-complex="normal"/>
    </style:style>
    <style:style style:name="T142" style:family="text">
      <style:text-properties officeooo:rsid="00946c82"/>
    </style:style>
    <style:style style:name="T143" style:family="text">
      <style:text-properties officeooo:rsid="008bf7b7"/>
    </style:style>
    <style:style style:name="T144" style:family="text">
      <style:text-properties officeooo:rsid="008daa0d"/>
    </style:style>
    <style:style style:name="T145" style:family="text">
      <style:text-properties officeooo:rsid="015696e0"/>
    </style:style>
    <style:style style:name="T146" style:family="text">
      <style:text-properties style:font-name="Courier" fo:font-style="normal" officeooo:rsid="008daa0d" style:font-style-asian="normal" style:font-style-complex="normal"/>
    </style:style>
    <style:style style:name="T147" style:family="text">
      <style:text-properties style:font-name="Courier" fo:font-style="normal" style:font-style-asian="normal" style:font-style-complex="normal"/>
    </style:style>
    <style:style style:name="T148" style:family="text">
      <style:text-properties fo:font-style="normal" officeooo:rsid="008daa0d" style:font-style-asian="normal" style:font-style-complex="normal"/>
    </style:style>
    <style:style style:name="T149" style:family="text">
      <style:text-properties fo:font-style="normal" officeooo:rsid="0156ee64" style:font-style-asian="normal" style:font-style-complex="normal"/>
    </style:style>
    <style:style style:name="T150" style:family="text">
      <style:text-properties style:font-name="Courier" officeooo:rsid="016f5829"/>
    </style:style>
    <style:style style:name="T151" style:family="text">
      <style:text-properties style:font-name="Courier" officeooo:rsid="01612b0a"/>
    </style:style>
    <style:style style:name="T152" style:family="text">
      <style:text-properties officeooo:rsid="00916107"/>
    </style:style>
    <style:style style:name="T153" style:family="text">
      <style:text-properties fo:font-style="normal" style:font-style-asian="normal" style:font-style-complex="italic"/>
    </style:style>
    <style:style style:name="T154" style:family="text">
      <style:text-properties officeooo:rsid="0094f32d"/>
    </style:style>
    <style:style style:name="T155" style:family="text">
      <style:text-properties officeooo:rsid="01458fa7"/>
    </style:style>
    <style:style style:name="T156" style:family="text">
      <style:text-properties officeooo:rsid="0149d1db"/>
    </style:style>
    <style:style style:name="T157" style:family="text">
      <style:text-properties fo:font-style="normal" officeooo:rsid="01485f8e" style:font-style-asian="normal" style:font-style-complex="normal"/>
    </style:style>
    <style:style style:name="T158" style:family="text">
      <style:text-properties fo:font-style="normal" officeooo:rsid="0149d1db" style:font-style-asian="normal" style:font-style-complex="normal"/>
    </style:style>
    <style:style style:name="T159" style:family="text">
      <style:text-properties fo:font-style="italic" officeooo:rsid="01485f8e" style:font-style-asian="italic"/>
    </style:style>
    <style:style style:name="T160" style:family="text">
      <style:text-properties officeooo:rsid="00f32e11"/>
    </style:style>
    <style:style style:name="T161" style:family="text">
      <style:text-properties officeooo:rsid="00f49c88"/>
    </style:style>
    <style:style style:name="T162" style:family="text">
      <style:text-properties officeooo:rsid="00978cd4"/>
    </style:style>
    <style:style style:name="T163" style:family="text">
      <style:text-properties fo:font-style="normal" officeooo:rsid="00978cd4" style:font-style-asian="normal" style:font-style-complex="normal"/>
    </style:style>
    <style:style style:name="T164" style:family="text">
      <style:text-properties officeooo:rsid="0099b901"/>
    </style:style>
    <style:style style:name="T165" style:family="text">
      <style:text-properties officeooo:rsid="000f7126"/>
    </style:style>
    <style:style style:name="T166" style:family="text">
      <style:text-properties officeooo:rsid="002d67a4"/>
    </style:style>
    <style:style style:name="T167" style:family="text">
      <style:text-properties fo:font-style="normal" officeooo:rsid="002d67a4" style:font-style-asian="normal" style:font-style-complex="normal"/>
    </style:style>
    <style:style style:name="T168" style:family="text">
      <style:text-properties fo:font-style="normal" officeooo:rsid="017a610f" style:font-style-asian="normal" style:font-style-complex="normal"/>
    </style:style>
    <style:style style:name="T169" style:family="text">
      <style:text-properties fo:font-style="italic" officeooo:rsid="017a610f" style:font-style-asian="italic" style:font-style-complex="italic"/>
    </style:style>
    <style:style style:name="T170" style:family="text">
      <style:text-properties officeooo:rsid="01178187"/>
    </style:style>
    <style:style style:name="T171" style:family="text">
      <style:text-properties officeooo:rsid="017a610f" style:font-style-complex="italic"/>
    </style:style>
    <style:style style:name="T172" style:family="text">
      <style:text-properties officeooo:rsid="017a610f"/>
    </style:style>
    <style:style style:name="T173" style:family="text">
      <style:text-properties style:font-name="Courie" fo:font-style="italic" officeooo:rsid="017a610f" style:font-style-asian="italic" style:font-style-complex="italic"/>
    </style:style>
    <style:style style:name="T174" style:family="text">
      <style:text-properties fo:font-style="normal" officeooo:rsid="009e51bd" style:font-style-asian="normal" style:font-style-complex="normal"/>
    </style:style>
    <style:style style:name="T175" style:family="text">
      <style:text-properties officeooo:rsid="003a3a41"/>
    </style:style>
    <style:style style:name="T176" style:family="text">
      <style:text-properties fo:font-weight="normal" officeooo:rsid="003a3a41" style:font-weight-asian="normal" style:font-weight-complex="normal"/>
    </style:style>
    <style:style style:name="T177" style:family="text">
      <style:text-properties style:font-name="Helvetica2" fo:font-weight="normal" officeooo:rsid="003a3a41" style:font-weight-asian="normal" style:font-weight-complex="normal"/>
    </style:style>
    <style:style style:name="T178" style:family="text">
      <style:text-properties style:font-name="Helvetica2" fo:font-weight="normal" officeooo:rsid="003771f5" style:font-weight-asian="normal" style:font-weight-complex="normal"/>
    </style:style>
    <style:style style:name="T179" style:family="text">
      <style:text-properties fo:font-weight="normal" officeooo:rsid="015f5ddf" style:font-weight-asian="normal" style:font-weight-complex="normal"/>
    </style:style>
    <style:style style:name="T180" style:family="text">
      <style:text-properties style:font-name="Helvetica2" fo:font-weight="normal" officeooo:rsid="015f5ddf" style:font-weight-asian="normal" style:font-weight-complex="normal"/>
    </style:style>
    <style:style style:name="T181" style:family="text">
      <style:text-properties style:font-name="Helvetica2" fo:font-weight="normal" officeooo:rsid="003cce0d" style:font-weight-asian="normal" style:font-weight-complex="normal"/>
    </style:style>
    <style:style style:name="T182" style:family="text">
      <style:text-properties style:font-name="Helvetica2" fo:font-weight="normal" officeooo:rsid="003bb614" style:font-weight-asian="normal" style:font-weight-complex="normal"/>
    </style:style>
    <style:style style:name="T183" style:family="text">
      <style:text-properties style:font-name="Helvetica2" fo:font-weight="normal" style:font-weight-asian="normal" style:font-weight-complex="normal"/>
    </style:style>
    <style:style style:name="T184" style:family="text">
      <style:text-properties style:font-name="Helvetica2" fo:font-weight="normal" officeooo:rsid="004547bf" style:font-weight-asian="normal" style:font-weight-complex="normal"/>
    </style:style>
    <style:style style:name="T185" style:family="text">
      <style:text-properties style:font-name="Helvetica2" fo:font-weight="normal" officeooo:rsid="00465a6e" style:font-weight-asian="normal" style:font-weight-complex="normal"/>
    </style:style>
    <style:style style:name="T186" style:family="text">
      <style:text-properties style:font-name="Helvetica2" fo:font-weight="normal" officeooo:rsid="003e26a8" style:font-weight-asian="normal" style:font-weight-complex="normal"/>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a2ae7c" style:font-style-asian="normal" style:font-weight-asian="normal" style:font-style-complex="normal" style:font-weight-complex="normal"/>
    </style:style>
    <style:style style:name="T189" style:family="text">
      <style:text-properties officeooo:rsid="013d0746"/>
    </style:style>
    <style:style style:name="T190" style:family="text">
      <style:text-properties officeooo:rsid="00a2dc73"/>
    </style:style>
    <style:style style:name="T191" style:family="text">
      <style:text-properties officeooo:rsid="00a4b677"/>
    </style:style>
    <style:style style:name="T192" style:family="text">
      <style:text-properties fo:font-style="normal" officeooo:rsid="00a5b2c4" style:font-style-asian="normal" style:font-style-complex="normal"/>
    </style:style>
    <style:style style:name="T193" style:family="text">
      <style:text-properties fo:font-style="normal" officeooo:rsid="00a55ed8" style:font-style-asian="normal" style:font-style-complex="normal"/>
    </style:style>
    <style:style style:name="T194" style:family="text">
      <style:text-properties officeooo:rsid="00a55ed8"/>
    </style:style>
    <style:style style:name="T195" style:family="text">
      <style:text-properties fo:font-style="normal" officeooo:rsid="00a6c13a" style:font-style-asian="normal" style:font-style-complex="normal"/>
    </style:style>
    <style:style style:name="T196" style:family="text">
      <style:text-properties officeooo:rsid="00aee862"/>
    </style:style>
    <style:style style:name="T197" style:family="text">
      <style:text-properties fo:font-style="normal" officeooo:rsid="00b098c9" style:font-style-asian="normal" style:font-style-complex="normal"/>
    </style:style>
    <style:style style:name="T198" style:family="text">
      <style:text-properties fo:font-style="normal" officeooo:rsid="00aa946c" style:font-style-asian="normal" style:font-style-complex="normal"/>
    </style:style>
    <style:style style:name="T199" style:family="text">
      <style:text-properties fo:font-style="italic" fo:font-weight="normal" style:font-style-asian="italic" style:font-weight-asian="normal" style:font-style-complex="normal"/>
    </style:style>
    <style:style style:name="T200" style:family="text">
      <style:text-properties fo:font-style="normal" fo:font-weight="normal" officeooo:rsid="00aa946c" style:font-style-asian="normal" style:font-weight-asian="normal" style:font-style-complex="normal"/>
    </style:style>
    <style:style style:name="T201" style:family="text">
      <style:text-properties fo:font-style="italic" fo:font-weight="normal" officeooo:rsid="00aa946c" style:font-style-asian="italic" style:font-weight-asian="normal" style:font-style-complex="normal"/>
    </style:style>
    <style:style style:name="T202" style:family="text">
      <style:text-properties fo:font-style="italic" fo:font-weight="normal" style:font-style-asian="italic" style:font-weight-asian="normal"/>
    </style:style>
    <style:style style:name="T203" style:family="text">
      <style:text-properties fo:font-style="normal" officeooo:rsid="00b0f943" style:font-style-asian="normal" style:font-style-complex="normal"/>
    </style:style>
    <style:style style:name="T204" style:family="text">
      <style:text-properties fo:font-style="normal" officeooo:rsid="00acadbc" style:font-style-asian="normal" style:font-style-complex="normal"/>
    </style:style>
    <style:style style:name="T205" style:family="text">
      <style:text-properties officeooo:rsid="00256b5c"/>
    </style:style>
    <style:style style:name="T206" style:family="text">
      <style:text-properties fo:language="zxx" fo:country="none" officeooo:rsid="00256b5c"/>
    </style:style>
    <style:style style:name="T207" style:family="text">
      <style:text-properties officeooo:rsid="0025d086"/>
    </style:style>
    <style:style style:name="T208" style:family="text">
      <style:text-properties officeooo:rsid="00246ffe"/>
    </style:style>
    <style:style style:name="T209" style:family="text">
      <style:text-properties officeooo:rsid="0026a6ae"/>
    </style:style>
    <style:style style:name="T210" style:family="text">
      <style:text-properties officeooo:rsid="0027df4e"/>
    </style:style>
    <style:style style:name="T211" style:family="text">
      <style:text-properties style:font-name="Helvetica2" officeooo:rsid="0027df4e"/>
    </style:style>
    <style:style style:name="T212" style:family="text">
      <style:text-properties fo:font-style="italic" style:font-style-asian="italic" style:font-name-complex="Courier New2"/>
    </style:style>
    <style:style style:name="T213" style:family="text">
      <style:text-properties fo:font-style="italic" style:font-style-asian="italic" style:font-name-complex="Courier New2" style:font-style-complex="italic"/>
    </style:style>
    <style:style style:name="T214" style:family="text">
      <style:text-properties fo:font-weight="bold" style:font-weight-asian="bold" style:font-weight-complex="bold"/>
    </style:style>
    <style:style style:name="T215" style:family="text">
      <style:text-properties officeooo:rsid="00b21b30"/>
    </style:style>
    <style:style style:name="T216" style:family="text">
      <style:text-properties fo:font-style="italic" officeooo:rsid="00b23567" style:font-style-asian="italic"/>
    </style:style>
    <style:style style:name="T217" style:family="text">
      <style:text-properties officeooo:rsid="00b23567"/>
    </style:style>
    <style:style style:name="T218" style:family="text">
      <style:text-properties officeooo:rsid="00b2d2ee"/>
    </style:style>
    <style:style style:name="T219" style:family="text">
      <style:text-properties fo:font-style="italic" officeooo:rsid="00b2d2ee" style:font-style-asian="italic"/>
    </style:style>
    <style:style style:name="T220" style:family="text">
      <style:text-properties officeooo:rsid="00f9bfbf"/>
    </style:style>
    <style:style style:name="T221" style:family="text">
      <style:text-properties fo:font-style="normal" officeooo:rsid="00b2d2ee" style:font-style-asian="normal" style:font-style-complex="normal"/>
    </style:style>
    <style:style style:name="T222" style:family="text">
      <style:text-properties officeooo:rsid="00b62da5"/>
    </style:style>
    <style:style style:name="T223" style:family="text">
      <style:text-properties officeooo:rsid="00b810ea"/>
    </style:style>
    <style:style style:name="T224" style:family="text">
      <style:text-properties officeooo:rsid="010a1f49"/>
    </style:style>
    <style:style style:name="T225" style:family="text">
      <style:text-properties style:font-name="Courier" fo:font-weight="normal" style:font-weight-asian="normal" style:font-weight-complex="normal"/>
    </style:style>
    <style:style style:name="T226" style:family="text">
      <style:text-properties officeooo:rsid="00b90643"/>
    </style:style>
    <style:style style:name="T227" style:family="text">
      <style:text-properties officeooo:rsid="00bf4ff1"/>
    </style:style>
    <style:style style:name="T228" style:family="text">
      <style:text-properties officeooo:rsid="0164dae5"/>
    </style:style>
    <style:style style:name="T229" style:family="text">
      <style:text-properties officeooo:rsid="00c08863"/>
    </style:style>
    <style:style style:name="T230" style:family="text">
      <style:text-properties officeooo:rsid="0167e5af"/>
    </style:style>
    <style:style style:name="T231" style:family="text">
      <style:text-properties officeooo:rsid="0168cc6d"/>
    </style:style>
    <style:style style:name="T232" style:family="text">
      <style:text-properties style:font-name="Courier" officeooo:rsid="0164dae5"/>
    </style:style>
    <style:style style:name="T233" style:family="text">
      <style:text-properties officeooo:rsid="0165c905"/>
    </style:style>
    <style:style style:name="T234" style:family="text">
      <style:text-properties officeooo:rsid="0023b8dc"/>
    </style:style>
    <style:style style:name="T235" style:family="text">
      <style:text-properties officeooo:rsid="0022cf08"/>
    </style:style>
    <style:style style:name="T236" style:family="text">
      <style:text-properties officeooo:rsid="00c6a255"/>
    </style:style>
    <style:style style:name="T237" style:family="text">
      <style:text-properties officeooo:rsid="00c0ee78"/>
    </style:style>
    <style:style style:name="T238" style:family="text">
      <style:text-properties fo:font-style="normal" officeooo:rsid="00c0b43d" style:font-style-asian="normal" style:font-style-complex="normal"/>
    </style:style>
    <style:style style:name="T239" style:family="text">
      <style:text-properties officeooo:rsid="00c170d4"/>
    </style:style>
    <style:style style:name="T240" style:family="text">
      <style:text-properties officeooo:rsid="012ea51f"/>
    </style:style>
    <style:style style:name="T241" style:family="text">
      <style:text-properties officeooo:rsid="00c2e1fb"/>
    </style:style>
    <style:style style:name="T242" style:family="text">
      <style:text-properties fo:font-style="normal" officeooo:rsid="00cec9a0" style:font-style-asian="normal" style:font-style-complex="normal"/>
    </style:style>
    <style:style style:name="T243" style:family="text">
      <style:text-properties fo:font-style="normal" officeooo:rsid="00cce8ff" style:font-style-asian="normal" style:font-style-complex="normal"/>
    </style:style>
    <style:style style:name="T244" style:family="text">
      <style:text-properties officeooo:rsid="00dac5c2"/>
    </style:style>
    <style:style style:name="T245" style:family="text">
      <style:text-properties officeooo:rsid="00d94bcd"/>
    </style:style>
    <style:style style:name="T246" style:family="text">
      <style:text-properties officeooo:rsid="00d94bcd" style:font-style-complex="normal"/>
    </style:style>
    <style:style style:name="T247" style:family="text">
      <style:text-properties officeooo:rsid="00dac5c2" style:font-style-complex="normal"/>
    </style:style>
    <style:style style:name="T248" style:family="text">
      <style:text-properties fo:font-style="normal" officeooo:rsid="00dac5c2" style:font-style-asian="normal" style:font-style-complex="normal"/>
    </style:style>
    <style:style style:name="T249" style:family="text">
      <style:text-properties fo:font-style="normal" officeooo:rsid="00dc16b8" style:font-style-asian="normal" style:font-style-complex="normal"/>
    </style:style>
    <style:style style:name="T250" style:family="text">
      <style:text-properties officeooo:rsid="00d7ff06"/>
    </style:style>
    <style:style style:name="T251" style:family="text">
      <style:text-properties officeooo:rsid="00d9c110"/>
    </style:style>
    <style:style style:name="T252" style:family="text">
      <style:text-properties officeooo:rsid="00dc16b8"/>
    </style:style>
    <style:style style:name="T253" style:family="text">
      <style:text-properties fo:language="fr" fo:country="FR" fo:font-style="normal" style:font-style-asian="normal"/>
    </style:style>
    <style:style style:name="T254" style:family="text">
      <style:text-properties fo:language="fr" fo:country="FR"/>
    </style:style>
    <style:style style:name="T255" style:family="text">
      <style:text-properties fo:language="fr" fo:country="FR" officeooo:rsid="00d17fac"/>
    </style:style>
    <style:style style:name="T256" style:family="text">
      <style:text-properties officeooo:rsid="00d17fac"/>
    </style:style>
    <style:style style:name="T257" style:family="text">
      <style:text-properties style:text-underline-style="none"/>
    </style:style>
    <style:style style:name="T258" style:family="text">
      <style:text-properties fo:language="fr" fo:country="FR" fo:font-style="italic" style:font-style-asian="italic" style:font-style-complex="italic"/>
    </style:style>
    <style:style style:name="T259" style:family="text">
      <style:text-properties fo:language="fr" fo:country="FR" fo:font-style="italic" officeooo:rsid="01770b0b" style:font-style-asian="italic" style:font-style-complex="italic"/>
    </style:style>
    <style:style style:name="T260" style:family="text">
      <style:text-properties fo:language="fr" fo:country="FR" fo:font-style="normal" officeooo:rsid="01770b0b" style:font-style-asian="normal" style:font-style-complex="normal"/>
    </style:style>
    <style:style style:name="T261" style:family="text">
      <style:text-properties fo:language="fr" fo:country="FR" fo:font-style="normal" officeooo:rsid="01770b0b" style:font-style-asian="normal"/>
    </style:style>
    <style:style style:name="T262" style:family="text">
      <style:text-properties fo:language="fr" fo:country="FR" fo:font-style="normal" style:font-style-asian="normal" style:font-style-complex="normal"/>
    </style:style>
    <style:style style:name="T263" style:family="text">
      <style:text-properties fo:font-style="normal" officeooo:rsid="00d24c4e" style:font-style-asian="normal" style:font-style-complex="normal"/>
    </style:style>
    <style:style style:name="T264" style:family="text">
      <style:text-properties officeooo:rsid="01770b0b"/>
    </style:style>
    <style:style style:name="T265" style:family="text">
      <style:text-properties fo:language="fr" fo:country="FR" fo:font-style="normal" officeooo:rsid="00d17fac" style:font-style-asian="normal" style:font-style-complex="normal"/>
    </style:style>
    <style:style style:name="T266" style:family="text">
      <style:text-properties fo:language="fr" fo:country="FR" fo:font-style="italic" officeooo:rsid="00d17fac" style:font-style-asian="italic" style:font-style-complex="italic"/>
    </style:style>
    <style:style style:name="T267" style:family="text">
      <style:text-properties officeooo:rsid="0170d389"/>
    </style:style>
    <style:style style:name="T268" style:family="text">
      <style:text-properties fo:language="fr" fo:country="FR" fo:font-style="normal" officeooo:rsid="017860c0" style:font-style-asian="normal" style:font-style-complex="normal"/>
    </style:style>
    <style:style style:name="T269" style:family="text">
      <style:text-properties fo:language="fr" fo:country="FR" fo:font-style="italic" officeooo:rsid="017860c0" style:font-style-asian="italic" style:font-style-complex="italic"/>
    </style:style>
    <style:style style:name="T270" style:family="text">
      <style:text-properties officeooo:rsid="01780769"/>
    </style:style>
    <style:style style:name="T271" style:family="text">
      <style:text-properties officeooo:rsid="00465a6e"/>
    </style:style>
    <style:style style:name="T272" style:family="text">
      <style:text-properties officeooo:rsid="00d24c4e"/>
    </style:style>
    <style:style style:name="T273" style:family="text">
      <style:text-properties fo:font-style="normal" officeooo:rsid="00d7764a" style:font-style-asian="normal"/>
    </style:style>
    <style:style style:name="T274" style:family="text">
      <style:text-properties officeooo:rsid="010b6fdf"/>
    </style:style>
    <style:style style:name="T275" style:family="text">
      <style:text-properties officeooo:rsid="00fbc558"/>
    </style:style>
    <style:style style:name="T276" style:family="text">
      <style:text-properties officeooo:rsid="0029cce2"/>
    </style:style>
    <style:style style:name="T277" style:family="text">
      <style:text-properties fo:font-style="italic" officeooo:rsid="00fcb8ea" style:font-style-asian="italic"/>
    </style:style>
    <style:style style:name="T278" style:family="text">
      <style:text-properties officeooo:rsid="00fcb8ea"/>
    </style:style>
    <style:style style:name="T279" style:family="text">
      <style:text-properties officeooo:rsid="0101d659"/>
    </style:style>
    <style:style style:name="T280" style:family="text">
      <style:text-properties officeooo:rsid="0173772f"/>
    </style:style>
    <style:style style:name="T281" style:family="text">
      <style:text-properties officeooo:rsid="01708355"/>
    </style:style>
    <style:style style:name="T282" style:family="text">
      <style:text-properties officeooo:rsid="0170679d"/>
    </style:style>
    <style:style style:name="T283" style:family="text">
      <style:text-properties style:font-name="Helvetica2" officeooo:rsid="0170679d"/>
    </style:style>
    <style:style style:name="T284" style:family="text">
      <style:text-properties officeooo:rsid="01052c6d"/>
    </style:style>
    <style:style style:name="T285" style:family="text">
      <style:text-properties officeooo:rsid="010d4549"/>
    </style:style>
    <style:style style:name="T286" style:family="text">
      <style:text-properties officeooo:rsid="010e418f"/>
    </style:style>
    <style:style style:name="T287" style:family="text">
      <style:text-properties fo:font-style="normal" officeooo:rsid="010e418f" style:font-style-asian="normal" style:font-style-complex="normal"/>
    </style:style>
    <style:style style:name="T288" style:family="text">
      <style:text-properties fo:font-style="normal" officeooo:rsid="01363be5" style:font-style-asian="normal" style:font-style-complex="normal"/>
    </style:style>
    <style:style style:name="T289" style:family="text">
      <style:text-properties fo:font-style="normal" officeooo:rsid="0147e047" style:font-style-asian="normal" style:font-style-complex="normal"/>
    </style:style>
    <style:style style:name="T290" style:family="text">
      <style:text-properties officeooo:rsid="01416667"/>
    </style:style>
    <style:style style:name="T291" style:family="text">
      <style:text-properties officeooo:rsid="0142e1d2"/>
    </style:style>
    <style:style style:name="T292" style:family="text">
      <style:text-properties officeooo:rsid="010fd4d2"/>
    </style:style>
    <style:style style:name="T293" style:family="text">
      <style:text-properties officeooo:rsid="010fd913"/>
    </style:style>
    <style:style style:name="T294" style:family="text">
      <style:text-properties fo:font-style="normal" officeooo:rsid="0110669e" style:font-style-asian="normal" style:font-style-complex="normal"/>
    </style:style>
    <style:style style:name="T295" style:family="text">
      <style:text-properties officeooo:rsid="0124b8b3"/>
    </style:style>
    <style:style style:name="T296" style:family="text">
      <style:text-properties fo:font-style="italic" officeooo:rsid="0124b8b3" style:font-style-asian="italic" style:font-style-complex="italic"/>
    </style:style>
    <style:style style:name="T297" style:family="text">
      <style:text-properties officeooo:rsid="001ad9c2"/>
    </style:style>
    <style:style style:name="T298" style:family="text">
      <style:text-properties officeooo:rsid="001b7e53"/>
    </style:style>
    <style:style style:name="T299" style:family="text">
      <style:text-properties officeooo:rsid="002b921f"/>
    </style:style>
    <style:style style:name="T300" style:family="text">
      <style:text-properties fo:font-style="italic" officeooo:rsid="002b921f" style:font-style-asian="italic" style:font-style-complex="italic"/>
    </style:style>
    <style:style style:name="T301" style:family="text">
      <style:text-properties fo:font-style="italic" officeooo:rsid="001ad9c2" style:font-style-asian="italic" style:font-style-complex="italic"/>
    </style:style>
    <style:style style:name="T302" style:family="text">
      <style:text-properties fo:font-style="normal" officeooo:rsid="001b7e53" style:font-style-asian="normal" style:font-style-complex="normal"/>
    </style:style>
    <style:style style:name="T303" style:family="text">
      <style:text-properties fo:font-style="normal" officeooo:rsid="002b921f" style:font-style-asian="normal" style:font-style-complex="normal"/>
    </style:style>
    <style:style style:name="T304" style:family="text">
      <style:text-properties style:font-name="Courier1" fo:font-style="normal" officeooo:rsid="001b7e53" style:font-style-asian="normal" style:font-style-complex="normal"/>
    </style:style>
    <style:style style:name="T305" style:family="text">
      <style:text-properties style:font-name="Courier1" fo:font-style="italic" officeooo:rsid="001ad9c2" style:font-style-asian="italic" style:font-style-complex="italic"/>
    </style:style>
    <style:style style:name="T306" style:family="text">
      <style:text-properties style:font-name="Courier1" fo:font-style="normal" style:font-style-asian="normal" style:font-style-complex="normal"/>
    </style:style>
    <style:style style:name="T307" style:family="text">
      <style:text-properties style:font-name="Courier1" fo:font-style="italic" style:font-style-asian="italic"/>
    </style:style>
    <style:style style:name="T308" style:family="text">
      <style:text-properties officeooo:rsid="011192a8"/>
    </style:style>
    <style:style style:name="T309" style:family="text">
      <style:text-properties fo:font-weight="normal" officeooo:rsid="001ad9c2" style:font-weight-asian="normal" style:font-weight-complex="normal"/>
    </style:style>
    <style:style style:name="T310" style:family="text">
      <style:text-properties fo:font-style="italic" officeooo:rsid="001e1c8c" style:font-style-asian="italic" style:font-style-complex="italic"/>
    </style:style>
    <style:style style:name="T311" style:family="text">
      <style:text-properties officeooo:rsid="001e1c8c"/>
    </style:style>
    <style:style style:name="T312" style:family="text">
      <style:text-properties officeooo:rsid="001fa067"/>
    </style:style>
    <style:style style:name="T313" style:family="text">
      <style:text-properties officeooo:rsid="00ee37a1"/>
    </style:style>
    <style:style style:name="T314" style:family="text">
      <style:text-properties style:font-name="Courier1" officeooo:rsid="001adaad"/>
    </style:style>
    <style:style style:name="T315" style:family="text">
      <style:text-properties style:font-name="Courier1" officeooo:rsid="004a3f92"/>
    </style:style>
    <style:style style:name="T316" style:family="text">
      <style:text-properties officeooo:rsid="004a3f92"/>
    </style:style>
    <style:style style:name="T317" style:family="text">
      <style:text-properties officeooo:rsid="00eff0d8"/>
    </style:style>
    <style:style style:name="T318" style:family="text">
      <style:text-properties officeooo:rsid="00ed9341"/>
    </style:style>
    <style:style style:name="T319" style:family="text">
      <style:text-properties style:font-name="Courier1" officeooo:rsid="002059c9"/>
    </style:style>
    <style:style style:name="T320" style:family="text">
      <style:text-properties officeooo:rsid="00216b71"/>
    </style:style>
    <style:style style:name="T321" style:family="text">
      <style:text-properties style:font-name="Courier1" officeooo:rsid="00216b71"/>
    </style:style>
    <style:style style:name="T322" style:family="text">
      <style:text-properties officeooo:rsid="001adaad"/>
    </style:style>
    <style:style style:name="T323" style:family="text">
      <style:text-properties officeooo:rsid="0111f81b"/>
    </style:style>
    <style:style style:name="T324" style:family="text">
      <style:text-properties officeooo:rsid="0155630a"/>
    </style:style>
    <style:style style:name="T325" style:family="text">
      <style:text-properties fo:font-style="italic" officeooo:rsid="011a6360" style:font-style-asian="italic" style:font-style-complex="italic"/>
    </style:style>
    <style:style style:name="T326" style:family="text">
      <style:text-properties fo:font-style="normal" officeooo:rsid="01190d55" style:font-style-asian="normal" style:font-style-complex="normal"/>
    </style:style>
    <style:style style:name="T327" style:family="text">
      <style:text-properties fo:font-style="normal" officeooo:rsid="01545460" style:font-style-asian="normal" style:font-style-complex="normal"/>
    </style:style>
    <style:style style:name="T328" style:family="text">
      <style:text-properties officeooo:rsid="01545460"/>
    </style:style>
    <style:style style:name="T329" style:family="text">
      <style:text-properties fo:font-style="italic" officeooo:rsid="011a6360" style:font-style-asian="italic"/>
    </style:style>
    <style:style style:name="T330" style:family="text">
      <style:text-properties fo:font-style="normal" officeooo:rsid="011a6360" style:font-style-asian="normal" style:font-style-complex="normal"/>
    </style:style>
    <style:style style:name="T331" style:family="text">
      <style:text-properties fo:font-style="italic" officeooo:rsid="011a6360" style:font-style-asian="italic" style:font-style-complex="normal"/>
    </style:style>
    <style:style style:name="T332" style:family="text">
      <style:text-properties officeooo:rsid="0152d532"/>
    </style:style>
    <style:style style:name="T333" style:family="text">
      <style:text-properties fo:font-style="normal" fo:font-weight="bold" style:font-style-asian="normal" style:font-weight-asian="bold" style:font-weight-complex="bold"/>
    </style:style>
    <style:style style:name="T334" style:family="text">
      <style:text-properties officeooo:rsid="015c4d1b"/>
    </style:style>
    <style:style style:name="T335"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8</text:a></text:p>
          <text:p text:style-name="P2"><text:a xlink:type="simple" xlink:href="#__RefHeading___Toc42591_2528141652" text:style-name="Index_20_Link" text:visited-style-name="Index_20_Link">Variables<text:tab/>79</text:a></text:p>
        </text:index-body>
      </text:table-of-content>
      <text:h text:style-name="Heading_20_1" text:outline-level="1"><text:bookmark-start text:name="__RefHeading___Toc42579_2528141652"/><text:alphabetical-index-mark-start text:id="IMark105553179466352"/><text:alphabetical-index-mark-start text:id="IMark105553179473152"/><text:alphabetical-index-mark-start text:id="IMark105553179475152"/><text:alphabetical-index-mark-start text:id="IMark105553179463392"/>Command Line Arguments<text:bookmark-end text:name="__RefHeading___Toc42579_2528141652"/><text:alphabetical-index-mark-end text:id="IMark105553179463392"/><text:alphabetical-index-mark-end text:id="IMark105553179475152"/><text:alphabetical-index-mark-end text:id="IMark105553179473152"/><text:alphabetical-index-mark-end text:id="IMark105553179466352"/></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05553179466352"/>Example Command Scripts<text:bookmark-end text:name="__RefHeading___Toc42581_2528141652"/><text:alphabetical-index-mark-end text:id="IMark105553179466352"/></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179466352"/>Timing Analysis <text:span text:style-name="T6">using SDF</text:span><text:bookmark-end text:name="__RefHeading___Toc42599_2528141652"/><text:alphabetical-index-mark-end text:id="IMark105553179466352"/></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05553179466352"/><text:span text:style-name="T2">Timing Analysis </text:span><text:span text:style-name="T6">with Multiple Process Corners</text:span><text:bookmark-end text:name="__RefHeading___Toc42601_2528141652"/><text:alphabetical-index-mark-end text:id="IMark105553179466352"/></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05553179466352"/>Power Analysis<text:bookmark-end text:name="__RefHeading___Toc42583_2528141652"/><text:alphabetical-index-mark-end text:id="IMark105553179466352"/></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span text:style-name="T15">gz</text:span><text:line-break/>report_power</text:p>
      <text:p text:style-name="P19"><text:span text:style-name="T10">This example can be found in </text:span><text:span text:style-name="T16">examples/</text:span><text:span text:style-name="T17">power_vcd</text:span><text:span text:style-name="T16">.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05553179466352"/>TCL Interpreter<text:bookmark-end text:name="__RefHeading___Toc42585_2528141652"/><text:alphabetical-index-mark-end text:id="IMark105553179466352"/></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width] [-period] [-max_skew] [-max_lines liness] [-</text:span><text:soft-page-break/><text:span text:style-name="Command">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8">Many reporting commands support </text:span></text:span><text:alphabetical-index-mark-start text:id="IMark105553179466352"/><text:span text:style-name="Default_20_Paragraph_20_Font"><text:span text:style-name="T18">redirection</text:span></text:span><text:alphabetical-index-mark-end text:id="IMark105553179466352"/><text:span text:style-name="Default_20_Paragraph_20_Font"><text:span text:style-name="T18"> of the output to a file much like a Unix shell.</text:span></text:span></text:p>
      <text:p text:style-name="P24"><text:span text:style-name="Command">report_checks -</text:span><text:span text:style-name="Command"><text:span text:style-name="T18">to out1 &gt; path.log<text:line-break/>report_checks -to out2 &gt;&gt; path.log</text:span></text:span></text:p>
      <text:h text:style-name="P25" text:outline-level="1"><text:bookmark-start text:name="__RefHeading___Toc42587_2528141652 Copy 1"/><text:span text:style-name="Default_20_Paragraph_20_Font"><text:span text:style-name="T19">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20">from</text:span></text:span><text:span text:style-name="Default_20_Paragraph_20_Font"> can be used to walk forward and </text:span><text:span text:style-name="Command">report_edges -</text:span><text:span text:style-name="Command"><text:span text:style-name="T20">to</text:span></text:span><text:span text:style-name="T20">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0">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9">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0">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20">In t</text:span></text:span><text:span text:style-name="Default_20_Paragraph_20_Font">his </text:span><text:span text:style-name="Default_20_Paragraph_20_Font"><text:span text:style-name="T20">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0">n</text:span></text:span><text:span text:style-name="Default_20_Paragraph_20_Font">d the falling edge arrives </text:span><text:span text:style-name="Default_20_Paragraph_20_Font"><text:span text:style-name="T20">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20">there are </text:span></text:span><text:span text:style-name="Default_20_Paragraph_20_Font">no paths </text:span><text:span text:style-name="Default_20_Paragraph_20_Font"><text:span text:style-name="T20">to</text:span></text:span><text:span text:style-name="Default_20_Paragraph_20_Font"> the register clock pin, nothing is printed. Use the </text:span><text:span text:style-name="Command">report_edge</text:span><text:span text:style-name="Command"><text:span text:style-name="T19">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20">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0">a register input </text:span></text:span><text:span text:style-name="Default_20_Paragraph_20_Font">does not report any paths, check that the </text:span><text:span text:style-name="Default_20_Paragraph_20_Font"><text:span text:style-name="T20">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20">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179466352"/>Commands<text:bookmark-end text:name="__RefHeading___Toc42587_2528141652"/><text:alphabetical-index-mark-end text:id="IMark105553179466352"/></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79466352"/><text:span text:style-name="Command_20_Heading">all_clocks</text:span><text:alphabetical-index-mark-end text:id="IMark105553179466352"/></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05553179466352"/><text:span text:style-name="Command_20_Heading">all_inputs</text:span><text:alphabetical-index-mark-end text:id="IMark105553179466352"/></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05553179466352"/><text:span text:style-name="Command_20_Heading">all_outputs</text:span><text:alphabetical-index-mark-end text:id="IMark105553179466352"/></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05553179466352"/><text:span text:style-name="Command_20_Heading">all_registers</text:span><text:alphabetical-index-mark-end text:id="IMark105553179466352"/></text:p>
          </table:table-cell>
          <table:table-cell table:style-name="Table6.A1" office:value-type="string">
            <text:p text:style-name="P31">[-clock <text:span text:style-name="Command_20_Argument">clock_names</text:span>]<text:line-break/>[-cells <text:span text:style-name="T21">| </text:span>-data_pins <text:span text:style-name="T21">| </text:span>-clock_pins <text:span text:style-name="T21">| </text:span>-async_pins<text:line-break/> <text:span text:style-name="T21">|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2">-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3">-‑</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05553179466352"/><text:span text:style-name="Command_20_Heading">check_setup</text:span><text:alphabetical-index-mark-end text:id="IMark105553179466352"/></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4">filename</text:span>]<text:line-break/>[&gt;&gt; <text:span text:style-name="T24">filename</text:span>]</text:p>
          </table:table-cell>
        </table:table-row>
        <table:table-row table:style-name="Table8.1">
          <table:table-cell table:style-name="Table8.A2" office:value-type="string">
            <text:p text:style-name="P29"><text:span text:style-name="Command_20_Argument"><text:span text:style-name="T25">-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5">-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5">-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5">-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6">Checks that fail are reported as warnings. If no checks fail nothing is reported. </text:span><text:span text:style-name="T27">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05553179466352"/><text:span text:style-name="Command_20_Heading">connect_pin</text:span><text:alphabetical-index-mark-end text:id="IMark105553179466352"/></text:p>
          </table:table-cell>
          <table:table-cell table:style-name="Table9.A1" office:value-type="string">
            <text:p text:style-name="P29"><text:span text:style-name="Command"><text:span text:style-name="T1">net<text:line-break/>port</text:span></text:span><text:span text:style-name="Command"><text:span text:style-name="T22">|</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2">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4">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4">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05553179466352"/><text:span text:style-name="Command_20_Heading">create_generated_clock</text:span><text:alphabetical-index-mark-end text:id="IMark105553179466352"/></text:p>
          </table:table-cell>
          <table:table-cell table:style-name="Table14.A1" office:value-type="string">
            <text:p text:style-name="P29"><text:span text:style-name="Command">[-name </text:span><text:span text:style-name="Command"><text:span text:style-name="T24">clock_name</text:span></text:span><text:span text:style-name="Command">]<text:line-break/>-source </text:span><text:span text:style-name="Command"><text:span text:style-name="T24">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4">divisor</text:span></text:span><text:span text:style-name="Command">]<text:line-break/>[-multiply_by </text:span><text:span text:style-name="Command_20_Argument">multiplier</text:span><text:span text:style-name="Command">]<text:line-break/>[-duty_cycle </text:span><text:span text:style-name="Command_20_Argument"><text:span text:style-name="T25">duty_cycle</text:span></text:span><text:span text:style-name="Command">]<text:line-break/>[-invert]<text:line-break/>[-edges </text:span><text:span text:style-name="Command"><text:span text:style-name="T24">edge_list</text:span></text:span><text:span text:style-name="Command">]<text:line-break/>[-edge_shift </text:span><text:span text:style-name="Command"><text:span text:style-name="T24">shift_list</text:span></text:span><text:span text:style-name="Command">]<text:line-break/>[-add]<text:line-break/></text:span><text:span text:style-name="Command"><text:span text:style-name="T24">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2">-master_clock </text:span></text:span>master_clock</text:p>
          </table:table-cell>
          <table:table-cell table:style-name="Table14.A2" office:value-type="string">
            <text:p text:style-name="P36"><text:span text:style-name="Default_20_Paragraph_20_Font"><text:span text:style-name="T28">Use -master_clock to specify which source clock to use when multiple clocks are present on </text:span></text:span><text:span text:style-name="Default_20_Paragraph_20_Font"><text:span text:style-name="T29">master_pin</text:span></text:span><text:span text:style-name="Default_20_Paragraph_20_Font"><text:span text:style-name="T28">.</text:span></text:span></text:p>
          </table:table-cell>
        </table:table-row>
        <table:table-row table:style-name="Table14.1">
          <table:table-cell table:style-name="Table14.A2" office:value-type="string">
            <text:p text:style-name="P37"><text:span text:style-name="Command"><text:span text:style-name="T2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4">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4">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2">-edges </text:span></text:span>edge_list</text:p>
          </table:table-cell>
          <table:table-cell table:style-name="Table14.A2" office:value-type="string">
            <text:p text:style-name="P38"><text:span text:style-name="Default_20_Paragraph_20_Font"><text:span text:style-name="T30">List of master clock edges to use in the generated clock. Edges are numbered from 1. </text:span></text:span><text:span text:style-name="Command_20_Argument"><text:span text:style-name="T31">edge_list</text:span></text:span><text:span text:style-name="Default_20_Paragraph_20_Font"><text:span text:style-name="T30"> must be 3 edges long.</text:span></text:span></text:p>
          </table:table-cell>
        </table:table-row>
        <table:table-row table:style-name="Table14.1">
          <table:table-cell table:style-name="Table14.A2" office:value-type="string">
            <text:p text:style-name="P37"><text:span text:style-name="Command"><text:span text:style-name="T2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8">existing </text:span></text:span><text:span text:style-name="Default_20_Paragraph_20_Font">clocks on </text:span><text:span text:style-name="Default_20_Paragraph_20_Font"><text:span text:style-name="T24">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05553179466352"/><text:span text:style-name="Command_20_Heading">create_voltage_area</text:span><text:alphabetical-index-mark-end text:id="IMark105553179466352"/></text:p>
          </table:table-cell>
          <table:table-cell table:style-name="Table15.A1" office:value-type="string">
            <text:p text:style-name="P29"><text:span text:style-name="Command"><text:span text:style-name="T33">[-name </text:span></text:span><text:span text:style-name="Command"><text:span text:style-name="T1">name</text:span></text:span><text:span text:style-name="Command"><text:span text:style-name="T33">]<text:line-break/>[-coordinate </text:span></text:span><text:span text:style-name="Command"><text:span text:style-name="T1">coordinates</text:span></text:span><text:span text:style-name="Command"><text:span text:style-name="T33">]<text:line-break/>[-guard_band_x </text:span></text:span><text:span text:style-name="Command"><text:span text:style-name="T1">guard_x</text:span></text:span><text:span text:style-name="Command"><text:span text:style-name="T33">]<text:line-break/>[-guard_band_y </text:span></text:span><text:span text:style-name="Command"><text:span text:style-name="T1">guard_y</text:span></text:span><text:span text:style-name="Command"><text:span text:style-name="T33">]</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05553179466352"/><text:span text:style-name="Command_20_Heading">current_design</text:span><text:alphabetical-index-mark-end text:id="IMark105553179466352"/></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05553179466352"/><text:span text:style-name="Command_20_Heading">current_instance</text:span><text:alphabetical-index-mark-end text:id="IMark105553179466352"/></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05553179466352"/><text:span text:style-name="Command_20_Heading">define_corners</text:span><text:alphabetical-index-mark-end text:id="IMark105553179466352"/></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05553179466352"/><text:span text:style-name="Command_20_Heading">delete_clock</text:span><text:alphabetical-index-mark-end text:id="IMark105553179466352"/></text:p>
          </table:table-cell>
          <table:table-cell table:style-name="Table148.A1" office:value-type="string">
            <text:p text:style-name="P29"><text:span text:style-name="Command_20_Argument"><text:span text:style-name="T22">[-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05553179466352"/><text:span text:style-name="Command_20_Heading">delete_from_list</text:span><text:alphabetical-index-mark-end text:id="IMark105553179466352"/></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05553179466352"/><text:span text:style-name="Command_20_Heading">delete_generated_clock</text:span><text:alphabetical-index-mark-end text:id="IMark105553179466352"/></text:p>
          </table:table-cell>
          <table:table-cell table:style-name="Table147.A1" office:value-type="string">
            <text:p text:style-name="P29"><text:span text:style-name="Command_20_Argument"><text:span text:style-name="T22">[-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05553179466352"/><text:span text:style-name="Command_20_Heading">delete_instance</text:span><text:alphabetical-index-mark-end text:id="IMark105553179466352"/></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05553179466352"/><text:span text:style-name="Command_20_Heading">delete_net</text:span><text:alphabetical-index-mark-end text:id="IMark105553179466352"/></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6">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05553179466352"/><text:span text:style-name="Command_20_Heading">disconnect_pin</text:span><text:alphabetical-index-mark-end text:id="IMark105553179466352"/></text:p>
          </table:table-cell>
          <table:table-cell table:style-name="Table18.A1" office:value-type="string">
            <text:p text:style-name="P29"><text:span text:style-name="T24">net<text:line-break/>port </text:span><text:span text:style-name="T22">| </text:span><text:span text:style-name="T24">pin </text:span><text:span text:style-name="T22">|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05553179466352"/><text:span text:style-name="Command_20_Heading">elapsed_run_time</text:span><text:alphabetical-index-mark-end text:id="IMark105553179466352"/></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05553179466352"/><text:span text:style-name="Command_20_Heading">find_timing_paths</text:span><text:alphabetical-index-mark-end text:id="IMark105553179466352"/></text:p>
          </table:table-cell>
          <table:table-cell table:style-name="Table69.A1" office:value-type="string">
            <text:p text:style-name="P29">[-from <text:span text:style-name="T24">from_list</text:span><text:line-break/> |-rise_from <text:span text:style-name="T24">from_list</text:span><text:line-break/> |-fall_from <text:span text:style-name="T24">from_list</text:span>]<text:line-break/>[-through <text:span text:style-name="T24">through_list</text:span><text:line-break/> <text:span text:style-name="T37">|</text:span>-rise_through <text:span text:style-name="T24">through_list</text:span><text:line-break/><text:span text:style-name="T37"> |</text:span>-fall_through <text:span text:style-name="T24">through_list</text:span>]<text:line-break/>[-to <text:span text:style-name="T24">to_list</text:span><text:line-break/> |-rise_to<text:span text:style-name="T24"> to_list</text:span><text:line-break/> |-fall_to<text:span text:style-name="T24"> to_list</text:span>]<text:line-break/>[-unconstrained]<text:line-break/>[-path_delay min|min_rise|min_fall<text:line-break/> <text:s text:c="11"/>|max|max_rise|max_fall<text:line-break/> <text:s text:c="11"/>|min_max]<text:line-break/>[-group_path_count <text:span text:style-name="T24">path_count</text:span>]<text:line-break/>[-endpoint_path_count <text:span text:style-name="T24">endpoint_path_count</text:span>]<text:line-break/>[-unique_paths_to_endpoint]<text:line-break/>[-corner <text:span text:style-name="T1">corner</text:span>]<text:line-break/>[-slack_max <text:span text:style-name="T24">max_slack</text:span>]<text:line-break/>[-slack_min <text:span text:style-name="T24">min_slack</text:span>]<text:line-break/>[-sort_by_slack]<text:line-break/>[-path_group <text:span text:style-name="T24">group</text:span><text:span text:style-name="T38">s</text:span>]</text:p>
          </table:table-cell>
        </table:table-row>
        <table:table-row table:style-name="Table69.1">
          <table:table-cell table:style-name="Table69.A2" office:value-type="string">
            <text:p text:style-name="P43"><text:span text:style-name="T22">-from </text:span>from_list</text:p>
          </table:table-cell>
          <table:table-cell table:style-name="Table69.A2" office:value-type="string">
            <text:p text:style-name="Example"><text:span text:style-name="Default_20_Paragraph_20_Font"><text:span text:style-name="T39">Return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4"><text:span text:style-name="T22">-</text:span><text:span text:style-name="T41">rise_</text:span><text:span text:style-name="T22">from </text:span>from_list</text:p>
          </table:table-cell>
          <table:table-cell table:style-name="Table69.A2" office:value-type="string">
            <text:p text:style-name="P45"><text:span text:style-name="Default_20_Paragraph_20_Font"><text:span text:style-name="T39">Return 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4"><text:span text:style-name="T22">-</text:span><text:span text:style-name="T41">fall_</text:span><text:span text:style-name="T22">from </text:span>from_list</text:p>
          </table:table-cell>
          <table:table-cell table:style-name="Table69.A2" office:value-type="string">
            <text:p text:style-name="P45"><text:span text:style-name="Default_20_Paragraph_20_Font"><text:span text:style-name="T39">Return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6"><text:span text:style-name="T22">-through </text:span>through_list</text:p>
          </table:table-cell>
          <table:table-cell table:style-name="Table69.A2" office:value-type="string">
            <text:p text:style-name="P45"><text:span text:style-name="Default_20_Paragraph_20_Font"><text:span text:style-name="T39">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2">-</text:span><text:span text:style-name="T42">rise_</text:span><text:span text:style-name="T22">through </text:span>through_list</text:p>
          </table:table-cell>
          <table:table-cell table:style-name="Table69.A2" office:value-type="string">
            <text:p text:style-name="P45"><text:span text:style-name="Default_20_Paragraph_20_Font"><text:span text:style-name="T39">Return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2">-</text:span><text:span text:style-name="T42">fall_</text:span><text:span text:style-name="T22">through </text:span>through_list</text:p>
          </table:table-cell>
          <table:table-cell table:style-name="Table69.A2" office:value-type="string">
            <text:p text:style-name="P45"><text:span text:style-name="Default_20_Paragraph_20_Font"><text:span text:style-name="T39">Return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2">-</text:span><text:span text:style-name="T44">to </text:span>to_list</text:p>
          </table:table-cell>
          <table:table-cell table:style-name="Table69.A2" office:value-type="string">
            <text:p text:style-name="Example"><text:span text:style-name="Default_20_Paragraph_20_Font"><text:span text:style-name="T45">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2">-</text:span><text:span text:style-name="T42">rise_</text:span><text:span text:style-name="T44">to </text:span>to_list</text:p>
          </table:table-cell>
          <table:table-cell table:style-name="Table69.A2" office:value-type="string">
            <text:p text:style-name="Example"><text:span text:style-name="Default_20_Paragraph_20_Font"><text:span text:style-name="T45">Return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2">-</text:span><text:span text:style-name="T42">fall_</text:span><text:span text:style-name="T44">to </text:span>to_list</text:p>
          </table:table-cell>
          <table:table-cell table:style-name="Table69.A2" office:value-type="string">
            <text:p text:style-name="Example"><text:span text:style-name="Default_20_Paragraph_20_Font"><text:span text:style-name="T45">Return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6">R</text:span></text:span><text:span text:style-name="Default_20_Paragraph_20_Font">eport unconstrained paths </text:span><text:span text:style-name="Default_20_Paragraph_20_Font"><text:span text:style-name="T47">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2">-group_path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5">r</text:span></text:span><text:span text:style-name="Default_20_Paragraph_20_Font">eturn in each path group.</text:span></text:p>
          </table:table-cell>
        </table:table-row>
        <table:table-row table:style-name="Table69.1">
          <table:table-cell table:style-name="Table69.A2" office:value-type="string">
            <text:p text:style-name="P46"><text:span text:style-name="T22">-endpoint_path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5">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8">less</text:span></text:span><text:span text:style-name="Default_20_Paragraph_20_Font"> than </text:span><text:span text:style-name="Default_20_Paragraph_20_Font"><text:span text:style-name="T24">max_slack</text:span></text:span><text:span text:style-name="Default_20_Paragraph_20_Font">.</text:span></text:p>
          </table:table-cell>
        </table:table-row>
        <table:table-row table:style-name="Table69.1">
          <table:table-cell table:style-name="Table69.A2" office:value-type="string">
            <text:p text:style-name="P50"><text:span text:style-name="T22">-slack_m</text:span><text:span text:style-name="T49">in</text:span><text:span text:style-name="T2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8">greater </text:span></text:span><text:span text:style-name="Default_20_Paragraph_20_Font">than </text:span><text:span text:style-name="Default_20_Paragraph_20_Font"><text:span text:style-name="T24">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8">within </text:span></text:span><text:span text:style-name="Default_20_Paragraph_20_Font">path group</text:span><text:span text:style-name="Default_20_Paragraph_20_Font"><text:span text:style-name="T48">s</text:span></text:span><text:span text:style-name="Default_20_Paragraph_20_Font">.</text:span></text:p>
          </table:table-cell>
        </table:table-row>
        <table:table-row table:style-name="Table69.1">
          <table:table-cell table:style-name="Table69.A2" office:value-type="string">
            <text:p text:style-name="P50"><text:span text:style-name="T22">-path_group </text:span>group<text:span text:style-name="T45">s</text:span></text:p>
          </table:table-cell>
          <table:table-cell table:style-name="Table69.A2" office:value-type="string">
            <text:p text:style-name="Example"><text:span text:style-name="Default_20_Paragraph_20_Font"><text:span text:style-name="T45">Return paths in path groups. P</text:span></text:span><text:span text:style-name="Default_20_Paragraph_20_Font">ath</text:span><text:span text:style-name="Default_20_Paragraph_20_Font"><text:span text:style-name="T45">s in all</text:span></text:span><text:span text:style-name="Default_20_Paragraph_20_Font"> groups are </text:span><text:span text:style-name="Default_20_Paragraph_20_Font"><text:span text:style-name="T45">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05553179466352"/><text:span text:style-name="Command_20_Heading">get_cells</text:span><text:alphabetical-index-mark-end text:id="IMark105553179466352"/></text:p>
          </table:table-cell>
          <table:table-cell table:style-name="Table21.A1" office:value-type="string">
            <text:p text:style-name="P29"><text:span text:style-name="Command">[-hierarchical]<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5">]</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2">-hsc </text:span></text:span><text:span text:style-name="Command_20_Argument"><text:span text:style-name="T33">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4">.</text:span></text:span></text:p>
          </table:table-cell>
        </table:table-row>
        <table:table-row table:style-name="Table21.1">
          <table:table-cell table:style-name="Table21.A2" office:value-type="string">
            <text:p text:style-name="P51"><text:span text:style-name="Command"><text:span text:style-name="T22">-filter </text:span></text:span><text:span text:style-name="Command"><text:span text:style-name="T24">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6">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2">-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05553179466352"/><text:span text:style-name="Command_20_Heading">get_clocks</text:span><text:alphabetical-index-mark-end text:id="IMark105553179466352"/></text:p>
          </table:table-cell>
          <table:table-cell table:style-name="Table22.A1" office:value-type="string">
            <text:p text:style-name="P54"><text:span text:style-name="Command">[-regexp]<text:line-break/>[-nocase]<text:line-break/>[-filter </text:span><text:span text:style-name="Command"><text:span text:style-name="T24">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6">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2">-filter </text:span></text:span><text:span text:style-name="Command"><text:span text:style-name="T24">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05553179466352"/><text:span text:style-name="Command_20_Heading">get_fanin</text:span><text:alphabetical-index-mark-end text:id="IMark105553179466352"/></text:p>
          </table:table-cell>
          <table:table-cell table:style-name="Table35.A1" office:value-type="string">
            <text:p text:style-name="P29">-to <text:span text:style-name="T24">sink_list</text:span><text:line-break/>[-flat]<text:line-break/>[-only_cells]<text:line-break/>[-startpoints_only]<text:line-break/>[-levels <text:span text:style-name="T24">level_count</text:span>]<text:line-break/>[-pin_levels <text:span text:style-name="T24">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57">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5">-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5">-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5">-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2">-</text:span></text:span><text:span text:style-name="Command"><text:span text:style-name="T58">level </text:span></text:span><text:span text:style-name="Command"><text:span text:style-name="T24">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9">timing</text:span></text:p>
          </table:table-cell>
          <table:table-cell table:style-name="Table35.A2" office:value-type="string">
            <text:p text:style-name="P55"><text:span text:style-name="Default_20_Paragraph_20_Font"><text:span text:style-name="T59">Only trace through timing arcs that are not disabled.</text:span></text:span></text:p>
          </table:table-cell>
        </table:table-row>
        <table:table-row table:style-name="Table35.8">
          <table:table-cell table:style-name="Table35.A2" office:value-type="string">
            <text:p text:style-name="P56">-trace_arcs <text:span text:style-name="T59">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9">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05553243621056"/><text:span text:style-name="Command_20_Heading">get_fanout</text:span><text:alphabetical-index-mark-end text:id="IMark105553243621056"/></text:p>
          </table:table-cell>
          <table:table-cell table:style-name="Table37.A1" office:value-type="string">
            <text:p text:style-name="P29">-from <text:span text:style-name="T24">source_list</text:span><text:line-break/>[-flat]<text:line-break/>[-only_cells]<text:line-break/>[-endpoints_only]<text:line-break/>[-levels <text:span text:style-name="T24">level_count</text:span>]<text:line-break/>[-pin_levels <text:span text:style-name="T24">pin_count</text:span>]<text:line-break/>[-trace_arcs timing|enabled|all]</text:p>
          </table:table-cell>
        </table:table-row>
        <table:table-row table:style-name="Table37.1">
          <table:table-cell table:style-name="Table37.A2" office:value-type="string">
            <text:p text:style-name="P56"><text:span text:style-name="Command_20_Argument"><text:span text:style-name="T2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5">-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5">-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5">-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2">-</text:span></text:span><text:span text:style-name="Command"><text:span text:style-name="T58">level </text:span></text:span><text:span text:style-name="Command"><text:span text:style-name="T24">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9">timing</text:span></text:p>
          </table:table-cell>
          <table:table-cell table:style-name="Table37.A2" office:value-type="string">
            <text:p text:style-name="P55"><text:span text:style-name="Default_20_Paragraph_20_Font"><text:span text:style-name="T59">Only trace through timing arcs that are not disabled.</text:span></text:span></text:p>
          </table:table-cell>
        </table:table-row>
        <table:table-row table:style-name="Table37.1">
          <table:table-cell table:style-name="Table37.A2" office:value-type="string">
            <text:p text:style-name="P56">-trace_arcs <text:span text:style-name="T59">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9">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05553243621056"/><text:span text:style-name="Command_20_Heading">get_full_name</text:span><text:alphabetical-index-mark-end text:id="IMark105553243621056"/></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3">objects</text:span></text:span><text:span text:style-name="Command">]<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line-break/>[-quiet]</text:span><text:span text:style-name="Command_20_Argument"><text:line-break/>pattern</text:span><text:span text:style-name="Command_20_Argument"><text:span text:style-name="T60">s</text:span></text:span></text:p>
          </table:table-cell>
        </table:table-row>
        <table:table-row table:style-name="Table23.1">
          <table:table-cell table:style-name="Table23.A1" office:value-type="string">
            <text:p text:style-name="P61"><text:span text:style-name="Command"><text:span text:style-name="T33">-of_objects </text:span></text:span><text:span text:style-name="Command_20_Argument"><text:span text:style-name="T33">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60">s</text:spa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3.1">
          <table:table-cell table:style-name="Table23.A3" office:value-type="string">
            <text:p text:style-name="P51"><text:span text:style-name="Command"><text:span text:style-name="T22">-filter </text:span></text:span><text:span text:style-name="Command"><text:span text:style-name="T24">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6">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60">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05553243621056"/><text:span text:style-name="Command_20_Heading">get_lib_pins</text:span><text:alphabetical-index-mark-end text:id="IMark105553243621056"/></text:p>
          </table:table-cell>
          <table:table-cell table:style-name="Table24.A1" office:value-type="string">
            <text:p text:style-name="P62"><text:span text:style-name="Command">[-of_objects </text:span><text:span text:style-name="Command_20_Argument"><text:span text:style-name="T33">objects</text:span></text:span><text:span text:style-name="Command">]<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3">-of_objects </text:span></text:span><text:span text:style-name="Command_20_Argument"><text:span text:style-name="T33">objects</text:span></text:span></text:p>
          </table:table-cell>
          <table:table-cell table:style-name="Table24.A2" office:value-type="string">
            <text:p text:style-name="P29"><text:span text:style-name="Default_20_Paragraph_20_Font">A list of </text:span><text:span text:style-name="Default_20_Paragraph_20_Font"><text:span text:style-name="T62">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4.1">
          <table:table-cell table:style-name="Table24.A2" office:value-type="string">
            <text:p text:style-name="P51"><text:span text:style-name="Command"><text:span text:style-name="T22">-filter </text:span></text:span><text:span text:style-name="Command"><text:span text:style-name="T24">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6">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05553243621056"/><text:span text:style-name="Command_20_Heading">get_libs</text:span><text:alphabetical-index-mark-end text:id="IMark105553243621056"/></text:p>
          </table:table-cell>
          <table:table-cell table:style-name="Table25.A1" office:value-type="string">
            <text:p text:style-name="P54"><text:span text:style-name="Command">[-filter </text:span><text:span text:style-name="Command"><text:span text:style-name="T24">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2">-filter </text:span></text:span><text:span text:style-name="Command"><text:span text:style-name="T24">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6">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4">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05553243621056"/><text:span text:style-name="Command_20_Heading">get_nets</text:span><text:alphabetical-index-mark-end text:id="IMark105553243621056"/></text:p>
          </table:table-cell>
          <table:table-cell table:style-name="Table26.A1" office:value-type="string">
            <text:p text:style-name="P54"><text:span text:style-name="Command">[-hierarchical]<text:line-break/>[-hsc </text:span><text:span text:style-name="Command_20_Argument"><text:span text:style-name="T33">separator</text:span></text:span><text:span text:style-name="Command">]<text:line-break/></text:span><text:span text:style-name="Command"><text:span text:style-name="T63">[-filter </text:span></text:span><text:span text:style-name="Command"><text:span text:style-name="T64">expr</text:span></text:span><text:span text:style-name="Command"><text:span text:style-name="T65">]</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6">[</text:span></text:span><text:span text:style-name="Command_20_Argument">patterns</text:span><text:span text:style-name="Command_20_Argument"><text:span text:style-name="T67">]</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6.1">
          <table:table-cell table:style-name="Table26.A2" office:value-type="string">
            <text:p text:style-name="P51"><text:span text:style-name="Command"><text:span text:style-name="T22">-filter </text:span></text:span><text:span text:style-name="Command"><text:span text:style-name="T24">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6">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05553243621056"/><text:span text:style-name="Command_20_Heading">get_name</text:span><text:alphabetical-index-mark-end text:id="IMark105553243621056"/></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05553243621056"/><text:span text:style-name="Command_20_Heading">get_pins</text:span><text:alphabetical-index-mark-end text:id="IMark105553243621056"/></text:p>
          </table:table-cell>
          <table:table-cell table:style-name="Table27.A1" office:value-type="string">
            <text:p text:style-name="P29"><text:span text:style-name="Command">[-hierarchical]<text:line-break/>[-hsc </text:span><text:span text:style-name="Command_20_Argument"><text:span text:style-name="T3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5">[</text:span></text:span><text:span text:style-name="Command_20_Argument">patterns</text:span><text:span text:style-name="Command_20_Argument"><text:span text:style-name="T25">]</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7.1">
          <table:table-cell table:style-name="Table27.A2" office:value-type="string">
            <text:p text:style-name="P51"><text:span text:style-name="Command"><text:span text:style-name="T22">-filter </text:span></text:span><text:span text:style-name="Command"><text:span text:style-name="T24">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8">net</text:span></text:span><text:span text:style-name="Default_20_Paragraph_20_Font"> or instance, a list of </text:span><text:span text:style-name="Default_20_Paragraph_20_Font"><text:span text:style-name="T68">nets</text:span></text:span><text:span text:style-name="Default_20_Paragraph_20_Font"> returned by </text:span><text:span text:style-name="Command">get_</text:span><text:span text:style-name="Command"><text:span text:style-name="T6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05553243621056"/><text:span text:style-name="Command_20_Heading">get_ports</text:span><text:alphabetical-index-mark-end text:id="IMark105553243621056"/></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5">]</text:span></text:span></text:p>
          </table:table-cell>
        </table:table-row>
        <table:table-row table:style-name="Table28.1">
          <table:table-cell table:style-name="Table28.A2" office:value-type="string">
            <text:p text:style-name="P51"><text:span text:style-name="Command"><text:span text:style-name="T22">-filter </text:span></text:span><text:span text:style-name="Command"><text:span text:style-name="T24">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6">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2">-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05553243621056"/><text:span text:style-name="Command_20_Heading">get_property</text:span><text:alphabetical-index-mark-end text:id="IMark105553243621056"/></text:p>
          </table:table-cell>
          <table:table-cell table:style-name="Table108.A1" office:value-type="string">
            <text:p text:style-name="P29"><text:span text:style-name="Command">[-object_type </text:span><text:span text:style-name="Command"><text:span text:style-name="T24">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4">-object_type object_type</text:span></text:span></text:p>
          </table:table-cell>
          <table:table-cell table:style-name="Table108.A2" office:value-type="string">
            <text:p text:style-name="P29"><text:span text:style-name="Default_20_Paragraph_20_Font"><text:span text:style-name="T70">The type of </text:span></text:span><text:span text:style-name="Command_20_Argument"><text:span text:style-name="T70">object</text:span></text:span><text:span text:style-name="Default_20_Paragraph_20_Font"><text:span text:style-name="T70"> when it is specified as a name.</text:span></text:span><text:span text:style-name="Command"><text:span text:style-name="T70"><text:line-break/></text:span></text:span><text:span text:style-name="Command">cell|pin|net|port|clock|</text:span><text:span text:style-name="Command"><text:span text:style-name="T71">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70">returned by </text:span></text:span><text:span text:style-name="Command"><text:span text:style-name="T70">get_cells, get_pins, get_nets, get_ports, get_clocks, </text:span></text:span><text:span text:style-name="Command"><text:span text:style-name="T71">get_libs, get_lib_cells, get_lib_pins,</text:span></text:span><text:span text:style-name="Command"><text:span text:style-name="T70"> or get_timing_arcs</text:span></text:span><text:span text:style-name="Default_20_Paragraph_20_Font"><text:span text:style-name="T70">, </text:span></text:span><text:span text:style-name="Default_20_Paragraph_20_Font">or object name. ‑</text:span><text:span text:style-name="Command">object_type</text:span><text:span text:style-name="Default_20_Paragraph_20_Font"> is required if </text:span><text:span text:style-name="Command_20_Argument"><text:span text:style-name="T33">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2">base_name<text:line-break/>filename<text:line-break/></text:span><text:soft-page-break/><text:span text:style-name="T72">full_name<text:line-break/>library<text:line-break/></text:span>name</text:p>
      <text:p text:style-name="P69">clock</text:p>
      <text:p text:style-name="P70"><text:span text:style-name="T73">full_name<text:line-break/></text:span>is_generated<text:line-break/><text:span text:style-name="T74">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5">full_name<text:line-break/>from_pin<text:line-break/>sense<text:line-break/>to_pin</text:span></text:p>
      <text:p text:style-name="P72">instance (<text:span text:style-name="T76">SDC </text:span>cell)</text:p>
      <text:p text:style-name="P73"><text:span text:style-name="T76">cell<text:line-break/></text:span>full_name<text:line-break/><text:span text:style-name="T74">is_buffer<text:line-break/>is_clock_gate<text:line-break/>is_hierarchical<text:line-break/>is_inverter<text:line-break/>is_macro<text:line-break/>is_memory</text:span><text:line-break/><text:span text:style-name="T76">liberty_cell</text:span><text:line-break/><text:span text:style-name="T76">name<text:line-break/>ref_name</text:span></text:p>
      <text:p text:style-name="P69">liberty_cell <text:span text:style-name="T77">(SDC lib_cell)</text:span></text:p>
      <text:p text:style-name="P73"><text:span text:style-name="T72">area<text:line-break/></text:span>base_name<text:line-break/><text:span text:style-name="T72">dont_use</text:span><text:line-break/><text:span text:style-name="T78">filename</text:span><text:line-break/>full_name<text:line-break/><text:span text:style-name="T72">is_buffer<text:line-break/>is_inverter<text:line-break/></text:span><text:span text:style-name="T79">is_memory</text:span><text:line-break/><text:span text:style-name="T72">library</text:span><text:line-break/><text:span text:style-name="T72">name</text:span></text:p>
      <text:p text:style-name="P69">liberty_port <text:span text:style-name="T77">(SDC lib_pin)</text:span></text:p>
      <text:p text:style-name="P74"><text:soft-page-break/><text:span text:style-name="T80">capacitance<text:line-break/></text:span>direction<text:line-break/><text:span text:style-name="T80">drive_resistance<text:line-break/>drive_resistance_</text:span><text:span text:style-name="T81">max_fall</text:span><text:span text:style-name="T80"><text:line-break/>drive_resistance_</text:span><text:span text:style-name="T81">max_rise</text:span><text:span text:style-name="T80"><text:line-break/>drive_resistance_</text:span><text:span text:style-name="T81">min_fall</text:span><text:span text:style-name="T80"><text:line-break/>drive_resistance_</text:span><text:span text:style-name="T81">min_rise</text:span><text:line-break/>full_name<text:line-break/><text:span text:style-name="T82">intrinsic_delay<text:line-break/>intrinsic_delay_max_</text:span><text:span text:style-name="T81">fall</text:span><text:span text:style-name="T82"><text:line-break/>intrinsic_delay_</text:span><text:span text:style-name="T81">max_rise</text:span><text:span text:style-name="T82"><text:line-break/>intrinsic_delay_</text:span><text:span text:style-name="T81">min_fall</text:span><text:span text:style-name="T82"><text:line-break/>intrinsic_delay_</text:span><text:span text:style-name="T81">min_rise</text:span><text:line-break/><text:span text:style-name="T80">is_register_clock<text:line-break/>lib_cell</text:span><text:line-break/><text:span text:style-name="T80">name</text:span></text:p>
      <text:p text:style-name="P69">library</text:p>
      <text:p text:style-name="P75"><text:span text:style-name="T83">filename</text:span><text:span text:style-name="Default_20_Paragraph_20_Font"><text:span text:style-name="T83"> </text:span></text:span><text:span text:style-name="Default_20_Paragraph_20_Font"><text:span text:style-name="T84">(Liberty library only)</text:span></text:span><text:span text:style-name="T83"><text:line-break/></text:span>name<text:line-break/><text:span text:style-name="T72">full_name</text:span></text:p>
      <text:p text:style-name="P69">net</text:p>
      <text:p text:style-name="P68">full_name<text:line-break/><text:span text:style-name="T75">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5">activity </text:span><text:span text:style-name="T86">(activity in transitions per second, duty cycle, origin)</text:span><text:span text:style-name="T85"><text:line-break/></text:span><text:span text:style-name="T87">slew_max_</text:span><text:span text:style-name="T85">fall<text:line-break/></text:span><text:span text:style-name="T87">slew_max_rise</text:span><text:span text:style-name="T85"><text:line-break/></text:span><text:span text:style-name="T87">slew_min_fall<text:line-break/>slew_min_rise</text:span><text:line-break/>clocks<text:line-break/><text:span text:style-name="T88">clock_domains</text:span><text:line-break/>direction<text:line-break/>full_name<text:line-break/><text:span text:style-name="T74">is_hierarchical<text:line-break/>is_port</text:span><text:line-break/>is_register_clock<text:line-break/>lib_pin_name<text:line-break/><text:span text:style-name="T87">name</text:span><text:line-break/><text:span text:style-name="T87">slack_max<text:line-break/></text:span><text:soft-page-break/><text:span text:style-name="T87">slack_</text:span>max_fall<text:line-break/><text:span text:style-name="T87">slack_</text:span>max_rise<text:line-break/><text:span text:style-name="T87">slack_min<text:line-break/>slack_</text:span>min_fall<text:line-break/><text:span text:style-name="T87">slack_</text:span>min_rise</text:p>
      <text:p text:style-name="P69">port</text:p>
      <text:p text:style-name="P77"><text:span text:style-name="T72">activity<text:line-break/></text:span><text:span text:style-name="T87">slew_max_</text:span><text:span text:style-name="T85">fall<text:line-break/></text:span><text:span text:style-name="T87">slew_max_rise</text:span><text:span text:style-name="T85"><text:line-break/></text:span><text:span text:style-name="T87">slew_min_fall<text:line-break/>slew_min_rise</text:span><text:line-break/>direction<text:line-break/>full_name<text:line-break/><text:span text:style-name="T72">liberty_port<text:line-break/></text:span><text:span text:style-name="T89">name</text:span><text:span text:style-name="T72"><text:line-break/></text:span><text:span text:style-name="T87">slack_max<text:line-break/>slack_</text:span><text:span text:style-name="T72">max_fall<text:line-break/></text:span><text:span text:style-name="T87">slack_</text:span><text:span text:style-name="T72">max_rise<text:line-break/></text:span><text:span text:style-name="T87">slack_min<text:line-break/>slack_</text:span><text:span text:style-name="T72">min_fall<text:line-break/></text:span><text:span text:style-name="T87">slack_</text:span><text:span text:style-name="T72">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05553243621056"/><text:span text:style-name="Command_20_Heading">get_timing_edges</text:span><text:alphabetical-index-mark-end text:id="IMark105553243621056"/></text:p>
          </table:table-cell>
          <table:table-cell table:style-name="Table29.A1" office:value-type="string">
            <text:p text:style-name="P29"><text:span text:style-name="Command">[-from </text:span><text:span text:style-name="Command"><text:span text:style-name="T24">from_pins</text:span></text:span><text:span text:style-name="Command">]<text:line-break/>[-to </text:span><text:span text:style-name="Command"><text:span text:style-name="T24">to_pins</text:span></text:span><text:span text:style-name="Command">]<text:line-break/>[-of_objects </text:span><text:span text:style-name="Command_20_Argument">objects</text:span><text:span text:style-name="Command">]<text:line-break/>[-filter </text:span><text:span text:style-name="Command"><text:span text:style-name="T24">expr</text:span></text:span><text:span text:style-name="Command">]<text:line-break/>[</text:span><text:span text:style-name="Command_20_Argument">patterns</text:span><text:span text:style-name="Command_20_Argument"><text:span text:style-name="T25">]</text:span></text:span></text:p>
          </table:table-cell>
        </table:table-row>
        <table:table-row table:style-name="Table29.1">
          <table:table-cell table:style-name="Table29.A2" office:value-type="string">
            <text:p text:style-name="P29"><text:span text:style-name="Command"><text:span text:style-name="T22">-</text:span></text:span><text:span text:style-name="Command"><text:span text:style-name="T90">f</text:span></text:span><text:span text:style-name="Command"><text:span text:style-name="T91">ro</text:span></text:span><text:span text:style-name="Command"><text:span text:style-name="T90">m </text:span></text:span><text:span text:style-name="Command"><text:span text:style-name="T24">from_pin</text:span></text:span></text:p>
          </table:table-cell>
          <table:table-cell table:style-name="Table29.A2" office:value-type="string">
            <text:p text:style-name="P29"><text:span text:style-name="Default_20_Paragraph_20_Font">A </text:span><text:span text:style-name="Default_20_Paragraph_20_Font"><text:span text:style-name="T92">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2">-</text:span></text:span><text:span text:style-name="Command"><text:span text:style-name="T90">to </text:span></text:span><text:span text:style-name="Command"><text:span text:style-name="T24">to_pin</text:span></text:span></text:p>
          </table:table-cell>
          <table:table-cell table:style-name="Table29.A2" office:value-type="string">
            <text:p text:style-name="Example"><text:span text:style-name="Default_20_Paragraph_20_Font">A </text:span><text:span text:style-name="Default_20_Paragraph_20_Font"><text:span text:style-name="T92">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90">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3">-</text:span></text:span><text:span text:style-name="Command"><text:span text:style-name="T91">filte</text:span></text:span><text:span text:style-name="Command"><text:span text:style-name="T90">r </text:span></text:span><text:span text:style-name="Command"><text:span text:style-name="T24">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
      <text:p text:style-name="Body_20_first"><text:soft-page-break/>The <text:span text:style-name="Command">get_timing_edges</text:span> command returns a <text:span text:style-name="T9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05553243621056"/><text:span text:style-name="Command_20_Heading">group_path</text:span><text:alphabetical-index-mark-end text:id="IMark105553243621056"/></text:p>
          </table:table-cell>
          <table:table-cell table:style-name="Table30.A1" office:value-type="string">
            <text:p text:style-name="P79">-name <text:span text:style-name="T24">group_name<text:line-break/></text:span>[-weight <text:span text:style-name="T24">weight</text:span>]<text:line-break/>[-critical_range <text:span text:style-name="T24">range</text:span>]<text:line-break/>[-from <text:span text:style-name="T24">from_list</text:span><text:line-break/> |-rise_from <text:span text:style-name="T24">from_list</text:span><text:line-break/> |-fall_from <text:span text:style-name="T24">from_list</text:span>]<text:line-break/>[-through <text:span text:style-name="T24">through_list</text:span><text:span text:style-name="T44">]</text:span><text:line-break/><text:span text:style-name="T94">[</text:span>-rise_through <text:span text:style-name="T24">through_list</text:span><text:span text:style-name="T44">]</text:span><text:line-break/><text:span text:style-name="T94">[</text:span>-fall_through <text:span text:style-name="T24">through_list</text:span>]<text:line-break/>[-to <text:span text:style-name="T24">to_list</text:span><text:line-break/> |-rise_to<text:span text:style-name="T24"> to_list</text:span><text:line-break/> |-fall_to<text:span text:style-name="T24"> to_list</text:span>]</text:p>
          </table:table-cell>
        </table:table-row>
        <table:table-row table:style-name="Table30.1">
          <table:table-cell table:style-name="Table30.A2" office:value-type="string">
            <text:p text:style-name="P29"><text:span text:style-name="Command"><text:span text:style-name="T22">-</text:span></text:span><text:span text:style-name="Command"><text:span text:style-name="T90">name </text:span></text:span><text:span text:style-name="Command"><text:span text:style-name="T24">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90">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90">-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2">-from </text:span>from_list</text:p>
          </table:table-cell>
          <table:table-cell table:style-name="Table30.A2" office:value-type="string">
            <text:p text:style-name="Example"><text:span text:style-name="Default_20_Paragraph_20_Font"><text:span text:style-name="T37">Group</text:span></text:span><text:span text:style-name="Default_20_Paragraph_20_Font"><text:span text:style-name="T39">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4"><text:span text:style-name="T22">-</text:span><text:span text:style-name="T41">rise_</text:span><text:span text:style-name="T22">from </text:span>from_list</text:p>
          </table:table-cell>
          <table:table-cell table:style-name="Table30.A2" office:value-type="string">
            <text:p text:style-name="P45"><text:span text:style-name="Default_20_Paragraph_20_Font"><text:span text:style-name="T37">Group </text:span></text:span><text:span text:style-name="Default_20_Paragraph_20_Font"><text:span text:style-name="T39"><text:s/>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4"><text:span text:style-name="T22">-</text:span><text:span text:style-name="T41">fall_</text:span><text:span text:style-name="T22">from </text:span>from_list</text:p>
          </table:table-cell>
          <table:table-cell table:style-name="Table30.A2" office:value-type="string">
            <text:p text:style-name="P45"><text:span text:style-name="Default_20_Paragraph_20_Font"><text:span text:style-name="T37">Group</text:span></text:span><text:span text:style-name="Default_20_Paragraph_20_Font"><text:span text:style-name="T39">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6"><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2">-</text:span><text:span text:style-name="T42">rise_</text:span><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2">-</text:span><text:span text:style-name="T42">fall_</text:span><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2">-</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2">-</text:span><text:span text:style-name="T42">rise_</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2">-</text:span><text:span text:style-name="T42">fall_</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05553243621056"/><text:span text:style-name="Command_20_Heading">link_design</text:span><text:alphabetical-index-mark-end text:id="IMark105553243621056"/></text:p>
          </table:table-cell>
          <table:table-cell table:style-name="Table33.A1" office:value-type="string">
            <text:p text:style-name="P29"><text:span text:style-name="Command"><text:span text:style-name="T96">[-no_black_boxes]<text:line-break/></text:span></text:span><text:span text:style-name="Command">[</text:span><text:span text:style-name="Command"><text:span text:style-name="T24">cell_name</text:span></text:span><text:span text:style-name="Command">]</text:span></text:p>
          </table:table-cell>
        </table:table-row>
        <table:table-row table:style-name="Table33.1">
          <table:table-cell table:style-name="Table33.A2" office:value-type="string">
            <text:p text:style-name="P81"><text:span text:style-name="Command"><text:span text:style-name="T96">-no_black_boxes</text:span></text:span></text:p>
          </table:table-cell>
          <table:table-cell table:style-name="Table33.A2" office:value-type="string">
            <text:p text:style-name="P82"><text:span text:style-name="T97">Do not </text:span><text:span text:style-name="T98">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4">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05553243621056"/><text:span text:style-name="Command_20_Heading">make_instance</text:span><text:alphabetical-index-mark-end text:id="IMark105553243621056"/></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05553243621056"/><text:span text:style-name="Command_20_Heading">make_net</text:span><text:alphabetical-index-mark-end text:id="IMark105553243621056"/></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05553243621056"/><text:span text:style-name="Command_20_Heading">read_liberty</text:span><text:alphabetical-index-mark-end text:id="IMark105553243621056"/></text:p>
          </table:table-cell>
          <table:table-cell table:style-name="Table36.A1" office:value-type="string">
            <text:p text:style-name="P86">[-corner <text:span text:style-name="T1">corner</text:span>]<text:line-break/>[-min]<text:line-break/>[-max]<text:line-break/>[-infer_latch<text:span text:style-name="T99">es</text:span>]<text:line-break/><text:span text:style-name="Command_20_Argument">filename</text:span></text:p>
          </table:table-cell>
        </table:table-row>
        <table:table-row table:style-name="Table36.1">
          <table:table-cell table:style-name="Table36.A2" office:value-type="string">
            <text:p text:style-name="P33"><text:span text:style-name="T22">-</text:span><text:span text:style-name="T100">corner </text:span>corner</text:p>
          </table:table-cell>
          <table:table-cell table:style-name="Table36.A2" office:value-type="string">
            <text:p text:style-name="P40"><text:span text:style-name="Default_20_Paragraph_20_Font">Use </text:span><text:span text:style-name="Default_20_Paragraph_20_Font"><text:span text:style-name="T101">the </text:span></text:span><text:span text:style-name="Default_20_Paragraph_20_Font">library for process corner </text:span><text:span text:style-name="Command_20_Argument"><text:span text:style-name="T33">corner</text:span></text:span><text:span text:style-name="Default_20_Paragraph_20_Font"><text:span text:style-name="T22">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101">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9">Some Liberty libraries do not include </text:span><text:span text:style-name="Example"><text:span text:style-name="T99">latch</text:span></text:span><text:span text:style-name="T99"> groups for cells that are describe transparent latches. In that situation the </text:span><text:span text:style-name="Example"><text:span text:style-name="T99">-infer_latches</text:span></text:span><text:span text:style-name="T99">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105553243621056"/><text:span text:style-name="Command_20_Heading">read_</text:span><text:span text:style-name="Command_20_Heading"><text:span text:style-name="T102">saif</text:span></text:span><text:alphabetical-index-mark-end text:id="IMark105553243621056"/></text:p>
          </table:table-cell>
          <table:table-cell table:style-name="Table131.A1" office:value-type="string">
            <text:p text:style-name="P88"><text:span text:style-name="Command_20_Argument"><text:span text:style-name="T103">[-scope </text:span></text:span><text:span text:style-name="Command_20_Argument"><text:span text:style-name="T104">scope</text:span></text:span><text:span text:style-name="Command_20_Argument"><text:span text:style-name="T103">]<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4">scope</text:span></text:span></text:p>
          </table:table-cell>
          <table:table-cell table:style-name="Table131.A2" office:value-type="string">
            <text:p text:style-name="P89">T<text:span text:style-name="Default_20_Paragraph_20_Font">he </text:span><text:span text:style-name="Default_20_Paragraph_20_Font"><text:span text:style-name="T102">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2">SAIF</text:span></text:span><text:span text:style-name="Default_20_Paragraph_20_Font"> file to read.</text:span></text:p>
          </table:table-cell>
        </table:table-row>
      </table:table>
      <text:p text:style-name="P91"><text:soft-page-break/><text:span text:style-name="T105">The </text:span><text:span text:style-name="Command_20_Heading"><text:span text:style-name="T106">read_</text:span></text:span><text:span text:style-name="Command_20_Heading"><text:span text:style-name="T107">saif</text:span></text:span><text:span text:style-name="T105"> command reads a </text:span><text:span text:style-name="T102">SAIF</text:span><text:span text:style-name="T105"> (Switching Activity Interchange Format) file from a Verilog simulat</text:span><text:span text:style-name="T108">ion</text:span><text:span text:style-name="T105"> and extracts pin activities and duty cycles for use in power estimation. </text:span><text:span text:style-name="T109">Files compressed with gzip are supported. </text:span><text:span text:style-name="T110">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05553243621056"/><text:span text:style-name="Command_20_Heading">read_sdc</text:span><text:alphabetical-index-mark-end text:id="IMark105553243621056"/></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05553243621056"/><text:span text:style-name="Command_20_Heading">read_sdf</text:span><text:alphabetical-index-mark-end text:id="IMark105553243621056"/></text:p>
          </table:table-cell>
          <table:table-cell table:style-name="Table40.A1" office:value-type="string">
            <text:p text:style-name="P29"><text:span text:style-name="Command_20_Argument"><text:span text:style-name="T25">[-corner </text:span></text:span><text:span text:style-name="Command_20_Argument"><text:span text:style-name="T1">corner</text:span></text:span><text:span text:style-name="Command_20_Argument"><text:span text:style-name="T22">]</text:span></text:span><text:span text:style-name="Command_20_Argument"><text:span text:style-name="T25"><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2">-</text:span></text:span><text:span text:style-name="Command_20_Argument"><text:span text:style-name="T100">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5">-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101">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05553243621056"/><text:span text:style-name="Command_20_Heading">read_spef</text:span><text:alphabetical-index-mark-end text:id="IMark105553243621056"/></text:p>
          </table:table-cell>
          <table:table-cell table:style-name="Table146.A1" office:value-type="string">
            <text:p text:style-name="P29"><text:span text:style-name="Command_20_Argument"><text:span text:style-name="T25">[-min]<text:line-break/>[-max]<text:line-break/>[-path path]<text:line-break/>[-corner </text:span></text:span><text:span text:style-name="Command_20_Argument">corner</text:span><text:span text:style-name="Command_20_Argument"><text:span text:style-name="T25">]<text:line-break/></text:span></text:span><text:span text:style-name="T111">[-keep_capacitive_coupling]<text:line-break/>[-coupling_reduction_factor </text:span><text:span text:style-name="T112">factor</text:span><text:span text:style-name="T111">]</text:span><text:span text:style-name="Command_20_Argument"><text:span text:style-name="T25"><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3">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3">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3">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4">-corner</text:span></text:span><text:span text:style-name="Command"><text:span text:style-name="T115"> </text:span></text:span><text:span text:style-name="Command"><text:span text:style-name="T24">corner</text:span></text:span></text:p>
          </table:table-cell>
          <table:table-cell table:style-name="Table146.A2" office:value-type="string">
            <text:p text:style-name="P40"><text:span text:style-name="Default_20_Paragraph_20_Font"><text:span text:style-name="T113">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6">The default value is 1.0.</text:span></text:span></text:p>
          </table:table-cell>
        </table:table-row>
        <table:table-row table:style-name="Table146.1">
          <table:table-cell table:style-name="Table146.A2" office:value-type="string">
            <text:p text:style-name="P96"><text:span text:style-name="Command_20_Argument"><text:span text:style-name="T25">-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7">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43621056"/>SPEF<text:alphabetical-index-mark-end text:id="IMark105553243621056"/> format. <text:span text:style-name="T118">Use the </text:span><text:span text:style-name="T119">‑</text:span><text:span text:style-name="T120">report_parasitic_annotation</text:span><text:span text:style-name="T118"> command to check for nets that are not annotated.</text:span></text:p>
      <text:p text:style-name="Body">Files compressed with gzip are automatically uncompressed.</text:p>
      <text:p text:style-name="P97">Separate parasitics can be annotated for <text:span text:style-name="T121">corners and </text:span>min and max paths using the <text:span text:style-name="T50">-</text:span><text:span text:style-name="T122">corner, </text:span><text:span text:style-name="Command">–min</text:span><text:span text:style-name="Command"><text:span text:style-name="T123"> and </text:span></text:span><text:span text:style-name="Command">-max</text:span> arguments. <text:span text:style-name="T124">To use the same parastiics for every corner and for min/max delay calculation read the SPEF without </text:span><text:span text:style-name="Command"><text:span text:style-name="T124">-corner</text:span></text:span><text:span text:style-name="T124">, </text:span><text:span text:style-name="Command"><text:span text:style-name="T124">-min</text:span></text:span><text:span text:style-name="T124">, and </text:span><text:span text:style-name="Command"><text:span text:style-name="T124">-max</text:span></text:span><text:span text:style-name="T124"> options. </text:span></text:p>
      <text:p text:style-name="Example_20__20_indented"><text:span text:style-name="Command">read_spef</text:span> <text:span text:style-name="Command_20_Argument"><text:span text:style-name="T124">spef1</text:span></text:span></text:p>
      <text:p text:style-name="P97"><text:span text:style-name="T124">To use separate parastics for min/max delay, use the </text:span><text:span text:style-name="Command"><text:span text:style-name="T124">-min</text:span></text:span><text:span text:style-name="T124">, and </text:span><text:span text:style-name="Command"><text:span text:style-name="T124">-max</text:span></text:span><text:span text:style-name="T124"> options for each SPEF file.</text:span></text:p>
      <text:p text:style-name="P98"><text:span text:style-name="Command">read_spef</text:span> <text:span text:style-name="Command"><text:span text:style-name="T124">-min </text:span></text:span><text:span text:style-name="Command_20_Argument"><text:span text:style-name="T124">spef1</text:span></text:span><text:span text:style-name="Command_20_Argument"><text:line-break/></text:span><text:span text:style-name="Command">read_spef</text:span><text:span text:style-name="Command_20_Argument"> </text:span><text:span text:style-name="Command"><text:span text:style-name="T124">-max </text:span></text:span><text:span text:style-name="Command_20_Argument"><text:span text:style-name="T124">spef2</text:span></text:span></text:p>
      <text:p text:style-name="P99"><text:soft-page-break/><text:span text:style-name="T124">To use separate parastics for each corner, use the </text:span><text:span text:style-name="Command"><text:span text:style-name="T124">-corner</text:span></text:span><text:span text:style-name="T124"> option for each SPEF file.</text:span></text:p>
      <text:p text:style-name="P98"><text:span text:style-name="Command">read_spef</text:span> <text:span text:style-name="Command"><text:span text:style-name="T124">-corner ss </text:span></text:span><text:span text:style-name="Command_20_Argument"><text:span text:style-name="T124">spef1</text:span></text:span><text:span text:style-name="Command_20_Argument"><text:line-break/></text:span><text:span text:style-name="Command">read_spef</text:span><text:span text:style-name="Command_20_Argument"> </text:span><text:span text:style-name="Command"><text:span text:style-name="T124">-corner tt spef2</text:span></text:span><text:span text:style-name="Command_20_Argument"><text:span text:style-name="T124"><text:line-break/></text:span></text:span><text:span text:style-name="Command"><text:span text:style-name="T124">read_spef</text:span></text:span><text:span text:style-name="Command_20_Argument"><text:span text:style-name="T124"> </text:span></text:span><text:span text:style-name="Command"><text:span text:style-name="T124">-corner ff </text:span></text:span><text:span text:style-name="Command_20_Argument"><text:span text:style-name="T124">spef3</text:span></text:span></text:p>
      <text:p text:style-name="P97"><text:span text:style-name="T124">To use separate parastics for each corner and separate min/max delay calculation, use the </text:span><text:span text:style-name="Command"><text:span text:style-name="T124">-corner</text:span></text:span><text:span text:style-name="T124"> option along with the </text:span><text:span text:style-name="Command"><text:span text:style-name="T124">-min</text:span></text:span><text:span text:style-name="T124">, and </text:span><text:span text:style-name="Command"><text:span text:style-name="T124">-max</text:span></text:span><text:span text:style-name="T124"> options.</text:span></text:p>
      <text:p text:style-name="P98"><text:span text:style-name="Command">read_spef</text:span> <text:span text:style-name="Command"><text:span text:style-name="T124">-corner ss -min </text:span></text:span><text:span text:style-name="Command_20_Argument"><text:span text:style-name="T124">spef1</text:span></text:span><text:span text:style-name="Command_20_Argument"><text:line-break/></text:span><text:span text:style-name="Command">read_spef</text:span><text:span text:style-name="Command_20_Argument"> </text:span><text:span text:style-name="Command"><text:span text:style-name="T124">-corner ss -max spef2</text:span></text:span><text:span text:style-name="Command_20_Argument"><text:span text:style-name="T124"><text:line-break/></text:span></text:span><text:span text:style-name="Command"><text:span text:style-name="T124">read_spef</text:span></text:span><text:span text:style-name="Command_20_Argument"><text:span text:style-name="T124"> </text:span></text:span><text:span text:style-name="Command"><text:span text:style-name="T124">-corner ff -min spef</text:span></text:span><text:span text:style-name="Command_20_Argument"><text:span text:style-name="T124">3<text:line-break/></text:span></text:span><text:span text:style-name="Command"><text:span text:style-name="T124">read_spef</text:span></text:span><text:span text:style-name="Command_20_Argument"><text:span text:style-name="T124"> </text:span></text:span><text:span text:style-name="Command"><text:span text:style-name="T124">-corner ff -max spef</text:span></text:span><text:span text:style-name="Command_20_Argument"><text:span text:style-name="T124">4</text:span></text:span></text:p>
      <text:p text:style-name="P97">With the <text:span text:style-name="Command">-reduce</text:span> <text:span text:style-name="T125">option</text:span>, the current delay calculator reduces the parastic network to the appropriate type and deletes the parasitic network. <text:span text:style-name="T117">This </text:span>substantially reduc<text:span text:style-name="T117">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8">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105553243621056"/><text:span text:style-name="Command_20_Heading">read_</text:span><text:span text:style-name="Command_20_Heading"><text:span text:style-name="T126">vcd</text:span></text:span><text:alphabetical-index-mark-end text:id="IMark105553243621056"/></text:p>
          </table:table-cell>
          <table:table-cell table:style-name="Table32.A1" office:value-type="string">
            <text:p text:style-name="P102"><text:span text:style-name="Command_20_Argument"><text:span text:style-name="T103">[-scope </text:span></text:span><text:span text:style-name="Command_20_Argument"><text:span text:style-name="T104">scope</text:span></text:span><text:span text:style-name="Command_20_Argument"><text:span text:style-name="T103">]<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4">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5">VCD</text:span></text:span><text:span text:style-name="Default_20_Paragraph_20_Font"> file to read.</text:span></text:p>
          </table:table-cell>
        </table:table-row>
      </table:table>
      <text:p text:style-name="P105"><text:span text:style-name="T105">The </text:span><text:span text:style-name="Command_20_Heading"><text:span text:style-name="T106">read_</text:span></text:span><text:span text:style-name="Command_20_Heading"><text:span text:style-name="T127">vcd</text:span></text:span><text:span text:style-name="T105"> command reads a VCD (Value Change Dump) file from a Verilog simulat</text:span><text:span text:style-name="T108">ion</text:span><text:span text:style-name="T105"> and extracts pin activities and duty cycles for use in power estimation. </text:span><text:span text:style-name="T109">Files compressed with gzip are supported. </text:span><text:span text:style-name="T110">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05553243621056"/><text:span text:style-name="Command_20_Heading">read_verilog</text:span><text:alphabetical-index-mark-end text:id="IMark105553243621056"/></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05553243621056"/>verilog netlist<text:alphabetical-index-mark-end text:id="IMark105553243621056"/>. After all verilog netlist and Liberty libraries are read the design must be linked with the <text:span text:style-name="Command">link_design</text:span> command.</text:p>
      <text:p text:style-name="Body">Verilog 2001 module port declaratation<text:span text:style-name="T108">s are </text:span>support<text:span text:style-name="T108">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05553243621056"/><text:span text:style-name="Command_20_Heading">replace_cell</text:span><text:alphabetical-index-mark-end text:id="IMark105553243621056"/></text:p>
          </table:table-cell>
          <table:table-cell table:style-name="Table54.A1" office:value-type="string">
            <text:p text:style-name="P29"><text:span text:style-name="Command"><text:span text:style-name="T24">instance_list<text:line-break/>replacement_cell</text:span></text:span></text:p>
          </table:table-cell>
        </table:table-row>
        <table:table-row table:style-name="Table54.1">
          <table:table-cell table:style-name="Table54.A2" office:value-type="string">
            <text:p text:style-name="P29"><text:span text:style-name="Command"><text:span text:style-name="T24">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4">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8">replace_cell</text:span></text:span> command changes the cell of an instance. The replacement cell must have the same port list (number, name, and order) as the instance's existing cell for the replacement to be successful.</text:p>
      <table:table table:name="Table160" table:style-name="Table160">
        <table:table-column table:style-name="Table160.A"/>
        <table:table-column table:style-name="Table160.B"/>
        <table:table-row table:style-name="Table160.1">
          <table:table-cell table:style-name="Table160.A1" office:value-type="string">
            <text:p text:style-name="P106"><text:alphabetical-index-mark-start text:id="IMark105553243621056"/><text:span text:style-name="Command_20_Heading">replace_</text:span><text:span text:style-name="Command_20_Heading"><text:span text:style-name="T129">activity_annotation</text:span></text:span><text:alphabetical-index-mark-end text:id="IMark105553243621056"/></text:p>
          </table:table-cell>
          <table:table-cell table:style-name="Table160.A1" office:value-type="string">
            <text:p text:style-name="P106"><text:span text:style-name="Command"><text:span text:style-name="T22">[-report_unannotated]<text:line-break/>[-report_annotated]</text:span></text:span></text:p>
          </table:table-cell>
        </table:table-row>
        <table:table-row table:style-name="Table160.1">
          <table:table-cell table:style-name="Table160.A2" office:value-type="string">
            <text:p text:style-name="P106"><text:span text:style-name="Command"><text:span text:style-name="T22">-report_unannotated</text:span></text:span></text:p>
          </table:table-cell>
          <table:table-cell table:style-name="Table160.A2" office:value-type="string">
            <text:p text:style-name="P107"><text:span text:style-name="Default_20_Paragraph_20_Font"><text:span text:style-name="T129">Report unannotated pins.</text:span></text:span></text:p>
          </table:table-cell>
        </table:table-row>
        <table:table-row table:style-name="Table160.1">
          <table:table-cell table:style-name="Table160.A2" office:value-type="string">
            <text:p text:style-name="P106"><text:span text:style-name="Command"><text:span text:style-name="T22">-report_unannotated</text:span></text:span></text:p>
          </table:table-cell>
          <table:table-cell table:style-name="Table160.A2" office:value-type="string">
            <text:p text:style-name="P107"><text:span text:style-name="Default_20_Paragraph_20_Font"><text:span text:style-name="T129">Report annotated pins.</text:span></text:span></text:p>
          </table:table-cell>
        </table:table-row>
      </table:table>
      <text:p text:style-name="P108">Report <text:span text:style-name="T130">a summary of </text:span>pins that are annotated by <text:span text:style-name="T50">read_vcd,</text:span> <text:span text:style-name="T50">read_saif</text:span> or <text:span text:style-name="T50">set_power_activity</text:span>. <text:span text:style-name="T131">Sequential internal pins and hierarchical pins are ignored.</text:span></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05553243621056"/><text:span text:style-name="Command_20_Heading">report_annotated_check</text:span><text:alphabetical-index-mark-end text:id="IMark105553243621056"/></text:p>
          </table:table-cell>
          <table:table-cell table:style-name="Table55.A1" office:value-type="string">
            <text:p text:style-name="P109"><text:span text:style-name="Command">[-setup]<text:line-break/>[-hold]<text:line-break/>[-recovery]<text:line-break/>[-removal]<text:line-break/>[-nochange]<text:line-break/>[-width]<text:line-break/>[-period]<text:line-break/>[-max_skew]<text:line-break/>[-max_line </text:span><text:span text:style-name="Command"><text:span text:style-name="T24">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3">-setup</text:span></text:span></text:p>
          </table:table-cell>
          <table:table-cell table:style-name="Table55.A2" office:value-type="string">
            <text:p text:style-name="P40"><text:span text:style-name="Default_20_Paragraph_20_Font">Report annotated setup checks.</text:span></text:p>
          </table:table-cell>
        </table:table-row>
        <text:soft-page-break/>
        <table:table-row table:style-name="Table55.1">
          <table:table-cell table:style-name="Table55.A2" office:value-type="string">
            <text:p text:style-name="P29"><text:span text:style-name="Command"><text:span text:style-name="T33">-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3">-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3">-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3">-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3">-width</text:span></text:span></text:p>
          </table:table-cell>
          <table:table-cell table:style-name="Table55.A2" office:value-type="string">
            <text:p text:style-name="P40"><text:span text:style-name="Default_20_Paragraph_20_Font">Report annotated width checks.</text:span></text:p>
          </table:table-cell>
        </table:table-row>
        <table:table-row table:style-name="Table55.1">
          <table:table-cell table:style-name="Table55.A2" office:value-type="string">
            <text:p text:style-name="P29"><text:span text:style-name="Command"><text:span text:style-name="T33">-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3">-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10"><text:span text:style-name="Command"><text:span text:style-name="T132">-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1">The <text:span text:style-name="Command_20_Heading"><text:span text:style-name="T133">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05553243621056"/><text:span text:style-name="Command_20_Heading">report_annotated_delay</text:span><text:alphabetical-index-mark-end text:id="IMark105553243621056"/></text:p>
          </table:table-cell>
          <table:table-cell table:style-name="Table56.A1" office:value-type="string">
            <text:p text:style-name="P109"><text:span text:style-name="T111">[-cell]<text:line-break/>[-net]<text:line-break/>[-from_in_ports]<text:line-break/>[-to_out_ports]</text:span><text:span text:style-name="T134"><text:line-break/></text:span><text:span text:style-name="Command">[-max_line</text:span><text:span text:style-name="Command"><text:span text:style-name="T135">s</text:span></text:span><text:span text:style-name="Command"> </text:span><text:span text:style-name="Command"><text:span text:style-name="T24">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3">-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3">-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3">-</text:span></text:span><text:span text:style-name="Command"><text:span text:style-name="T136">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3">-</text:span></text:span><text:span text:style-name="Command"><text:span text:style-name="T136">to_out_ports</text:span></text:span></text:p>
          </table:table-cell>
          <table:table-cell table:style-name="Table56.A2" office:value-type="string">
            <text:p text:style-name="P40"><text:span text:style-name="Default_20_Paragraph_20_Font">Report annotated delays to output ports.</text:span></text:p>
          </table:table-cell>
        </table:table-row>
        <text:soft-page-break/>
        <table:table-row table:style-name="Table56.1">
          <table:table-cell table:style-name="Table56.A2" office:value-type="string">
            <text:p text:style-name="P112"><text:span text:style-name="Command"><text:span text:style-name="T22">-max_line</text:span></text:span><text:span text:style-name="Command"><text:span text:style-name="T137">s</text:span></text:span><text:span text:style-name="Command"><text:span text:style-name="T22">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1">The <text:span text:style-name="Command_20_Heading"><text:span text:style-name="T133">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3"><text:alphabetical-index-mark-start text:id="IMark105553243621056"/><text:span text:style-name="Command_20_Heading">report_checks</text:span><text:alphabetical-index-mark-end text:id="IMark105553243621056"/></text:p>
          </table:table-cell>
          <table:table-cell table:style-name="Table52.A1" office:value-type="string">
            <text:p text:style-name="P113">[-from <text:span text:style-name="T24">from_list</text:span><text:line-break/> |-rise_from <text:span text:style-name="T24">from_list</text:span><text:line-break/> |-fall_from <text:span text:style-name="T24">from_list</text:span>]<text:line-break/>[-through <text:span text:style-name="T24">through_list</text:span><text:line-break/> |-rise_through <text:span text:style-name="T24">through_list</text:span><text:line-break/> |-fall_through <text:span text:style-name="T24">through_list</text:span>]<text:line-break/>[-to <text:span text:style-name="T24">to_list</text:span><text:line-break/> |-rise_to<text:span text:style-name="T24"> to_list</text:span><text:line-break/> |-fall_to<text:span text:style-name="T24"> to_list</text:span>]<text:line-break/>[-unconstrained]<text:line-break/>[-path_delay min|min_rise|min_fall<text:line-break/> <text:s text:c="11"/>|max|max_rise|max_fall<text:line-break/> <text:s text:c="11"/>|min_max]<text:line-break/>[-group_path_count <text:span text:style-name="T24">path_count</text:span>]<text:line-break/>[-endpoint_path_count <text:span text:style-name="T24">endpoint_path_count</text:span>]<text:line-break/>[-unique_paths_to_endpoint]<text:line-break/>[-corner <text:span text:style-name="T1">corner</text:span>]<text:line-break/>[-slack_max <text:span text:style-name="T24">max_slack</text:span>]<text:line-break/>[-slack_min <text:span text:style-name="T24">min_slack</text:span>]<text:line-break/>[-sort_by_slack]<text:line-break/>[-path_group <text:span text:style-name="T24">group</text:span><text:span text:style-name="T139">s</text:span>]<text:line-break/>[-format end|full|short|summary<text:line-break/> <text:s text:c="11"/>|full_clock|full_clock_expanded<text:line-break/> <text:s text:c="11"/><text:span text:style-name="T140">|json</text:span>]<text:line-break/>[-fields <text:span text:style-name="T1">fields</text:span>]<text:line-break/>[-digits <text:span text:style-name="T24">digits</text:span>]<text:line-break/>[-no_line_split]<text:line-break/>[&gt; <text:span text:style-name="T24">filename</text:span>]<text:line-break/>[&gt;&gt; <text:span text:style-name="T24">filename</text:span>]</text:p>
          </table:table-cell>
        </table:table-row>
        <text:soft-page-break/>
        <table:table-row table:style-name="Table52.1">
          <table:table-cell table:style-name="Table52.A2" office:value-type="string">
            <text:p text:style-name="P114"><text:span text:style-name="T22">-from </text:span>from_list</text:p>
          </table:table-cell>
          <table:table-cell table:style-name="Table52.A2" office:value-type="string">
            <text:p text:style-name="P115"><text:span text:style-name="Default_20_Paragraph_20_Font"><text:span text:style-name="T37">Report</text:span></text:span><text:span text:style-name="Default_20_Paragraph_20_Font"><text:span text:style-name="T39">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4"><text:span text:style-name="T22">-</text:span><text:span text:style-name="T41">rise_</text:span><text:span text:style-name="T22">from </text:span>from_list</text:p>
          </table:table-cell>
          <table:table-cell table:style-name="Table52.A2" office:value-type="string">
            <text:p text:style-name="P115"><text:span text:style-name="Default_20_Paragraph_20_Font"><text:span text:style-name="T37">Report </text:span></text:span><text:span text:style-name="Default_20_Paragraph_20_Font"><text:span text:style-name="T39"><text:s/>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4"><text:span text:style-name="T22">-</text:span><text:span text:style-name="T41">fall_</text:span><text:span text:style-name="T22">from </text:span>from_list</text:p>
          </table:table-cell>
          <table:table-cell table:style-name="Table52.A2" office:value-type="string">
            <text:p text:style-name="P115"><text:span text:style-name="Default_20_Paragraph_20_Font"><text:span text:style-name="T37">Report</text:span></text:span><text:span text:style-name="Default_20_Paragraph_20_Font"><text:span text:style-name="T39">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4"><text:span text:style-name="T22">-through </text:span>through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39"> paths through a</text:span></text:span><text:span text:style-name="Default_20_Paragraph_20_Font"> list of instances, pins or nets.</text:span></text:p>
          </table:table-cell>
        </table:table-row>
        <table:table-row table:style-name="Table52.1">
          <table:table-cell table:style-name="Table52.A2" office:value-type="string">
            <text:p text:style-name="P114"><text:span text:style-name="T22">-</text:span><text:span text:style-name="T42">rise_</text:span><text:span text:style-name="T22">through </text:span>through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39">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52.1">
          <table:table-cell table:style-name="Table52.A2" office:value-type="string">
            <text:p text:style-name="P114"><text:span text:style-name="T22">-</text:span><text:span text:style-name="T42">fall_</text:span><text:span text:style-name="T22">through </text:span>through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39">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52.1">
          <table:table-cell table:style-name="Table52.A2" office:value-type="string">
            <text:p text:style-name="P114"><text:span text:style-name="T22">-</text:span><text:span text:style-name="T44">to </text:span>to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45"> paths to a</text:span></text:span><text:span text:style-name="Default_20_Paragraph_20_Font"> list of clocks, instances, ports or pins.</text:span></text:p>
          </table:table-cell>
        </table:table-row>
        <table:table-row table:style-name="Table52.1">
          <table:table-cell table:style-name="Table52.A2" office:value-type="string">
            <text:p text:style-name="P114"><text:span text:style-name="T22">-</text:span><text:span text:style-name="T42">rise_</text:span><text:span text:style-name="T44">to </text:span>to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45">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52.1">
          <table:table-cell table:style-name="Table52.A2" office:value-type="string">
            <text:p text:style-name="P114"><text:span text:style-name="T22">-</text:span><text:span text:style-name="T42">fall_</text:span><text:span text:style-name="T44">to </text:span>to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45">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52.1">
          <table:table-cell table:style-name="Table52.A2" office:value-type="string">
            <text:p text:style-name="P116">-unconstrained</text:p>
          </table:table-cell>
          <table:table-cell table:style-name="Table52.A2" office:value-type="string">
            <text:p text:style-name="P115"><text:span text:style-name="Default_20_Paragraph_20_Font"><text:span text:style-name="T46">R</text:span></text:span><text:span text:style-name="Default_20_Paragraph_20_Font">eport unconstrained paths </text:span><text:span text:style-name="Default_20_Paragraph_20_Font"><text:span text:style-name="T47">also</text:span></text:span><text:span text:style-name="Default_20_Paragraph_20_Font">. </text:span><text:span text:style-name="Default_20_Paragraph_20_Font"><text:span text:style-name="T46">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3"><text:span text:style-name="Command">-path_delay min</text:span></text:p>
          </table:table-cell>
          <table:table-cell table:style-name="Table52.A2" office:value-type="string">
            <text:p text:style-name="P115"><text:span text:style-name="Default_20_Paragraph_20_Font">Report min path (hold) checks.</text:span></text:p>
          </table:table-cell>
        </table:table-row>
        <table:table-row table:style-name="Table52.13">
          <table:table-cell table:style-name="Table52.A2" office:value-type="string">
            <text:p text:style-name="P113"><text:span text:style-name="Command">-path_delay min_rise</text:span></text:p>
          </table:table-cell>
          <table:table-cell table:style-name="Table52.A2" office:value-type="string">
            <text:p text:style-name="P115"><text:span text:style-name="Default_20_Paragraph_20_Font">Report min path (hold) checks for rising endpoints.</text:span></text:p>
          </table:table-cell>
        </table:table-row>
        <table:table-row table:style-name="Table52.1">
          <table:table-cell table:style-name="Table52.A2" office:value-type="string">
            <text:p text:style-name="P113"><text:span text:style-name="Command">-path_delay min_fall</text:span></text:p>
          </table:table-cell>
          <table:table-cell table:style-name="Table52.A2" office:value-type="string">
            <text:p text:style-name="P115"><text:span text:style-name="Default_20_Paragraph_20_Font">Report min path (hold) checks for falling endpoints.</text:span></text:p>
          </table:table-cell>
        </table:table-row>
        <table:table-row table:style-name="Table52.1">
          <table:table-cell table:style-name="Table52.A2" office:value-type="string">
            <text:p text:style-name="P113"><text:span text:style-name="Command">-path_delay max</text:span></text:p>
          </table:table-cell>
          <table:table-cell table:style-name="Table52.A2" office:value-type="string">
            <text:p text:style-name="P115"><text:span text:style-name="Default_20_Paragraph_20_Font">Report max path (setup) checks.</text:span></text:p>
          </table:table-cell>
        </table:table-row>
        <table:table-row table:style-name="Table52.1">
          <table:table-cell table:style-name="Table52.A2" office:value-type="string">
            <text:p text:style-name="P113"><text:span text:style-name="Command">-path_delay max_rise</text:span></text:p>
          </table:table-cell>
          <table:table-cell table:style-name="Table52.A2" office:value-type="string">
            <text:p text:style-name="P115"><text:span text:style-name="Default_20_Paragraph_20_Font">Report max path (setup) checks for rising endpoints.</text:span></text:p>
          </table:table-cell>
        </table:table-row>
        <table:table-row table:style-name="Table52.1">
          <table:table-cell table:style-name="Table52.A2" office:value-type="string">
            <text:p text:style-name="P113"><text:span text:style-name="Command">-path_delay max_fall</text:span></text:p>
          </table:table-cell>
          <table:table-cell table:style-name="Table52.A2" office:value-type="string">
            <text:p text:style-name="P115"><text:span text:style-name="Default_20_Paragraph_20_Font">Report max path (setup) checks for falling endpoints.</text:span></text:p>
          </table:table-cell>
        </table:table-row>
        <table:table-row table:style-name="Table52.1">
          <table:table-cell table:style-name="Table52.A2" office:value-type="string">
            <text:p text:style-name="P113"><text:span text:style-name="Command">-path_delay min_max</text:span></text:p>
          </table:table-cell>
          <table:table-cell table:style-name="Table52.A2" office:value-type="string">
            <text:p text:style-name="P115"><text:span text:style-name="Default_20_Paragraph_20_Font">Report max and max path (setup and hold) checks.</text:span></text:p>
          </table:table-cell>
        </table:table-row>
        <table:table-row table:style-name="Table52.1">
          <table:table-cell table:style-name="Table52.A2" office:value-type="string">
            <text:p text:style-name="P114"><text:span text:style-name="T22">-group_path_count </text:span>path_count</text:p>
          </table:table-cell>
          <table:table-cell table:style-name="Table52.A2" office:value-type="string">
            <text:p text:style-name="P115"><text:span text:style-name="Default_20_Paragraph_20_Font">The number of paths to report in each path group. The default is 1.</text:span></text:p>
          </table:table-cell>
        </table:table-row>
        <table:table-row table:style-name="Table52.1">
          <table:table-cell table:style-name="Table52.A2" office:value-type="string">
            <text:p text:style-name="P114"><text:span text:style-name="T22">-endpoint_path_count</text:span> endpoint_path_count</text:p>
          </table:table-cell>
          <table:table-cell table:style-name="Table52.A2" office:value-type="string">
            <text:p text:style-name="P115"><text:span text:style-name="Default_20_Paragraph_20_Font">The number of paths to report for each endpoint. The default is 1.</text:span></text:p>
          </table:table-cell>
        </table:table-row>
        <text:soft-page-break/>
        <table:table-row table:style-name="Table52.1">
          <table:table-cell table:style-name="Table52.A2" office:value-type="string">
            <text:p text:style-name="P116">‑unique_paths_to_endpoint</text:p>
          </table:table-cell>
          <table:table-cell table:style-name="Table52.A2" office:value-type="string">
            <text:p text:style-name="P115"><text:span text:style-name="Default_20_Paragraph_20_Font">When multiple paths to an endpoint are specified with </text:span><text:span text:style-name="Command">‑endpoint_path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7"><text:span text:style-name="T22">-</text:span><text:span text:style-name="T141">corner </text:span>corner</text:p>
          </table:table-cell>
          <table:table-cell table:style-name="Table52.A2" office:value-type="string">
            <text:p text:style-name="P115"><text:span text:style-name="Default_20_Paragraph_20_Font"><text:span text:style-name="T142">R</text:span></text:span><text:span text:style-name="Default_20_Paragraph_20_Font">eport paths for </text:span><text:span text:style-name="Default_20_Paragraph_20_Font"><text:span text:style-name="T142">one</text:span></text:span><text:span text:style-name="Default_20_Paragraph_20_Font"> process corner. </text:span><text:span text:style-name="Default_20_Paragraph_20_Font"><text:span text:style-name="T143">The</text:span></text:span><text:span text:style-name="Default_20_Paragraph_20_Font"> default </text:span><text:span text:style-name="Default_20_Paragraph_20_Font"><text:span text:style-name="T143">is to report</text:span></text:span><text:span text:style-name="Default_20_Paragraph_20_Font"> paths </text:span><text:span text:style-name="Default_20_Paragraph_20_Font"><text:span text:style-name="T143">for</text:span></text:span><text:span text:style-name="Default_20_Paragraph_20_Font"> all process corners.</text:span></text:p>
          </table:table-cell>
        </table:table-row>
        <table:table-row table:style-name="Table52.1">
          <table:table-cell table:style-name="Table52.A2" office:value-type="string">
            <text:p text:style-name="P114"><text:span text:style-name="T22">-slack_max </text:span>max_slack</text:p>
          </table:table-cell>
          <table:table-cell table:style-name="Table52.A2" office:value-type="string">
            <text:p text:style-name="P115"><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4"><text:span text:style-name="T22">-slack_min </text:span>min_slack</text:p>
          </table:table-cell>
          <table:table-cell table:style-name="Table52.A2" office:value-type="string">
            <text:p text:style-name="P115"><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113">-sort_by_slack</text:p>
          </table:table-cell>
          <table:table-cell table:style-name="Table52.A2" office:value-type="string">
            <text:p text:style-name="P115"><text:span text:style-name="Default_20_Paragraph_20_Font">Sort paths by slack rather than slack grouped by path group.</text:span></text:p>
          </table:table-cell>
        </table:table-row>
        <table:table-row table:style-name="Table52.1">
          <table:table-cell table:style-name="Table52.A2" office:value-type="string">
            <text:p text:style-name="P114"><text:span text:style-name="T22">-path_group </text:span>group<text:span text:style-name="T144">s</text:span></text:p>
          </table:table-cell>
          <table:table-cell table:style-name="Table52.A2" office:value-type="string">
            <text:p text:style-name="P115"><text:span text:style-name="Default_20_Paragraph_20_Font">List of path group</text:span><text:span text:style-name="Default_20_Paragraph_20_Font"><text:span text:style-name="T144">s</text:span></text:span><text:span text:style-name="Default_20_Paragraph_20_Font"> to report. </text:span><text:span text:style-name="Default_20_Paragraph_20_Font"><text:span text:style-name="T144">The default is to report a</text:span></text:span><text:span text:style-name="Default_20_Paragraph_20_Font">ll path groups.</text:span></text:p>
          </table:table-cell>
        </table:table-row>
        <table:table-row table:style-name="Table52.1">
          <table:table-cell table:style-name="Table52.A2" office:value-type="string">
            <text:p text:style-name="P113">-format end</text:p>
          </table:table-cell>
          <table:table-cell table:style-name="Table52.A2" office:value-type="string">
            <text:p text:style-name="P115"><text:span text:style-name="Default_20_Paragraph_20_Font">Report path ends in one line with delay, required time and slack.</text:span></text:p>
          </table:table-cell>
        </table:table-row>
        <table:table-row table:style-name="Table52.1">
          <table:table-cell table:style-name="Table52.A2" office:value-type="string">
            <text:p text:style-name="P113">-format full</text:p>
          </table:table-cell>
          <table:table-cell table:style-name="Table52.A2" office:value-type="string">
            <text:p text:style-name="P115"><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3">-format full_clock</text:p>
          </table:table-cell>
          <table:table-cell table:style-name="Table52.A2" office:value-type="string">
            <text:p text:style-name="P115"><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3">-format full_clock_expanded</text:p>
          </table:table-cell>
          <table:table-cell table:style-name="Table52.A2" office:value-type="string">
            <text:p text:style-name="P115"><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3">-format short</text:p>
          </table:table-cell>
          <table:table-cell table:style-name="Table52.A2" office:value-type="string">
            <text:p text:style-name="P115"><text:span text:style-name="Default_20_Paragraph_20_Font">Report only path start and end points.</text:span></text:p>
          </table:table-cell>
        </table:table-row>
        <table:table-row table:style-name="Table52.1">
          <table:table-cell table:style-name="Table52.A2" office:value-type="string">
            <text:p text:style-name="P113">-format summary</text:p>
          </table:table-cell>
          <table:table-cell table:style-name="Table52.A2" office:value-type="string">
            <text:p text:style-name="P115"><text:span text:style-name="Default_20_Paragraph_20_Font">Report only path ends with delay.</text:span></text:p>
          </table:table-cell>
        </table:table-row>
        <table:table-row table:style-name="Table52.1">
          <table:table-cell table:style-name="Table52.A2" office:value-type="string">
            <text:p text:style-name="P113">-format <text:span text:style-name="T145">json</text:span></text:p>
          </table:table-cell>
          <table:table-cell table:style-name="Table52.A2" office:value-type="string">
            <text:p text:style-name="P118"><text:span text:style-name="T145">Report in json format. </text:span><text:span text:style-name="T146">-</text:span><text:span text:style-name="T147">fields</text:span><text:span text:style-name="T148"> </text:span><text:span text:style-name="T149">is ignored.</text:span></text:p>
          </table:table-cell>
        </table:table-row>
        <table:table-row table:style-name="Table52.1">
          <table:table-cell table:style-name="Table52.A2" office:value-type="string">
            <text:p text:style-name="P117"><text:span text:style-name="T22">-</text:span><text:span text:style-name="T148">fields </text:span>fields</text:p>
          </table:table-cell>
          <table:table-cell table:style-name="Table52.A2" office:value-type="string">
            <text:p text:style-name="P113"><text:span text:style-name="Default_20_Paragraph_20_Font">List of </text:span><text:span text:style-name="Default_20_Paragraph_20_Font"><text:span text:style-name="T50">capacitance|slew|input_pins|</text:span></text:span><text:span text:style-name="Default_20_Paragraph_20_Font"><text:span text:style-name="T150">hierarcial_pins|</text:span></text:span><text:span text:style-name="Default_20_Paragraph_20_Font"><text:span text:style-name="T50">nets|fanout</text:span></text:span><text:span text:style-name="Default_20_Paragraph_20_Font"><text:span text:style-name="T151">|src_attr</text:span></text:span></text:p>
          </table:table-cell>
        </table:table-row>
        <table:table-row table:style-name="Table52.1">
          <table:table-cell table:style-name="Table52.A2" office:value-type="string">
            <text:p text:style-name="P117"><text:span text:style-name="T22">-</text:span><text:span text:style-name="T148">digits </text:span>digits</text:p>
          </table:table-cell>
          <table:table-cell table:style-name="Table52.A2" office:value-type="string">
            <text:p text:style-name="P11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3">-no_line_splits</text:p>
          </table:table-cell>
          <table:table-cell table:style-name="Table52.A2" office:value-type="string">
            <text:p text:style-name="P119"><text:span text:style-name="Default_20_Paragraph_20_Font">Do not split long lines into multiple lines.</text:span></text:p>
          </table:table-cell>
        </table:table-row>
      </table:table>
      <text:p text:style-name="P120">The <text:span text:style-name="Command">report_checks</text:span> command reports paths in the design. <text:span text:style-name="T152">Paths are reported in groups by capture clock, unclocked path delays, gated clocks and unconstrained.</text:span></text:p>
      <text:p text:style-name="P121">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05553243621056"/><text:span text:style-name="Command_20_Heading">report_check_types</text:span><text:alphabetical-index-mark-end text:id="IMark105553243621056"/></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4">digits</text:span>]<text:line-break/>[-no_split_lines]<text:line-break/>[&gt; <text:span text:style-name="T24">filename</text:span>]<text:line-break/>[&gt;&gt; <text:span text:style-name="T24">filename</text:span>]</text:p>
          </table:table-cell>
        </table:table-row>
        <table:table-row table:style-name="Table59.1">
          <table:table-cell table:style-name="Table59.A2" office:value-type="string">
            <text:p text:style-name="P29"><text:span text:style-name="Command_20_Argument"><text:span text:style-name="T153">-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22">-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54">slack_only</text:span></text:p>
          </table:table-cell>
          <table:table-cell table:style-name="Table59.A2" office:value-type="string">
            <text:p text:style-name="P40"><text:span text:style-name="Default_20_Paragraph_20_Font"><text:span text:style-name="T154">R</text:span></text:span><text:span text:style-name="Default_20_Paragraph_20_Font">eport the minumum slack for each </text:span><text:span text:style-name="Default_20_Paragraph_20_Font"><text:span text:style-name="T154">timing </text:span></text:span><text:span text:style-name="Default_20_Paragraph_20_Font">check.</text:span></text:p>
          </table:table-cell>
        </table:table-row>
        <table:table-row table:style-name="Table59.1">
          <table:table-cell table:style-name="Table59.A2" office:value-type="string">
            <text:p text:style-name="P29">-format <text:span text:style-name="T154">end</text:span></text:p>
          </table:table-cell>
          <table:table-cell table:style-name="Table59.A2" office:value-type="string">
            <text:p text:style-name="Example"><text:span text:style-name="Default_20_Paragraph_20_Font"><text:span text:style-name="T154">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2">-</text:span><text:span text:style-name="T148">digits </text:span>digits</text:p>
          </table:table-cell>
          <table:table-cell table:style-name="Table59.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5"><text:alphabetical-index-mark-start text:id="IMark105553243621056"/><text:alphabetical-index-mark-start text:id="IMark105553243622256"/><text:span text:style-name="Command_20_Heading">report_clock_</text:span><text:span text:style-name="Command_20_Heading"><text:span text:style-name="T155">latency</text:span></text:span><text:alphabetical-index-mark-end text:id="IMark105553243622256"/><text:alphabetical-index-mark-end text:id="IMark105553243621056"/></text:p>
          </table:table-cell>
          <table:table-cell table:style-name="Table142.A1" office:value-type="string">
            <text:p text:style-name="P126">[-clock <text:span text:style-name="T1">clocks</text:span>]<text:line-break/><text:span text:style-name="T156">[</text:span><text:span text:style-name="T157">-include_internal_latency</text:span><text:span text:style-name="T158">]</text:span><text:span text:style-name="T24"><text:line-break/></text:span>[<text:span text:style-name="T22">-digits</text:span><text:span text:style-name="T24"> digits</text:span>]</text:p>
          </table:table-cell>
        </table:table-row>
        <table:table-row table:style-name="Table142.1">
          <table:table-cell table:style-name="Table142.A2" office:value-type="string">
            <text:p text:style-name="P127"><text:span text:style-name="T22">-clock </text:span><text:span text:style-name="T33">clocks</text:span></text:p>
          </table:table-cell>
          <table:table-cell table:style-name="Table142.A2" office:value-type="string">
            <text:p text:style-name="P128"><text:span text:style-name="Default_20_Paragraph_20_Font">The clocks to report.</text:span></text:p>
          </table:table-cell>
        </table:table-row>
        <table:table-row table:style-name="Table142.1">
          <table:table-cell table:style-name="Table142.A2" office:value-type="string">
            <text:p text:style-name="P129">-include_internal_latency</text:p>
          </table:table-cell>
          <table:table-cell table:style-name="Table142.A2" office:value-type="string">
            <text:p text:style-name="P130">Include internal clock latency from liberty min/max_clock_tree_path timing groups.</text:p>
          </table:table-cell>
        </table:table-row>
        <table:table-row table:style-name="Table142.1">
          <table:table-cell table:style-name="Table142.A2" office:value-type="string">
            <text:p text:style-name="P127"><text:span text:style-name="T22">-digits</text:span> digits</text:p>
          </table:table-cell>
          <table:table-cell table:style-name="Table142.A2" office:value-type="string">
            <text:p text:style-name="P128"><text:span text:style-name="Default_20_Paragraph_20_Font">The number of digits to report for delays.</text:span></text:p>
          </table:table-cell>
        </table:table-row>
      </table:table>
      <text:p text:style-name="P131">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05553243621056"/><text:span text:style-name="Command_20_Heading">report_clock_min_period</text:span><text:alphabetical-index-mark-end text:id="IMark105553243621056"/></text:p>
          </table:table-cell>
          <table:table-cell table:style-name="Table50.A1" office:value-type="string">
            <text:p text:style-name="P29"><text:span text:style-name="T22">[-clocks </text:span><text:span text:style-name="T1">clocks</text:span><text:span text:style-name="T22">]<text:line-break/>[-include_port_paths]</text:span></text:p>
          </table:table-cell>
        </table:table-row>
        <table:table-row table:style-name="Table50.1">
          <table:table-cell table:style-name="Table50.A2" office:value-type="string">
            <text:p text:style-name="P132"><text:span text:style-name="T22">-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3">clocks</text:span></text:span>. If the <text:span text:style-name="T7">-clocks</text:span> argument is not specified all clock<text:span text:style-name="T154">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05553243621056"/><text:span text:style-name="Command_20_Heading">report_clock_properties</text:span><text:alphabetical-index-mark-end text:id="IMark105553243621056"/></text:p>
          </table:table-cell>
          <table:table-cell table:style-name="Table155.A1" office:value-type="string">
            <text:p text:style-name="P29">[<text:span text:style-name="T24">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05553243621056"/><text:alphabetical-index-mark-start text:id="IMark105553243622256"/><text:span text:style-name="Command_20_Heading">report_clock_skew</text:span><text:alphabetical-index-mark-end text:id="IMark105553243622256"/><text:alphabetical-index-mark-end text:id="IMark105553243621056"/></text:p>
          </table:table-cell>
          <table:table-cell table:style-name="Table157.A1" office:value-type="string">
            <text:p text:style-name="P133">[-setup|-hold]<text:line-break/>[-clock <text:span text:style-name="T1">clocks</text:span>]<text:span text:style-name="T159"><text:line-break/></text:span><text:span text:style-name="T157">[-include_internal_latency]</text:span><text:span text:style-name="T24"><text:line-break/></text:span>[<text:span text:style-name="T22">-digits</text:span><text:span text:style-name="T24"> digits</text:span>]</text:p>
          </table:table-cell>
        </table:table-row>
        <table:table-row table:style-name="Table157.1">
          <table:table-cell table:style-name="Table157.A2" office:value-type="string">
            <text:p text:style-name="P29"><text:span text:style-name="Command_20_Argument"><text:span text:style-name="T25">-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4"><text:span text:style-name="T22">-clock </text:span><text:span text:style-name="T33">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9">-include_internal_latency</text:p>
          </table:table-cell>
          <table:table-cell table:style-name="Table157.A2" office:value-type="string">
            <text:p text:style-name="P130">Include internal clock latency from liberty min/max_clock_tree_path timing groups.</text:p>
          </table:table-cell>
        </table:table-row>
        <table:table-row table:style-name="Table157.1">
          <table:table-cell table:style-name="Table157.A2" office:value-type="string">
            <text:p text:style-name="P134"><text:span text:style-name="T22">-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5">Report the maximum difference in clock arrival between <text:span text:style-name="T160">every</text:span> source and target register <text:span text:style-name="T161">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05553243621056"/><text:span text:style-name="Command_20_Heading">report_dcalc</text:span><text:alphabetical-index-mark-end text:id="IMark105553243621056"/></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4">digits</text:span>]<text:line-break/>[&gt; <text:span text:style-name="T24">filename</text:span>]<text:line-break/>[&gt;&gt; <text:span text:style-name="T24">filename</text:span>]</text:p>
          </table:table-cell>
        </table:table-row>
        <table:table-row table:style-name="Table60.1">
          <table:table-cell table:style-name="Table60.A2" office:value-type="string">
            <text:p text:style-name="P136"><text:span text:style-name="Command_20_Argument"><text:span text:style-name="T22">-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62">Report delay calculations for timing arcs from instance input pin </text:span></text:span><text:span text:style-name="Command_20_Argument"><text:span text:style-name="T162">from_pin</text:span></text:span><text:span text:style-name="Default_20_Paragraph_20_Font">.</text:span></text:p>
          </table:table-cell>
        </table:table-row>
        <table:table-row table:style-name="Table60.1">
          <table:table-cell table:style-name="Table60.A2" office:value-type="string">
            <text:p text:style-name="P33"><text:span text:style-name="T163">-to </text:span>to_pin</text:p>
          </table:table-cell>
          <table:table-cell table:style-name="Table60.A2" office:value-type="string">
            <text:p text:style-name="P137"><text:span text:style-name="Default_20_Paragraph_20_Font"><text:span text:style-name="T162">Report delay calculations for timing arcs to instance output pin to</text:span></text:span><text:span text:style-name="Command_20_Argument"><text:span text:style-name="T162">_pin</text:span></text:span><text:span text:style-name="Default_20_Paragraph_20_Font">.</text:span></text:p>
          </table:table-cell>
        </table:table-row>
        <table:table-row table:style-name="Table60.1">
          <table:table-cell table:style-name="Table60.A2" office:value-type="string">
            <text:p text:style-name="P33"><text:span text:style-name="T22">-</text:span><text:span text:style-name="T141">corner </text:span>corner</text:p>
          </table:table-cell>
          <table:table-cell table:style-name="Table60.A2" office:value-type="string">
            <text:p text:style-name="P138"><text:span text:style-name="Default_20_Paragraph_20_Font"><text:span text:style-name="T14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64">min</text:span></text:p>
          </table:table-cell>
          <table:table-cell table:style-name="Table60.A2" office:value-type="string">
            <text:p text:style-name="P138"><text:span text:style-name="Default_20_Paragraph_20_Font"><text:span text:style-name="T164">Report delay calculation for min delays.</text:span></text:span></text:p>
          </table:table-cell>
        </table:table-row>
        <table:table-row table:style-name="Table60.1">
          <table:table-cell table:style-name="Table60.A2" office:value-type="string">
            <text:p text:style-name="P47">-<text:span text:style-name="T164">max</text:span></text:p>
          </table:table-cell>
          <table:table-cell table:style-name="Table60.A2" office:value-type="string">
            <text:p text:style-name="P138"><text:span text:style-name="Default_20_Paragraph_20_Font"><text:span text:style-name="T164">Report delay calculation for max delays.</text:span></text:span></text:p>
          </table:table-cell>
        </table:table-row>
        <table:table-row table:style-name="Table60.1">
          <table:table-cell table:style-name="Table60.A2" office:value-type="string">
            <text:p text:style-name="P35"><text:span text:style-name="T22">-</text:span><text:span text:style-name="T163">digits </text:span>digits</text:p>
          </table:table-cell>
          <table:table-cell table:style-name="Table60.A2" office:value-type="string">
            <text:p text:style-name="P139"><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05553243621056"/><text:span text:style-name="Command_20_Heading">report_disabled_edges</text:span><text:alphabetical-index-mark-end text:id="IMark105553243621056"/></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65">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05553243621056"/><text:span text:style-name="Command_20_Heading">report_instance</text:span><text:alphabetical-index-mark-end text:id="IMark105553243621056"/></text:p>
          </table:table-cell>
          <table:table-cell table:style-name="Table62.A1" office:value-type="string">
            <text:p text:style-name="P29"><text:span text:style-name="T24">instance_path<text:line-break/></text:span>[&gt; <text:span text:style-name="T24">filename</text:span>]<text:line-break/>[&gt;&gt; <text:span text:style-name="T24">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05553243621056"/><text:span text:style-name="Command_20_Heading">report_lib_cell</text:span><text:alphabetical-index-mark-end text:id="IMark105553243621056"/></text:p>
          </table:table-cell>
          <table:table-cell table:style-name="Table63.A1" office:value-type="string">
            <text:p text:style-name="P29"><text:span text:style-name="T24">cell_name<text:line-break/></text:span>[&gt; <text:span text:style-name="T24">filename</text:span>]<text:line-break/>[&gt;&gt; <text:span text:style-name="T24">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4">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05553243621056"/><text:span text:style-name="Command_20_Heading">report_net</text:span><text:alphabetical-index-mark-end text:id="IMark105553243621056"/></text:p>
          </table:table-cell>
          <table:table-cell table:style-name="Table65.A1" office:value-type="string">
            <text:p text:style-name="P29">[-digits <text:span text:style-name="T24">digits</text:span>]<text:line-break/><text:span text:style-name="T24">net_path<text:line-break/></text:span>[&gt; <text:span text:style-name="T24">filename</text:span>]<text:line-break/>[&gt;&gt; <text:span text:style-name="T24">filename</text:span>]</text:p>
          </table:table-cell>
        </table:table-row>
        <table:table-row table:style-name="Table65.1">
          <table:table-cell table:style-name="Table65.A2" office:value-type="string">
            <text:p text:style-name="P140">-digits <text:span text:style-name="T24">digits</text:span></text:p>
          </table:table-cell>
          <table:table-cell table:style-name="Table65.A2" office:value-type="string">
            <text:p text:style-name="P141"><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42">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3"><text:alphabetical-index-mark-start text:id="IMark105553243621056"/><text:span text:style-name="Command_20_Heading">report_</text:span><text:span text:style-name="Command_20_Heading"><text:span text:style-name="T166">parasitic_annotation</text:span></text:span><text:alphabetical-index-mark-end text:id="IMark105553243621056"/></text:p>
          </table:table-cell>
          <table:table-cell table:style-name="Table127.A1" office:value-type="string">
            <text:p text:style-name="P143"><text:span text:style-name="T167">[-report_unannotated]</text:span><text:span text:style-name="T24"><text:line-break/></text:span>[&gt; <text:span text:style-name="T24">filename</text:span>]<text:line-break/>[&gt;&gt; <text:span text:style-name="T24">filename</text:span>]</text:p>
          </table:table-cell>
        </table:table-row>
        <text:soft-page-break/>
        <table:table-row table:style-name="Table127.1">
          <table:table-cell table:style-name="Table127.A2" office:value-type="string">
            <text:p text:style-name="P144">-report_unannotated</text:p>
          </table:table-cell>
          <table:table-cell table:style-name="Table127.A2" office:value-type="string">
            <text:p text:style-name="P145"><text:span text:style-name="Default_20_Paragraph_20_Font">Report unannotated and partially annotated nets.</text:span></text:p>
          </table:table-cell>
        </table:table-row>
      </table:table>
      <text:p text:style-name="P146">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05553243621056"/><text:span text:style-name="Command_20_Heading">report_power</text:span><text:alphabetical-index-mark-end text:id="IMark105553243621056"/></text:p>
          </table:table-cell>
          <table:table-cell table:style-name="Table67.A1" office:value-type="string">
            <text:p text:style-name="P29"><text:span text:style-name="T22">[-instances</text:span><text:span text:style-name="T24"> instances</text:span><text:span text:style-name="T22">]<text:line-break/></text:span><text:span text:style-name="T168">[-highest_power_instances </text:span><text:span text:style-name="T169">count</text:span><text:span text:style-name="T168">]</text:span><text:span text:style-name="T24"><text:line-break/></text:span><text:span text:style-name="T22">[-digits </text:span><text:span text:style-name="T1">digits</text:span><text:span text:style-name="T22">]<text:line-break/></text:span>[&gt; <text:span text:style-name="T24">filename</text:span>]<text:line-break/>[&gt;&gt; <text:span text:style-name="T24">filename</text:span>]</text:p>
          </table:table-cell>
        </table:table-row>
        <table:table-row table:style-name="Table67.1">
          <table:table-cell table:style-name="Table67.A2" office:value-type="string">
            <text:p text:style-name="P147"><text:span text:style-name="T22">-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70">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70">If the instance is hierarchical the total power for the instances inside the hierarchical instance is reported.</text:span></text:span></text:p>
          </table:table-cell>
        </table:table-row>
        <table:table-row table:style-name="Table67.1">
          <table:table-cell table:style-name="Table67.A2" office:value-type="string">
            <text:p text:style-name="P148"><text:span text:style-name="T168">-highest_power_instances </text:span><text:span text:style-name="T171">count</text:span></text:p>
          </table:table-cell>
          <table:table-cell table:style-name="Table67.A2" office:value-type="string">
            <text:p text:style-name="P149"><text:span text:style-name="Default_20_Paragraph_20_Font">Report the power for </text:span><text:span text:style-name="Default_20_Paragraph_20_Font"><text:span text:style-name="T172">the </text:span></text:span><text:span text:style-name="Default_20_Paragraph_20_Font"><text:span text:style-name="T173">count</text:span></text:span><text:span text:style-name="Default_20_Paragraph_20_Font"><text:span text:style-name="T172"> highest power instances.</text:span></text:span></text:p>
          </table:table-cell>
        </table:table-row>
        <table:table-row table:style-name="Table67.1">
          <table:table-cell table:style-name="Table67.A2" office:value-type="string">
            <text:p text:style-name="P35"><text:span text:style-name="T22">-</text:span><text:span text:style-name="T174">digits </text:span>digits</text:p>
          </table:table-cell>
          <table:table-cell table:style-name="Table67.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0"><text:span text:style-name="T175">The </text:span><text:span text:style-name="Command_20_Heading"><text:span text:style-name="T176">report_power</text:span></text:span><text:span text:style-name="T175">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77">T</text:span></text:span><text:span text:style-name="Command_20_Heading"><text:span text:style-name="T178">he </text:span></text:span><text:span text:style-name="Command_20_Heading"><text:span text:style-name="T106">read_</text:span></text:span><text:span text:style-name="Command_20_Heading"><text:span text:style-name="T179">vcd or read_saif</text:span></text:span><text:span text:style-name="Command_20_Heading"><text:span text:style-name="T106"> </text:span></text:span><text:span text:style-name="Command_20_Heading"><text:span text:style-name="T178">command</text:span></text:span><text:span text:style-name="Command_20_Heading"><text:span text:style-name="T180">s</text:span></text:span><text:span text:style-name="Command_20_Heading"><text:span text:style-name="T178"> can be used to read activities </text:span></text:span><text:span text:style-name="Command_20_Heading"><text:span text:style-name="T181">from</text:span></text:span><text:span text:style-name="Command_20_Heading"><text:span text:style-name="T178"> a file </text:span></text:span><text:span text:style-name="Command_20_Heading"><text:span text:style-name="T177">based on </text:span></text:span><text:span text:style-name="Command_20_Heading"><text:span text:style-name="T182">simulation. If no simulation activities are available,</text:span></text:span> the <text:span text:style-name="Command_20_Heading"><text:span text:style-name="T128">set_power_activity</text:span></text:span><text:span text:style-name="Command_20_Heading"><text:span text:style-name="T183"> command </text:span></text:span><text:span text:style-name="Command_20_Heading"><text:span text:style-name="T182">should be used</text:span></text:span><text:span text:style-name="Command_20_Heading"><text:span text:style-name="T183"> to set </text:span></text:span><text:span text:style-name="Command_20_Heading"><text:span text:style-name="T181">the </text:span></text:span><text:span text:style-name="Command_20_Heading"><text:span text:style-name="T183">activit</text:span></text:span><text:span text:style-name="Command_20_Heading"><text:span text:style-name="T181">y</text:span></text:span><text:span text:style-name="Command_20_Heading"><text:span text:style-name="T183"> of input ports or pins in the design. </text:span></text:span><text:span text:style-name="Command_20_Heading"><text:span text:style-name="T184">The default input activity and duty </text:span></text:span><text:span text:style-name="Command_20_Heading"><text:span text:style-name="T185">for inputs </text:span></text:span><text:span text:style-name="Command_20_Heading"><text:span text:style-name="T184">are 0.1 and 0.5 respectively. </text:span></text:span><text:span text:style-name="Command_20_Heading"><text:span text:style-name="T183">The activities are propagated </text:span></text:span><text:span text:style-name="Command_20_Heading"><text:span text:style-name="T186">from annotated input ports or pins </text:span></text:span><text:span text:style-name="Command_20_Heading"><text:span text:style-name="T18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05553243621056"/><text:span text:style-name="Command_20_Heading">report_pulse_width_checks</text:span><text:alphabetical-index-mark-end text:id="IMark105553243621056"/></text:p>
          </table:table-cell>
          <table:table-cell table:style-name="Table51.A1" office:value-type="string">
            <text:p text:style-name="P29">[-verbose]<text:line-break/>[-digits <text:span text:style-name="T24">digits</text:span>]<text:line-break/>[-no_line_splits]<text:line-break/>[<text:span text:style-name="T24">pins</text:span>]<text:line-break/>[&gt; <text:span text:style-name="T24">filename</text:span>]<text:line-break/>[&gt;&gt; <text:span text:style-name="T24">filename</text:span>]</text:p>
          </table:table-cell>
        </table:table-row>
        <text:soft-page-break/>
        <table:table-row table:style-name="Table51.1">
          <table:table-cell table:style-name="Table51.A2" office:value-type="string">
            <text:p text:style-name="P122">-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87">-</text:span><text:span text:style-name="T188">digits </text:span>digits</text:p>
          </table:table-cell>
          <table:table-cell table:style-name="Table51.A2" office:value-type="string">
            <text:p text:style-name="P151"><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8">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52"><text:alphabetical-index-mark-start text:id="IMark105553243621056"/><text:span text:style-name="Command_20_Heading">report_</text:span><text:span text:style-name="Command_20_Heading"><text:span text:style-name="T189">slews</text:span></text:span><text:alphabetical-index-mark-end text:id="IMark105553243621056"/></text:p>
          </table:table-cell>
          <table:table-cell table:style-name="Table57.A1" office:value-type="string">
            <text:p text:style-name="P152">[-corner <text:span text:style-name="T1">corner</text:span>]<text:line-break/><text:span text:style-name="T1">pin</text:span></text:p>
          </table:table-cell>
        </table:table-row>
        <table:table-row table:style-name="Table57.1">
          <table:table-cell table:style-name="Table57.A2" office:value-type="string">
            <text:p text:style-name="P153"><text:span text:style-name="T22">-</text:span><text:span text:style-name="T141">corner </text:span>corner</text:p>
          </table:table-cell>
          <table:table-cell table:style-name="Table57.A2" office:value-type="string">
            <text:p text:style-name="P154"><text:span text:style-name="Default_20_Paragraph_20_Font"><text:span text:style-name="T14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5">pin</text:p>
          </table:table-cell>
          <table:table-cell table:style-name="Table57.A2" office:value-type="string">
            <text:p text:style-name="P154"><text:span text:style-name="Default_20_Paragraph_20_Font"/></text:p>
          </table:table-cell>
        </table:table-row>
      </table:table>
      <text:p text:style-name="P156">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05553243621056"/><text:span text:style-name="Command_20_Heading">report_units</text:span><text:alphabetical-index-mark-end text:id="IMark105553243621056"/></text:p>
          </table:table-cell>
          <table:table-cell table:style-name="Table152.A1" office:value-type="string">
            <text:p text:style-name="P29"><text:span text:style-name="Command_20_Argument"/></text:p>
          </table:table-cell>
        </table:table-row>
      </table:table>
      <text:p text:style-name="Body_20_first">Report the <text:span text:style-name="T190">units used for </text:span>command <text:span text:style-name="T190">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05553243621056"/><text:span text:style-name="Command_20_Heading">report_worst_slack</text:span><text:alphabetical-index-mark-end text:id="IMark105553243621056"/></text:p>
          </table:table-cell>
          <table:table-cell table:style-name="Table154.A1" office:value-type="string">
            <text:p text:style-name="P29"><text:span text:style-name="T22">[-min]<text:line-break/>[-max]</text:span><text:span text:style-name="T24"><text:line-break/></text:span><text:span text:style-name="T22">[-digits </text:span><text:span text:style-name="T1">digits</text:span><text:span text:style-name="T22">]</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2">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2"> slack</text:span></text:span><text:span text:style-name="Default_20_Paragraph_20_Font">.</text:span></text:p>
          </table:table-cell>
        </table:table-row>
        <text:soft-page-break/>
        <table:table-row table:style-name="Table154.1">
          <table:table-cell table:style-name="Table154.A2" office:value-type="string">
            <text:p text:style-name="P33"><text:span text:style-name="T22">-</text:span><text:span text:style-name="T148">digits </text:span>digits</text:p>
          </table:table-cell>
          <table:table-cell table:style-name="Table154.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29"><text:alphabetical-index-mark-start text:id="IMark105553243621056"/><text:span text:style-name="Command_20_Heading">set_assigned_check</text:span><text:alphabetical-index-mark-end text:id="IMark105553243621056"/></text:p>
          </table:table-cell>
          <table:table-cell table:style-name="Table31.A1" office:value-type="string">
            <text:p text:style-name="P29"><text:span text:style-name="Command_20_Argument"><text:span text:style-name="T25">-setup</text:span></text:span><text:span text:style-name="Command">|-hold|-recovery|-removal</text:span><text:span text:style-name="Command_20_Argument"><text:span text:style-name="T25"><text:line-break/>[-rise]<text:line-break/>[-fall]<text:line-break/>[-corner </text:span></text:span><text:span text:style-name="Command_20_Argument"><text:span text:style-name="T1">corner</text:span></text:span><text:span text:style-name="Command_20_Argument"><text:span text:style-name="T25">]<text:line-break/>[-min]<text:line-break/>[-max]<text:line-break/>[-from</text:span></text:span><text:span text:style-name="Command_20_Argument"> from_pins</text:span><text:span text:style-name="Command_20_Argument"><text:span text:style-name="T25">]<text:line-break/>[-to </text:span></text:span><text:span text:style-name="Command_20_Argument">to_pins</text:span><text:span text:style-name="Command_20_Argument"><text:span text:style-name="T25">]<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91">Annotate setup</text:span></text:span><text:span text:style-name="Default_20_Paragraph_20_Font"> timing check</text:span><text:span text:style-name="Default_20_Paragraph_20_Font"><text:span text:style-name="T191">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91">Annotate hold</text:span></text:span><text:span text:style-name="Default_20_Paragraph_20_Font"> timing check</text:span><text:span text:style-name="Default_20_Paragraph_20_Font"><text:span text:style-name="T191">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91">Annotate recovery</text:span></text:span><text:span text:style-name="Default_20_Paragraph_20_Font"> timing check</text:span><text:span text:style-name="Default_20_Paragraph_20_Font"><text:span text:style-name="T191">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91">Annotate removal</text:span></text:span><text:span text:style-name="Default_20_Paragraph_20_Font"> timing check</text:span><text:span text:style-name="Default_20_Paragraph_20_Font"><text:span text:style-name="T191">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2">-</text:span><text:span text:style-name="T192">corner </text:span>corner</text:p>
          </table:table-cell>
          <table:table-cell table:style-name="Table31.A2" office:value-type="string">
            <text:p text:style-name="P157"><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3">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3">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8">-clock <text:span text:style-name="Command_20_Argument"><text:span text:style-name="T25">rise|fall</text:span></text:span></text:p>
          </table:table-cell>
          <table:table-cell table:style-name="Table31.A2" office:value-type="string">
            <text:p text:style-name="P40"><text:span text:style-name="Default_20_Paragraph_20_Font">The </text:span><text:span text:style-name="Default_20_Paragraph_20_Font"><text:span text:style-name="T194">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2"> timing check </text:span></text:span><text:span text:style-name="Default_20_Paragraph_20_Font"><text:span text:style-name="T193">margin</text:span></text:span><text:span text:style-name="Default_20_Paragraph_20_Font">.</text:span></text:p>
          </table:table-cell>
        </table:table-row>
      </table:table>
      <text:p text:style-name="Body_20_first"><text:soft-page-break/>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29"><text:alphabetical-index-mark-start text:id="IMark105553243621056"/><text:span text:style-name="Command_20_Heading">set_assigned_delay</text:span><text:alphabetical-index-mark-end text:id="IMark105553243621056"/></text:p>
          </table:table-cell>
          <table:table-cell table:style-name="Table70.A1" office:value-type="string">
            <text:p text:style-name="P29"><text:span text:style-name="Command_20_Argument"><text:span text:style-name="T25">-</text:span></text:span><text:span text:style-name="Command">cell|-net</text:span><text:span text:style-name="Command_20_Argument"><text:span text:style-name="T25"><text:line-break/>[-rise]<text:line-break/>[-fall]<text:line-break/>[-corner </text:span></text:span><text:span text:style-name="Command_20_Argument"><text:span text:style-name="T1">corner</text:span></text:span><text:span text:style-name="Command_20_Argument"><text:span text:style-name="T25">]<text:line-break/>[-min]<text:line-break/>[-max]<text:line-break/>[-from</text:span></text:span><text:span text:style-name="Command_20_Argument"> from_pins</text:span><text:span text:style-name="Command_20_Argument"><text:span text:style-name="T25">]<text:line-break/>[-to </text:span></text:span><text:span text:style-name="Command_20_Argument">to_pins</text:span><text:span text:style-name="Command_20_Argument"><text:span text:style-name="T25">]</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2">-</text:span><text:span text:style-name="T192">corner </text:span>corner</text:p>
          </table:table-cell>
          <table:table-cell table:style-name="Table70.A2" office:value-type="string">
            <text:p text:style-name="P157"><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5">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5">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ext:soft-page-break/>
        <table:table-row table:style-name="Table71.1">
          <table:table-cell table:style-name="Table71.A1" office:value-type="string">
            <text:p text:style-name="P29"><text:alphabetical-index-mark-start text:id="IMark105553243621056"/><text:span text:style-name="Command_20_Heading">set_assigned_transition</text:span><text:alphabetical-index-mark-end text:id="IMark105553243621056"/></text:p>
          </table:table-cell>
          <table:table-cell table:style-name="Table71.A1" office:value-type="string">
            <text:p text:style-name="P29">[-rise]<text:line-break/>[-fall]<text:line-break/>[-corner <text:span text:style-name="T1">corner</text:span>]<text:line-break/>[-min]<text:line-break/>[-max]<text:line-break/><text:span text:style-name="T24">slew<text:line-break/>pin_list</text:span></text:p>
          </table:table-cell>
        </table:table-row>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2">-</text:span><text:span text:style-name="T141">corner </text:span>corner</text:p>
          </table:table-cell>
          <table:table-cell table:style-name="Table71.A2" office:value-type="string">
            <text:p text:style-name="P138"><text:span text:style-name="Default_20_Paragraph_20_Font"><text:span text:style-name="T196">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05553243621056"/><text:span text:style-name="Command_20_Heading">set_case_analysis</text:span><text:alphabetical-index-mark-end text:id="IMark105553243621056"/></text:p>
          </table:table-cell>
          <table:table-cell table:style-name="Table72.A1" office:value-type="string">
            <text:p text:style-name="P29"><text:span text:style-name="Command_20_Argument"><text:span text:style-name="T25">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9">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05553243621056"/><text:span text:style-name="Command_20_Heading">set_clock_gating_check</text:span><text:alphabetical-index-mark-end text:id="IMark105553243621056"/></text:p>
          </table:table-cell>
          <table:table-cell table:style-name="Table73.A1" office:value-type="string">
            <text:p text:style-name="P29"><text:span text:style-name="Command">[-setup </text:span><text:span text:style-name="Command"><text:span text:style-name="T24">setup_time</text:span></text:span><text:span text:style-name="Command">]<text:line-break/>[-hold </text:span><text:span text:style-name="Command"><text:span text:style-name="T24">hold_time</text:span></text:span><text:span text:style-name="Command">]<text:line-break/>[-rise]<text:line-break/>[-fall]<text:line-break/>[-high]<text:line-break/>[-low]<text:line-break/>[</text:span><text:span text:style-name="Command"><text:span text:style-name="T24">objects</text:span></text:span><text:span text:style-name="Command">]</text:span></text:p>
          </table:table-cell>
        </table:table-row>
        <text:soft-page-break/>
        <table:table-row table:style-name="Table73.1">
          <table:table-cell table:style-name="Table73.A2" office:value-type="string">
            <text:p text:style-name="P35"><text:span text:style-name="T22">-</text:span><text:span text:style-name="T197">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2">-</text:span><text:span text:style-name="T197">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05553243621056"/><text:span text:style-name="Command_20_Heading">set_clock_groups</text:span><text:alphabetical-index-mark-end text:id="IMark105553243621056"/></text:p>
          </table:table-cell>
          <table:table-cell table:style-name="Table74.A1" office:value-type="string">
            <text:p text:style-name="Body"><text:span text:style-name="Command">[-name </text:span><text:span text:style-name="Command"><text:span text:style-name="T24">name</text:span></text:span><text:span text:style-name="Command">]<text:line-break/>[-logically_exclusive]<text:line-break/>[-physically_exclusive]<text:line-break/>[-asynchronous]<text:line-break/>[-allow_paths]<text:line-break/>-group </text:span><text:span text:style-name="Command"><text:span text:style-name="T24">clocks</text:span></text:span></text:p>
          </table:table-cell>
        </table:table-row>
        <table:table-row table:style-name="Table74.1">
          <table:table-cell table:style-name="Table74.A1" office:value-type="string">
            <text:p text:style-name="P29"><text:span text:style-name="Command_20_Argument"><text:span text:style-name="T22">-</text:span></text:span><text:span text:style-name="Command_20_Argument"><text:span text:style-name="T198">name </text:span></text:span><text:span text:style-name="Command_20_Argument">name</text:span></text:p>
          </table:table-cell>
          <table:table-cell table:style-name="Table74.A1" office:value-type="string">
            <text:p text:style-name="P29"><text:span text:style-name="Default_20_Paragraph_20_Font"><text:span text:style-name="T25">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5">The clocks in different groups do not interact logically but can be physically present on the same chip. Paths between clock groups are considered for noise analysis.</text:span></text:span></text:p>
          </table:table-cell>
        </table:table-row>
        <text:soft-page-break/>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5">The clocks in different groups cannot be present at the same time on a chip. Paths between clock groups are </text:span></text:span><text:span text:style-name="Default_20_Paragraph_20_Font">not</text:span><text:span text:style-name="Default_20_Paragraph_20_Font"><text:span text:style-name="T25">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5">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4">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05553243621056"/><text:span text:style-name="Command_20_Heading">set_clock_latency</text:span><text:alphabetical-index-mark-end text:id="IMark105553243621056"/></text:p>
          </table:table-cell>
          <table:table-cell table:style-name="Table75.A1" office:value-type="string">
            <text:p text:style-name="P29">[-source]<text:span text:style-name="T24"><text:line-break/></text:span>[-clock <text:span text:style-name="T24">clock</text:span>]<text:line-break/>[-rise]<text:span text:style-name="T24"><text:line-break/></text:span>[-fall]<text:line-break/>[-min]<text:line-break/>[-max]<text:line-break/><text:span text:style-name="T24">delay<text:line-break/>objects</text:span></text:p>
          </table:table-cell>
        </table:table-row>
        <table:table-row table:style-name="Table75.1">
          <table:table-cell table:style-name="Table75.A2" office:value-type="string">
            <text:p text:style-name="P29"><text:span text:style-name="Command_20_Heading"><text:span text:style-name="T133">-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99">-</text:span></text:span><text:span text:style-name="Command_20_Heading"><text:span text:style-name="T200">clo</text:span></text:span><text:span text:style-name="Command_20_Heading"><text:span text:style-name="T201">ck </text:span></text:span><text:span text:style-name="Command_20_Heading"><text:span text:style-name="T202">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ext:soft-page-break/>
        <table:table-row table:style-name="Table77.1">
          <table:table-cell table:style-name="Table77.A1" office:value-type="string">
            <text:p text:style-name="P29"><text:alphabetical-index-mark-start text:id="IMark105553243621056"/><text:span text:style-name="Command_20_Heading">set_clock_transition</text:span><text:alphabetical-index-mark-end text:id="IMark105553243621056"/></text:p>
          </table:table-cell>
          <table:table-cell table:style-name="Table77.A1" office:value-type="string">
            <text:p text:style-name="P29">[-rise]<text:line-break/>[-fall]<text:line-break/>[-min]<text:line-break/>[-max]<text:span text:style-name="T24"><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203">Set the </text:span></text:span><text:span text:style-name="Default_20_Paragraph_20_Font"><text:span text:style-name="T22">transition </text:span></text:span><text:span text:style-name="Default_20_Paragraph_20_Font"><text:span text:style-name="T203">time</text:span></text:span><text:span text:style-name="Default_20_Paragraph_20_Font"><text:span text:style-name="T22">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203">Set the </text:span></text:span><text:span text:style-name="Default_20_Paragraph_20_Font"><text:span text:style-name="T22">transition </text:span></text:span><text:span text:style-name="Default_20_Paragraph_20_Font"><text:span text:style-name="T203">time</text:span></text:span><text:span text:style-name="Default_20_Paragraph_20_Font"><text:span text:style-name="T22"> for the </text:span></text:span><text:span text:style-name="Default_20_Paragraph_20_Font"><text:span text:style-name="T203">falling</text:span></text:span><text:span text:style-name="Default_20_Paragraph_20_Font"><text:span text:style-name="T22"> edge of the clock.</text:span></text:span></text:p>
          </table:table-cell>
        </table:table-row>
        <table:table-row table:style-name="Table77.1">
          <table:table-cell table:style-name="Table77.A2" office:value-type="string">
            <text:p text:style-name="P29">-min</text:p>
          </table:table-cell>
          <table:table-cell table:style-name="Table77.A2" office:value-type="string">
            <text:p text:style-name="P160"><text:span text:style-name="Default_20_Paragraph_20_Font"><text:span text:style-name="T203">Set the min </text:span></text:span><text:span text:style-name="Default_20_Paragraph_20_Font"><text:span text:style-name="T22">transition </text:span></text:span><text:span text:style-name="Default_20_Paragraph_20_Font"><text:span text:style-name="T203">time</text:span></text:span><text:span text:style-name="Default_20_Paragraph_20_Font"><text:span text:style-name="T22">.</text:span></text:span></text:p>
          </table:table-cell>
        </table:table-row>
        <table:table-row table:style-name="Table77.1">
          <table:table-cell table:style-name="Table77.A2" office:value-type="string">
            <text:p text:style-name="P29">-max</text:p>
          </table:table-cell>
          <table:table-cell table:style-name="Table77.A2" office:value-type="string">
            <text:p text:style-name="P160"><text:span text:style-name="Default_20_Paragraph_20_Font"><text:span text:style-name="T203">Set the min </text:span></text:span><text:span text:style-name="Default_20_Paragraph_20_Font"><text:span text:style-name="T22">transition </text:span></text:span><text:span text:style-name="Default_20_Paragraph_20_Font"><text:span text:style-name="T203">time</text:span></text:span><text:span text:style-name="Default_20_Paragraph_20_Font"><text:span text:style-name="T22">.</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05553243621056"/><text:span text:style-name="Command_20_Heading">set_clock_uncertainty</text:span><text:alphabetical-index-mark-end text:id="IMark105553243621056"/></text:p>
          </table:table-cell>
          <table:table-cell table:style-name="Table78.A1" office:value-type="string">
            <text:p text:style-name="P29">[-from|-rise_from|-fall_from <text:span text:style-name="T24">from_clock</text:span>]<text:span text:style-name="T24"><text:line-break/></text:span>[<text:span text:style-name="T24">-</text:span>to|-rise_to|-fall_to<text:span text:style-name="T24"> to_clock</text:span>]<text:line-break/>[-rise]<text:line-break/>[-fall]<text:line-break/>[-setup]<text:line-break/>[-hold]<text:span text:style-name="T24"><text:line-break/>uncertainty<text:line-break/></text:span>[<text:span text:style-name="T24">objects</text:span>]</text:p>
          </table:table-cell>
        </table:table-row>
        <table:table-row table:style-name="Table78.1">
          <table:table-cell table:style-name="Table78.A2" office:value-type="string">
            <text:p text:style-name="P35"><text:span text:style-name="T22">-</text:span><text:span text:style-name="T204">from </text:span>from_clock</text:p>
          </table:table-cell>
          <table:table-cell table:style-name="Table78.A2" office:value-type="string">
            <text:p text:style-name="P161"><text:span text:style-name="Default_20_Paragraph_20_Font">Inter-clock uncertainty source clock.</text:span></text:p>
          </table:table-cell>
        </table:table-row>
        <table:table-row table:style-name="Table78.1">
          <table:table-cell table:style-name="Table78.A2" office:value-type="string">
            <text:p text:style-name="P35"><text:span text:style-name="T22">-</text:span><text:span text:style-name="T204">to </text:span>to_clock</text:p>
          </table:table-cell>
          <table:table-cell table:style-name="Table78.A2" office:value-type="string">
            <text:p text:style-name="P161"><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62"><text:span text:style-name="Default_20_Paragraph_20_Font"><text:span text:style-name="T205">Inter-clock target clock rise edge, alternative to ‑</text:span></text:span><text:span text:style-name="Default_20_Paragraph_20_Font"><text:span text:style-name="T206">rise_to</text:span></text:span><text:span text:style-name="Default_20_Paragraph_20_Font"><text:span text:style-name="T205">.Inter-clock target clock rise edge, alternative to ‑</text:span></text:span><text:span text:style-name="Default_20_Paragraph_20_Font"><text:span text:style-name="T206">rise_to</text:span></text:span><text:span text:style-name="Default_20_Paragraph_20_Font"><text:span text:style-name="T205">.</text:span></text:span></text:p>
          </table:table-cell>
        </table:table-row>
        <table:table-row table:style-name="Table78.1">
          <table:table-cell table:style-name="Table78.A2" office:value-type="string">
            <text:p text:style-name="P29">-fall</text:p>
          </table:table-cell>
          <table:table-cell table:style-name="Table78.A2" office:value-type="string">
            <text:p text:style-name="P162"><text:span text:style-name="Default_20_Paragraph_20_Font"><text:span text:style-name="T205">Inter-clock target clock rise edge, alternative to ‑</text:span></text:span><text:span text:style-name="Default_20_Paragraph_20_Font"><text:span text:style-name="T207">fall</text:span></text:span><text:span text:style-name="Default_20_Paragraph_20_Font"><text:span text:style-name="T206">_to</text:span></text:span><text:span text:style-name="Default_20_Paragraph_20_Font"><text:span text:style-name="T205">.</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4">uncertainty</text:span></text:span><text:span text:style-name="Default_20_Paragraph_20_Font"> is </text:span><text:span text:style-name="Default_20_Paragraph_20_Font"><text:span text:style-name="T208">for</text:span></text:span><text:span text:style-name="Default_20_Paragraph_20_Font"> setup check</text:span><text:span text:style-name="Default_20_Paragraph_20_Font"><text:span text:style-name="T208">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4">uncertainty</text:span></text:span><text:span text:style-name="Default_20_Paragraph_20_Font"> is </text:span><text:span text:style-name="Default_20_Paragraph_20_Font"><text:span text:style-name="T208">for</text:span></text:span><text:span text:style-name="Default_20_Paragraph_20_Font"> hold </text:span><text:span text:style-name="Default_20_Paragraph_20_Font"><text:span text:style-name="T208">checks</text:span></text:span><text:span text:style-name="Default_20_Paragraph_20_Font">.</text:span></text:p>
          </table:table-cell>
        </table:table-row>
        <text:soft-page-break/>
        <table:table-row table:style-name="Table78.1">
          <table:table-cell table:style-name="Table78.A2" office:value-type="string">
            <text:p text:style-name="P163">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64">The <text:span text:style-name="Command">set_clock_uncertainty</text:span> command specifies the uncertainty or jitter in a clock. <text:span text:style-name="T209">The uncertainty for a clock can be specified on its source pin or port, or the clock itself. </text:span></text:p>
      <text:p text:style-name="P165"><text:span text:style-name="Command">set_clock_uncertainty .</text:span><text:span text:style-name="Command"><text:span text:style-name="T209">1 [get_clock clk1]</text:span></text:span></text:p>
      <text:p text:style-name="P166"><text:span text:style-name="T209">Inter-clock uncertainty between the source and target clocks of timing checks is specified with the ‑</text:span><text:span text:style-name="Command"><text:span text:style-name="T209">from|‑rise_from|-fall_from</text:span></text:span><text:span text:style-name="T209"> </text:span><text:span text:style-name="T210">and</text:span><text:span text:style-name="T209"> ‑</text:span><text:span text:style-name="T210">to</text:span><text:span text:style-name="Command"><text:span text:style-name="T209">|‑rise_</text:span></text:span><text:span text:style-name="Command"><text:span text:style-name="T210">to</text:span></text:span><text:span text:style-name="Command"><text:span text:style-name="T209">|-fall_</text:span></text:span><text:span text:style-name="Command"><text:span text:style-name="T210">to</text:span></text:span><text:span text:style-name="T209"> arguments .</text:span></text:p>
      <text:p text:style-name="P165"><text:span text:style-name="Command">set_clock_uncertainty -</text:span><text:span text:style-name="Command"><text:span text:style-name="T209">from [get_clock clk1] -to [get_clocks clk2] </text:span></text:span><text:span text:style-name="Command">.</text:span><text:span text:style-name="Command"><text:span text:style-name="T209">1</text:span></text:span></text:p>
      <text:p text:style-name="P166"><text:span text:style-name="Command"><text:span text:style-name="T211">The following commands are equivalent.</text:span></text:span></text:p>
      <text:p text:style-name="P167"><text:span text:style-name="Command"><text:span text:style-name="T210">set_clock_uncertainty -</text:span></text:span><text:span text:style-name="Command"><text:span text:style-name="T209">from [get_clock clk1] -</text:span></text:span><text:span text:style-name="Command"><text:span text:style-name="T210">rise_</text:span></text:span><text:span text:style-name="Command"><text:span text:style-name="T209">to [get_clocks clk2] </text:span></text:span><text:span text:style-name="Command"><text:span text:style-name="T210">.</text:span></text:span><text:span text:style-name="Command"><text:span text:style-name="T209">1<text:line-break/></text:span></text:span><text:span text:style-name="Command">set_clock_uncertainty -</text:span><text:span text:style-name="Command"><text:span text:style-name="T209">from [get_clock clk1] -to [get_clocks clk2] -</text:span></text:span><text:span text:style-name="Command"><text:span text:style-name="T210">rise </text:span></text:span><text:span text:style-name="Command">.</text:span><text:span text:style-name="Command"><text:span text:style-name="T209">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05553243621056"/><text:span text:style-name="Command_20_Heading">set_cmd_units</text:span><text:alphabetical-index-mark-end text:id="IMark105553243621056"/></text:p>
          </table:table-cell>
          <table:table-cell table:style-name="Table76.A1" office:value-type="string">
            <text:p text:style-name="P168"><text:span text:style-name="T136">[-capacitance </text:span><text:span text:style-name="T212">cap_unit</text:span><text:span text:style-name="T136">]<text:line-break/>[-resistance </text:span><text:span text:style-name="T212">res_unit</text:span><text:span text:style-name="T136">]<text:line-break/>[-time </text:span><text:span text:style-name="T212">time_unit</text:span><text:span text:style-name="T136">]<text:line-break/>[-voltage </text:span><text:span text:style-name="T212">voltage_unit</text:span><text:span text:style-name="T136">]<text:line-break/>[-current </text:span><text:span text:style-name="T212">current_unit</text:span><text:span text:style-name="T136">]<text:line-break/>[-power </text:span><text:span text:style-name="T212">power_unit</text:span><text:span text:style-name="T136">]<text:line-break/>[-distance </text:span><text:span text:style-name="T213">distance_unit</text:span><text:span text:style-name="T136">]</text:span></text:p>
          </table:table-cell>
        </table:table-row>
        <table:table-row table:style-name="Table76.1">
          <table:table-cell table:style-name="Table76.A2" office:value-type="string">
            <text:p text:style-name="P169"><text:span text:style-name="T22">-capacitance </text:span>cap_unit</text:p>
          </table:table-cell>
          <table:table-cell table:style-name="Table76.A2" office:value-type="string">
            <text:p text:style-name="P168"><text:span text:style-name="Default_20_Paragraph_20_Font">The capacitance scale factor followed by </text:span>'f'.</text:p>
          </table:table-cell>
        </table:table-row>
        <table:table-row table:style-name="Table76.1">
          <table:table-cell table:style-name="Table76.A2" office:value-type="string">
            <text:p text:style-name="P169"><text:span text:style-name="T22">-resistance </text:span>res_unit</text:p>
          </table:table-cell>
          <table:table-cell table:style-name="Table76.A2" office:value-type="string">
            <text:p text:style-name="P168"><text:span text:style-name="Default_20_Paragraph_20_Font">The resistance scale factor followed by </text:span>'ohm'.</text:p>
          </table:table-cell>
        </table:table-row>
        <table:table-row table:style-name="Table76.1">
          <table:table-cell table:style-name="Table76.A2" office:value-type="string">
            <text:p text:style-name="P169"><text:span text:style-name="T22">-time </text:span>time_unit</text:p>
          </table:table-cell>
          <table:table-cell table:style-name="Table76.A2" office:value-type="string">
            <text:p text:style-name="P168"><text:span text:style-name="Default_20_Paragraph_20_Font">The time scale factor followed by 's'.</text:span></text:p>
          </table:table-cell>
        </table:table-row>
        <table:table-row table:style-name="Table76.1">
          <table:table-cell table:style-name="Table76.A2" office:value-type="string">
            <text:p text:style-name="P169"><text:span text:style-name="T22">-voltage </text:span>voltage_unit</text:p>
          </table:table-cell>
          <table:table-cell table:style-name="Table76.A2" office:value-type="string">
            <text:p text:style-name="P170"><text:span text:style-name="Default_20_Paragraph_20_Font">The voltage scale factor followed by </text:span>'v<text:span text:style-name="T214">'</text:span>.</text:p>
          </table:table-cell>
        </table:table-row>
        <table:table-row table:style-name="Table76.1">
          <table:table-cell table:style-name="Table76.A2" office:value-type="string">
            <text:p text:style-name="P169"><text:span text:style-name="T22">-current </text:span>current_unit</text:p>
          </table:table-cell>
          <table:table-cell table:style-name="Table76.A2" office:value-type="string">
            <text:p text:style-name="P170"><text:span text:style-name="Default_20_Paragraph_20_Font">The current scale factor followed by </text:span>'A'.</text:p>
          </table:table-cell>
        </table:table-row>
        <table:table-row table:style-name="Table76.1">
          <table:table-cell table:style-name="Table76.A2" office:value-type="string">
            <text:p text:style-name="P169"><text:span text:style-name="T22">-power </text:span>power_unit</text:p>
          </table:table-cell>
          <table:table-cell table:style-name="Table76.A2" office:value-type="string">
            <text:p text:style-name="P170"><text:span text:style-name="Default_20_Paragraph_20_Font">The power scale factor followed by </text:span>'w'.</text:p>
          </table:table-cell>
        </table:table-row>
        <table:table-row table:style-name="Table76.1">
          <table:table-cell table:style-name="Table76.A2" office:value-type="string">
            <text:p text:style-name="P169"><text:span text:style-name="T22">-distance </text:span>distance_unit</text:p>
          </table:table-cell>
          <table:table-cell table:style-name="Table76.A2" office:value-type="string">
            <text:p text:style-name="P170"><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8"> change</text:span> the units used by the STA command interpreter when parsing commands and reporting results. <text:span text:style-name="T209">The default units are the units specified in the first Liberty library file that is read.</text:span></text:p>
      <text:p text:style-name="Body">Units are specified as a scale factor followed by a unit name. The scale factors are as follows.</text:p>
      <text:p text:style-name="Example_20__20_indented"><text:soft-page-break/><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29"><text:alphabetical-index-mark-start text:id="IMark105553243621056"/><text:span text:style-name="Command_20_Heading">set_data_check</text:span><text:alphabetical-index-mark-end text:id="IMark105553243621056"/></text:p>
          </table:table-cell>
          <table:table-cell table:style-name="Table79.A1" office:value-type="string">
            <text:p text:style-name="P171">[-from<text:span text:style-name="T215">|-rise_from|-fall_from</text:span> <text:span text:style-name="T24">from_</text:span><text:span text:style-name="T216">pin</text:span>]<text:line-break/>[-to<text:span text:style-name="T215">|-rise_to|-fall_to</text:span> <text:span text:style-name="T24">to_</text:span><text:span text:style-name="T216">pin</text:span>]<text:line-break/>[-setup]<text:line-break/>[-hold]<text:line-break/>[-clock <text:span text:style-name="T24">clock</text:span>]<text:line-break/><text:span text:style-name="T24">margin</text:span></text:p>
          </table:table-cell>
        </table:table-row>
        <table:table-row table:style-name="Table79.1">
          <table:table-cell table:style-name="Table79.A2" office:value-type="string">
            <text:p text:style-name="P172"><text:span text:style-name="T22">-from </text:span>from_<text:span text:style-name="T217">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72"><text:span text:style-name="T22">-to </text:span>to_<text:span text:style-name="T217">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73"><text:span text:style-name="T22">-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05553243621056"/><text:alphabetical-index-mark-start text:id="IMark105553243622256"/><text:span text:style-name="Command_20_Heading">set_disable_inferred_clock_gating</text:span><text:alphabetical-index-mark-end text:id="IMark105553243622256"/><text:alphabetical-index-mark-end text:id="IMark105553243621056"/></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33">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05553243621056"/><text:span text:style-name="Command_20_Heading">set_disable_timing</text:span><text:alphabetical-index-mark-end text:id="IMark105553243621056"/></text:p>
          </table:table-cell>
          <table:table-cell table:style-name="Table81.A1" office:value-type="string">
            <text:p text:style-name="P29">[-from <text:span text:style-name="T24">from_port</text:span>]<text:line-break/>[-to <text:span text:style-name="T24">to_port</text:span>]<text:line-break/><text:span text:style-name="T24">objects</text:span></text:p>
          </table:table-cell>
        </table:table-row>
        <text:soft-page-break/>
        <table:table-row table:style-name="Table81.1">
          <table:table-cell table:style-name="Table81.A2" office:value-type="string">
            <text:p text:style-name="P174"><text:span text:style-name="T22">-from </text:span>from_port</text:p>
          </table:table-cell>
          <table:table-cell table:style-name="Table81.A2" office:value-type="string">
            <text:p text:style-name="P175"/>
          </table:table-cell>
        </table:table-row>
        <table:table-row table:style-name="Table81.1">
          <table:table-cell table:style-name="Table81.A2" office:value-type="string">
            <text:p text:style-name="P174"><text:span text:style-name="T22">-to </text:span>to_port</text:p>
          </table:table-cell>
          <table:table-cell table:style-name="Table81.A2" office:value-type="string">
            <text:p text:style-name="P175"/>
          </table:table-cell>
        </table:table-row>
        <table:table-row table:style-name="Table81.1">
          <table:table-cell table:style-name="Table81.A2" office:value-type="string">
            <text:p text:style-name="P35">objects</text:p>
          </table:table-cell>
          <table:table-cell table:style-name="Table81.A2" office:value-type="string">
            <text:p text:style-name="P176"><text:span text:style-name="Default_20_Paragraph_20_Font">A list of instances, ports, pins, cells, cell/port, </text:span><text:span text:style-name="Default_20_Paragraph_20_Font"><text:span text:style-name="T217">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4">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05553243621056"/><text:span text:style-name="Command_20_Heading">set_drive</text:span><text:alphabetical-index-mark-end text:id="IMark105553243621056"/></text:p>
          </table:table-cell>
          <table:table-cell table:style-name="Table82.A1" office:value-type="string">
            <text:p text:style-name="P29">[-rise]<text:line-break/>[-fall]<text:line-break/>[-max]<text:line-break/>[-min]<text:span text:style-name="T24"><text:line-break/>resistance<text:line-break/>port</text:span><text:span text:style-name="T216">s</text:span></text:p>
          </table:table-cell>
        </table:table-row>
        <table:table-row table:style-name="Table82.1">
          <table:table-cell table:style-name="Table82.A2" office:value-type="string">
            <text:p text:style-name="P29">-rise</text:p>
          </table:table-cell>
          <table:table-cell table:style-name="Table82.A2" office:value-type="string">
            <text:p text:style-name="P177"><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7"><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18">Set the</text:span></text:span><text:span text:style-name="Default_20_Paragraph_20_Font"> maximum </text:span><text:span text:style-name="Default_20_Paragraph_20_Font"><text:span text:style-name="T218">resistance</text:span></text:span><text:span text:style-name="Default_20_Paragraph_20_Font">.</text:span></text:p>
          </table:table-cell>
        </table:table-row>
        <text:soft-page-break/>
        <table:table-row table:style-name="Table82.1">
          <table:table-cell table:style-name="Table82.A2" office:value-type="string">
            <text:p text:style-name="P29">-min</text:p>
          </table:table-cell>
          <table:table-cell table:style-name="Table82.A2" office:value-type="string">
            <text:p text:style-name="P178"><text:span text:style-name="Default_20_Paragraph_20_Font"><text:span text:style-name="T218">Set the</text:span></text:span><text:span text:style-name="Default_20_Paragraph_20_Font"> m</text:span><text:span text:style-name="Default_20_Paragraph_20_Font"><text:span text:style-name="T218">in</text:span></text:span><text:span text:style-name="Default_20_Paragraph_20_Font">imum </text:span><text:span text:style-name="Default_20_Paragraph_20_Font"><text:span text:style-name="T218">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17">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29"><text:alphabetical-index-mark-start text:id="IMark105553243621056"/><text:span text:style-name="Command_20_Heading">set_driving_cell</text:span><text:alphabetical-index-mark-end text:id="IMark105553243621056"/></text:p>
          </table:table-cell>
          <table:table-cell table:style-name="Table83.A1" office:value-type="string">
            <text:p text:style-name="P29">[-lib_cell <text:span text:style-name="T24">cell_name</text:span>]<text:line-break/>[-library <text:span text:style-name="T24">library</text:span>]<text:line-break/>[-rise]<text:line-break/>[-fall]<text:line-break/>[-min]<text:line-break/>[-max]<text:line-break/>[-pin <text:span text:style-name="T24">pin</text:span>]<text:line-break/>[-from_pin <text:span text:style-name="T24">from_pin</text:span>]<text:line-break/>[-input_transition_rise <text:span text:style-name="T24">trans_rise</text:span>]<text:line-break/>[-input_transition_fall <text:span text:style-name="T24">trans_fall</text:span>]<text:span text:style-name="T24"><text:line-break/>port</text:span><text:span text:style-name="T219">s</text:span></text:p>
          </table:table-cell>
        </table:table-row>
        <table:table-row table:style-name="Table83.1">
          <table:table-cell table:style-name="Table83.A2" office:value-type="string">
            <text:p text:style-name="P179"><text:span text:style-name="T22">-lib_cell </text:span>cell_name</text:p>
          </table:table-cell>
          <table:table-cell table:style-name="Table83.A2" office:value-type="string">
            <text:p text:style-name="P180"><text:span text:style-name="Default_20_Paragraph_20_Font">The driving cell.</text:span></text:p>
          </table:table-cell>
        </table:table-row>
        <table:table-row table:style-name="Table83.1">
          <table:table-cell table:style-name="Table83.A2" office:value-type="string">
            <text:p text:style-name="P179"><text:span text:style-name="T22">-library </text:span>library</text:p>
          </table:table-cell>
          <table:table-cell table:style-name="Table83.A2" office:value-type="string">
            <text:p text:style-name="P180"><text:span text:style-name="Default_20_Paragraph_20_Font">The driving cell </text:span><text:span text:style-name="Default_20_Paragraph_20_Font"><text:span text:style-name="T128">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81"><text:span text:style-name="Default_20_Paragraph_20_Font"><text:span text:style-name="T218">Set</text:span></text:span><text:span text:style-name="Default_20_Paragraph_20_Font"> the driving cell </text:span><text:span text:style-name="Default_20_Paragraph_20_Font"><text:span text:style-name="T220">for a </text:span></text:span><text:span text:style-name="Default_20_Paragraph_20_Font"><text:span text:style-name="T218">rising</text:span></text:span><text:span text:style-name="Default_20_Paragraph_20_Font"><text:span text:style-name="T220">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8"><text:span text:style-name="Default_20_Paragraph_20_Font"><text:span text:style-name="T218">Set</text:span></text:span><text:span text:style-name="Default_20_Paragraph_20_Font"> the</text:span><text:span text:style-name="Default_20_Paragraph_20_Font"><text:span text:style-name="T218"> </text:span></text:span><text:span text:style-name="Default_20_Paragraph_20_Font">driving cell </text:span><text:span text:style-name="Default_20_Paragraph_20_Font"><text:span text:style-name="T220">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8"><text:span text:style-name="Default_20_Paragraph_20_Font"><text:span text:style-name="T218">Set</text:span></text:span><text:span text:style-name="Default_20_Paragraph_20_Font"> the</text:span><text:span text:style-name="Default_20_Paragraph_20_Font"><text:span text:style-name="T218"> </text:span></text:span><text:span text:style-name="Default_20_Paragraph_20_Font">driving cell </text:span><text:span text:style-name="Default_20_Paragraph_20_Font"><text:span text:style-name="T218">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8"><text:span text:style-name="Default_20_Paragraph_20_Font"><text:span text:style-name="T218">Set</text:span></text:span><text:span text:style-name="Default_20_Paragraph_20_Font"> the</text:span><text:span text:style-name="Default_20_Paragraph_20_Font"><text:span text:style-name="T218"> </text:span></text:span><text:span text:style-name="Default_20_Paragraph_20_Font">driving cell </text:span><text:span text:style-name="Default_20_Paragraph_20_Font"><text:span text:style-name="T218">for min delays</text:span></text:span><text:span text:style-name="Default_20_Paragraph_20_Font">.</text:span></text:p>
          </table:table-cell>
        </table:table-row>
        <table:table-row table:style-name="Table83.1">
          <table:table-cell table:style-name="Table83.A2" office:value-type="string">
            <text:p text:style-name="P35"><text:span text:style-name="T22">-</text:span><text:span text:style-name="T221">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2">-</text:span><text:span text:style-name="T221">from_pin </text:span>from_pin</text:p>
          </table:table-cell>
          <table:table-cell table:style-name="Table83.A2" office:value-type="string">
            <text:p text:style-name="P40"><text:span text:style-name="Default_20_Paragraph_20_Font">Use </text:span><text:span text:style-name="Default_20_Paragraph_20_Font"><text:span text:style-name="T218">timng arcs</text:span></text:span><text:span text:style-name="Default_20_Paragraph_20_Font"> from </text:span><text:span text:style-name="Command_20_Argument"><text:span text:style-name="T218">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9"><text:span text:style-name="T22">-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4">from_pin</text:span></text:span><text:span text:style-name="Default_20_Paragraph_20_Font">.</text:span></text:p>
          </table:table-cell>
        </table:table-row>
        <table:table-row table:style-name="Table83.1">
          <table:table-cell table:style-name="Table83.A2" office:value-type="string">
            <text:p text:style-name="P179"><text:span text:style-name="T22">-input_transition_</text:span><text:span text:style-name="T221">fall</text:span><text:span text:style-name="T22">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4">from_pin</text:span></text:span><text:span text:style-name="Default_20_Paragraph_20_Font">.</text:span></text:p>
          </table:table-cell>
        </table:table-row>
        <table:table-row table:style-name="Table83.1">
          <table:table-cell table:style-name="Table83.A2" office:value-type="string">
            <text:p text:style-name="P35">port<text:span text:style-name="T218">s</text:span></text:p>
          </table:table-cell>
          <table:table-cell table:style-name="Table83.A2" office:value-type="string">
            <text:p text:style-name="Example"><text:span text:style-name="Default_20_Paragraph_20_Font">A list of ports.</text:span></text:p>
          </table:table-cell>
        </table:table-row>
      </table:table>
      <text:p text:style-name="Body_20_first"><text:soft-page-break/>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29"><text:alphabetical-index-mark-start text:id="IMark105553243621056"/><text:span text:style-name="Command_20_Heading">set_false_path</text:span><text:alphabetical-index-mark-end text:id="IMark105553243621056"/></text:p>
          </table:table-cell>
          <table:table-cell table:style-name="Table84.A1" office:value-type="string">
            <text:p text:style-name="P29">[-setup]<text:line-break/>[-hold]<text:line-break/>[-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22">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22">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22">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22">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82"><text:span text:style-name="T2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82"><text:span text:style-name="T22">-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82"><text:span text:style-name="T2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05553243621056"/><text:span text:style-name="Command_20_Heading">set_fanout_load</text:span><text:alphabetical-index-mark-end text:id="IMark105553243621056"/></text:p>
          </table:table-cell>
          <table:table-cell table:style-name="Table85.A1" office:value-type="string">
            <text:p text:style-name="P29"><text:span text:style-name="Command"><text:span text:style-name="T24">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05553243621056"/><text:span text:style-name="Command_20_Heading">set_hierarchy_separator</text:span><text:alphabetical-index-mark-end text:id="IMark105553243621056"/></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05553243621056"/><text:span text:style-name="Command_20_Heading">set_ideal_latency</text:span><text:alphabetical-index-mark-end text:id="IMark105553243621056"/></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05553243621056"/><text:span text:style-name="Command_20_Heading">set_ideal_network</text:span><text:alphabetical-index-mark-end text:id="IMark105553243621056"/></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05553243621056"/><text:span text:style-name="Command_20_Heading">set_ideal_transition</text:span><text:alphabetical-index-mark-end text:id="IMark105553243621056"/></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05553243621056"/><text:span text:style-name="Command_20_Heading">set_input_delay</text:span><text:alphabetical-index-mark-end text:id="IMark105553243621056"/></text:p>
          </table:table-cell>
          <table:table-cell table:style-name="Table90.A1" office:value-type="string">
            <text:p text:style-name="P29">[-rise]<text:line-break/>[-fall]<text:line-break/>[-max]<text:line-break/>[-min]<text:line-break/>[-clock <text:span text:style-name="T24">clock</text:span>]<text:line-break/>[-clock_fall]<text:line-break/>[-reference_pin <text:span text:style-name="Command_20_Argument">ref_pin</text:span>]<text:line-break/>[-source_latency_included]<text:line-break/>[-network_latency_included]<text:line-break/>[-add_delay]<text:line-break/><text:span text:style-name="T24">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22">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22">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83"><text:span text:style-name="Default_20_Paragraph_20_Font"><text:span text:style-name="T222">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83"><text:span text:style-name="Default_20_Paragraph_20_Font"><text:span text:style-name="T222">Set</text:span></text:span><text:span text:style-name="Default_20_Paragraph_20_Font"> the minimum arrival time.</text:span></text:p>
          </table:table-cell>
        </table:table-row>
        <table:table-row table:style-name="Table90.1">
          <table:table-cell table:style-name="Table90.A2" office:value-type="string">
            <text:p text:style-name="P184"><text:span text:style-name="T22">-clock </text:span>clock</text:p>
          </table:table-cell>
          <table:table-cell table:style-name="Table90.A2" office:value-type="string">
            <text:p text:style-name="P40"><text:span text:style-name="Default_20_Paragraph_20_Font">The arrival time is from </text:span><text:span text:style-name="Command_20_Argument"><text:span text:style-name="T33">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4">.</text:span></text:span></text:p>
          </table:table-cell>
        </table:table-row>
        <table:table-row table:style-name="Table90.1">
          <table:table-cell table:style-name="Table90.A2" office:value-type="string">
            <text:p text:style-name="P185"><text:span text:style-name="Command_20_Argument"><text:span text:style-name="T22">-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23">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86"><text:span text:style-name="Default_20_Paragraph_20_Font"><text:span text:style-name="T223">Do not add</text:span></text:span><text:span text:style-name="Default_20_Paragraph_20_Font"> the clock latency to the delay value </text:span><text:span text:style-name="Default_20_Paragraph_20_Font"><text:span text:style-name="T223">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7">The <text:span text:style-name="Command">set_input_delay</text:span> command is used to specify the arrival time of an input signal.</text:p>
      <text:p text:style-name="P187"><text:span text:style-name="T224">The following command sets the min, max, rise and fall times on the </text:span><text:span text:style-name="Command"><text:span text:style-name="T224">in1</text:span></text:span><text:span text:style-name="T224"> input port </text:span><text:span text:style-name="Command"><text:span text:style-name="T224">1.0</text:span></text:span><text:span text:style-name="T224"> time units after the rising edge of </text:span><text:span text:style-name="Command"><text:span text:style-name="T224">clk1</text:span></text:span><text:span text:style-name="T224">.</text:span></text:p>
      <text:p text:style-name="P188">set_input_delay -clock clk1 1.0 [get_ports in1]</text:p>
      <text:p text:style-name="P189"><text:span text:style-name="T224">Use multiple commands with the -add_delay option to specifiy separate arrival times for min, max, rise and fall times or multiple clocks. For example, the following specifies separate arrival times with respect to clocks </text:span><text:span text:style-name="Command"><text:span text:style-name="T224">clk1</text:span></text:span><text:span text:style-name="T224"> and </text:span><text:span text:style-name="Command"><text:span text:style-name="T224">clk2</text:span></text:span><text:span text:style-name="T224">.</text:span></text:p>
      <text:p text:style-name="P188">set_input_delay -clock clk1 1.0 [get_ports in1]<text:line-break/>set_input_delay -<text:span text:style-name="T224">add_delay </text:span>-clock clk<text:span text:style-name="T224">2</text:span> <text:span text:style-name="T224">2</text:span>.0 [get_ports in1]</text:p>
      <text:p text:style-name="P189">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90">Paths from inputs that do not have an arrival time defined by <text:span text:style-name="T50">set_input_delay</text:span> are not reported. Set the<text:span text:style-name="T128"> </text:span><text:span text:style-name="Command_20_Heading"><text:span text:style-name="T128">sta_input_port_default_clock</text:span></text:span><text:span text:style-name="Command_20_Heading"><text:span text:style-name="T183"> variable to </text:span></text:span><text:span text:style-name="Command_20_Heading"><text:span text:style-name="T225">1</text:span></text:span><text:span text:style-name="Command_20_Heading"><text:span text:style-name="T183"> to report paths from inputs without a </text:span></text:span><text:span text:style-name="Command_20_Heading"><text:span text:style-name="T225">set_input_delay</text:span></text:span><text:span text:style-name="Command_20_Heading"><text:span text:style-name="T183">.</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05553243621056"/><text:span text:style-name="Command_20_Heading">set_input_transition</text:span><text:alphabetical-index-mark-end text:id="IMark105553243621056"/></text:p>
          </table:table-cell>
          <table:table-cell table:style-name="Table91.A1" office:value-type="string">
            <text:p text:style-name="P29">[-rise]<text:line-break/>[-fall]<text:line-break/>[-max]<text:line-break/>[-min]<text:line-break/><text:span text:style-name="T24">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26">Set the</text:span></text:span><text:span text:style-name="Default_20_Paragraph_20_Font"> rising edge </text:span><text:span text:style-name="Default_20_Paragraph_20_Font"><text:span text:style-name="T226">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91"><text:span text:style-name="Default_20_Paragraph_20_Font"><text:span text:style-name="T226">Set the</text:span></text:span><text:span text:style-name="Default_20_Paragraph_20_Font"> </text:span><text:span text:style-name="Default_20_Paragraph_20_Font"><text:span text:style-name="T226">falling</text:span></text:span><text:span text:style-name="Default_20_Paragraph_20_Font"> edge </text:span><text:span text:style-name="Default_20_Paragraph_20_Font"><text:span text:style-name="T226">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26">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26">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05553243621056"/><text:span text:style-name="Command_20_Heading">set_level_shifter_strategy</text:span><text:alphabetical-index-mark-end text:id="IMark105553243621056"/></text:p>
          </table:table-cell>
          <table:table-cell table:style-name="Table92.A1" office:value-type="string">
            <text:p text:style-name="P29"><text:span text:style-name="Command"><text:span text:style-name="T33">[-rule </text:span></text:span><text:span text:style-name="Command"><text:span text:style-name="T1">rule_type</text:span></text:span><text:span text:style-name="Command"><text:span text:style-name="T3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05553243621056"/><text:span text:style-name="Command_20_Heading">set_level_shifter_threshold</text:span><text:alphabetical-index-mark-end text:id="IMark105553243621056"/></text:p>
          </table:table-cell>
          <table:table-cell table:style-name="Table93.A1" office:value-type="string">
            <text:p text:style-name="P29"><text:span text:style-name="Command"><text:span text:style-name="T33">[-voltage </text:span></text:span><text:span text:style-name="Command"><text:span text:style-name="T1">voltage</text:span></text:span><text:span text:style-name="Command"><text:span text:style-name="T3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05553243621056"/><text:span text:style-name="Command_20_Heading">set_load</text:span><text:alphabetical-index-mark-end text:id="IMark105553243621056"/></text:p>
          </table:table-cell>
          <table:table-cell table:style-name="Table94.A1" office:value-type="string">
            <text:p text:style-name="P29">[-rise]<text:line-break/>[-fall]<text:line-break/>[-max]<text:line-break/>[-min]<text:line-break/>[-subtract_pin_load]<text:line-break/>[-pin_load]<text:line-break/>[-wire_load]<text:line-break/><text:span text:style-name="T24">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27">Set t</text:span></text:span><text:span text:style-name="Default_20_Paragraph_20_Font">he </text:span><text:span text:style-name="Default_20_Paragraph_20_Font"><text:span text:style-name="T228">external port </text:span></text:span><text:span text:style-name="Default_20_Paragraph_20_Font"><text:span text:style-name="T227">rising </text:span></text:span><text:span text:style-name="Default_20_Paragraph_20_Font">capacitance </text:span><text:span text:style-name="Default_20_Paragraph_20_Font"><text:span text:style-name="T228">(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92"><text:span text:style-name="Default_20_Paragraph_20_Font"><text:span text:style-name="T227">Set t</text:span></text:span><text:span text:style-name="Default_20_Paragraph_20_Font">he </text:span><text:span text:style-name="Default_20_Paragraph_20_Font"><text:span text:style-name="T228">external port </text:span></text:span><text:span text:style-name="Default_20_Paragraph_20_Font"><text:span text:style-name="T227">falling </text:span></text:span><text:span text:style-name="Default_20_Paragraph_20_Font">capacitance </text:span><text:span text:style-name="Default_20_Paragraph_20_Font"><text:span text:style-name="T228">(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93"><text:span text:style-name="Default_20_Paragraph_20_Font"><text:span text:style-name="T227">Set t</text:span></text:span><text:span text:style-name="Default_20_Paragraph_20_Font">he </text:span><text:span text:style-name="Default_20_Paragraph_20_Font"><text:span text:style-name="T227">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94"><text:span text:style-name="Default_20_Paragraph_20_Font"><text:span text:style-name="T227">Set t</text:span></text:span><text:span text:style-name="Default_20_Paragraph_20_Font">he </text:span><text:span text:style-name="Default_20_Paragraph_20_Font"><text:span text:style-name="T227">m</text:span></text:span><text:span text:style-name="Default_20_Paragraph_20_Font"><text:span text:style-name="T229">in</text:span></text:span><text:span text:style-name="Default_20_Paragraph_20_Font"><text:span text:style-name="T227">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92"><text:span text:style-name="Default_20_Paragraph_20_Font">Subtract the capacitance of all instance pins connected to the net from </text:span><text:span text:style-name="Command_20_Argument">capacitance </text:span><text:span text:style-name="Default_20_Paragraph_20_Font"><text:span text:style-name="T228">(nets only)</text:span></text:span><text:span text:style-name="Default_20_Paragraph_20_Font">. </text:span><text:span text:style-name="Default_20_Paragraph_20_Font"><text:span text:style-name="T228">If the resulting capacitance is negative, zero is used. </text:span></text:span><text:span text:style-name="Default_20_Paragraph_20_Font"><text:span text:style-name="T230">Pin capacitance</text:span></text:span><text:span text:style-name="Default_20_Paragraph_20_Font"><text:span text:style-name="T231">s</text:span></text:span><text:span text:style-name="Default_20_Paragraph_20_Font"><text:span text:style-name="T230"> </text:span></text:span><text:span text:style-name="Default_20_Paragraph_20_Font"><text:span text:style-name="T231">are</text:span></text:span><text:span text:style-name="Default_20_Paragraph_20_Font"><text:span text:style-name="T230">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28">wire </text:span>capacitance on a net or <text:span text:style-name="T228">external capacitance on a </text:span>port. <text:span text:style-name="T228">There are four different uses for the </text:span><text:span text:style-name="T232">set_load</text:span><text:span text:style-name="T228"> commanc:</text:span></text:p>
      <text:p text:style-name="P195">set_load -wire_load <text:span text:style-name="T1">port</text:span> <text:s/>external <text:span text:style-name="T233">port </text:span>wire <text:span text:style-name="T233">capacitance</text:span><text:line-break/>set_load -pin_load <text:span text:style-name="T1">port</text:span> <text:s text:c="2"/>external <text:span text:style-name="T233">port </text:span>pin <text:span text:style-name="T233">capacitance</text:span><text:line-break/>set_load <text:span text:style-name="T1">port</text:span> <text:s text:c="12"/>same as -pin_load<text:line-break/>set_load <text:span text:style-name="T1">net</text:span> <text:s text:c="13"/><text:span text:style-name="T233">net wire capacitance</text:span></text:p>
      <text:p text:style-name="P196"><text:span text:style-name="T228">External p</text:span>ort <text:span text:style-name="T228">capacitance </text:span>can <text:span text:style-name="T228">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7"><text:span text:style-name="T233">When annnotating n</text:span>et wire capacitance <text:span text:style-name="T233">with </text:span>the <text:span text:style-name="Command_20_Argument"><text:span text:style-name="T22">-subtract_pin_load</text:span></text:span> option the capacitance of all instance pins connected to the net is subtracted from <text:span text:style-name="Command_20_Argument">capacitance</text:span>. <text:span text:style-name="T233">Setting the capacitance on a net overrides </text:span><text:span text:style-name="T234">SPEF </text:span><text:span text:style-name="T235">parasitics </text:span><text:span text:style-name="T233">for delay calculation</text:span><text:span text:style-name="T235">.</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05553243621056"/><text:span text:style-name="Command_20_Heading">set_logic_dc</text:span><text:alphabetical-index-mark-end text:id="IMark105553243621056"/></text:p>
          </table:table-cell>
          <table:table-cell table:style-name="Table95.A1" office:value-type="string">
            <text:p text:style-name="P29"><text:span text:style-name="Command"><text:span text:style-name="T24">port_list</text:span></text:span></text:p>
          </table:table-cell>
        </table:table-row>
        <table:table-row table:style-name="Table95.1">
          <table:table-cell table:style-name="Table95.A2" office:value-type="string">
            <text:p text:style-name="P29"><text:span text:style-name="Command"><text:span text:style-name="T24">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05553243621056"/><text:span text:style-name="Command_20_Heading">set_logic_one</text:span><text:alphabetical-index-mark-end text:id="IMark105553243621056"/></text:p>
          </table:table-cell>
          <table:table-cell table:style-name="Table96.A1" office:value-type="string">
            <text:p text:style-name="P29"><text:span text:style-name="Command"><text:span text:style-name="T24">port_list</text:span></text:span></text:p>
          </table:table-cell>
        </table:table-row>
        <table:table-row table:style-name="Table96.1">
          <table:table-cell table:style-name="Table96.A2" office:value-type="string">
            <text:p text:style-name="P29"><text:span text:style-name="Command"><text:span text:style-name="T24">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14">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05553243621056"/><text:span text:style-name="Command_20_Heading">set_logic_zero</text:span><text:alphabetical-index-mark-end text:id="IMark105553243621056"/></text:p>
          </table:table-cell>
          <table:table-cell table:style-name="Table97.A1" office:value-type="string">
            <text:p text:style-name="P29"><text:span text:style-name="Command"><text:span text:style-name="T24">port_list</text:span></text:span></text:p>
          </table:table-cell>
        </table:table-row>
        <table:table-row table:style-name="Table97.1">
          <table:table-cell table:style-name="Table97.A2" office:value-type="string">
            <text:p text:style-name="P29"><text:span text:style-name="Command"><text:span text:style-name="T24">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14">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05553243621056"/><text:span text:style-name="Command_20_Heading">set_max_area</text:span><text:alphabetical-index-mark-end text:id="IMark105553243621056"/></text:p>
          </table:table-cell>
          <table:table-cell table:style-name="Table98.A1" office:value-type="string">
            <text:p text:style-name="P29"><text:span text:style-name="Command"><text:span text:style-name="T24">area</text:span></text:span></text:p>
          </table:table-cell>
        </table:table-row>
        <table:table-row table:style-name="Table98.1">
          <table:table-cell table:style-name="Table98.A2" office:value-type="string">
            <text:p text:style-name="P29"><text:span text:style-name="Command"><text:span text:style-name="T24">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05553243621056"/><text:span text:style-name="Command_20_Heading">set_max_capacitance</text:span><text:alphabetical-index-mark-end text:id="IMark105553243621056"/></text:p>
          </table:table-cell>
          <table:table-cell table:style-name="Table99.A1" office:value-type="string">
            <text:p text:style-name="P29"><text:span text:style-name="Command"><text:span text:style-name="T24">capacitance<text:line-break/>objects</text:span></text:span></text:p>
          </table:table-cell>
        </table:table-row>
        <table:table-row table:style-name="Table99.1">
          <table:table-cell table:style-name="Table99.A2" office:value-type="string">
            <text:p text:style-name="P29"><text:span text:style-name="Command"><text:span text:style-name="T24">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4">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05553243621056"/><text:span text:style-name="Command_20_Heading">set_max_delay</text:span><text:alphabetical-index-mark-end text:id="IMark105553243621056"/></text:p>
          </table:table-cell>
          <table:table-cell table:style-name="Table100.A1" office:value-type="string">
            <text:p text:style-name="P29">[-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line-break/>[-ignore_clock_latency]<text:line-break/><text:span text:style-name="T24">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36">Set max delay for</text:span></text:span><text:span text:style-name="Default_20_Paragraph_20_Font"> </text:span><text:span text:style-name="Default_20_Paragraph_20_Font"><text:span text:style-name="T237">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8"><text:span text:style-name="Default_20_Paragraph_20_Font"><text:span text:style-name="T236">Set max delay for </text:span></text:span><text:span text:style-name="Default_20_Paragraph_20_Font"><text:s/>falling </text:span><text:span text:style-name="Default_20_Paragraph_20_Font"><text:span text:style-name="T237">paths</text:span></text:span><text:span text:style-name="Default_20_Paragraph_20_Font">.</text:span></text:p>
          </table:table-cell>
        </table:table-row>
        <table:table-row table:style-name="Table100.1">
          <table:table-cell table:style-name="Table100.A2" office:value-type="string">
            <text:p text:style-name="P35"><text:span text:style-name="T22">-</text:span><text:span text:style-name="T238">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2">-</text:span><text:span text:style-name="T23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2">-</text:span><text:span text:style-name="T23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05553243621056"/><text:span text:style-name="Command_20_Heading">set_max_dynamic_power</text:span><text:alphabetical-index-mark-end text:id="IMark105553243621056"/></text:p>
          </table:table-cell>
          <table:table-cell table:style-name="Table101.A1" office:value-type="string">
            <text:p text:style-name="P29"><text:span text:style-name="T24">power </text:span>[<text:span text:style-name="T24">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05553243621056"/><text:span text:style-name="Command_20_Heading">set_max_fanout</text:span><text:alphabetical-index-mark-end text:id="IMark105553243621056"/></text:p>
          </table:table-cell>
          <table:table-cell table:style-name="Table102.A1" office:value-type="string">
            <text:p text:style-name="P29"><text:span text:style-name="Command"><text:span text:style-name="T24">fanout<text:line-break/>objects</text:span></text:span></text:p>
          </table:table-cell>
        </table:table-row>
        <table:table-row table:style-name="Table102.1">
          <table:table-cell table:style-name="Table102.A2" office:value-type="string">
            <text:p text:style-name="P29"><text:span text:style-name="Command"><text:span text:style-name="T24">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4">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05553243621056"/><text:span text:style-name="Command_20_Heading">set_max_leakage_power</text:span><text:alphabetical-index-mark-end text:id="IMark105553243621056"/></text:p>
          </table:table-cell>
          <table:table-cell table:style-name="Table103.A1" office:value-type="string">
            <text:p text:style-name="P29"><text:span text:style-name="T24">power </text:span>[<text:span text:style-name="T24">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05553243621056"/><text:span text:style-name="Command_20_Heading">set_max_time_borrow</text:span><text:alphabetical-index-mark-end text:id="IMark105553243621056"/></text:p>
          </table:table-cell>
          <table:table-cell table:style-name="Table104.A1" office:value-type="string">
            <text:p text:style-name="P29"><text:span text:style-name="Command"><text:span text:style-name="T24">delay<text:line-break/>objects</text:span></text:span></text:p>
          </table:table-cell>
        </table:table-row>
        <table:table-row table:style-name="Table104.1">
          <table:table-cell table:style-name="Table104.A2" office:value-type="string">
            <text:p text:style-name="P29"><text:span text:style-name="Command"><text:span text:style-name="T24">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4">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33">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05553243621056"/><text:span text:style-name="Command_20_Heading">set_max_transition</text:span><text:alphabetical-index-mark-end text:id="IMark105553243621056"/></text:p>
          </table:table-cell>
          <table:table-cell table:style-name="Table105.A1" office:value-type="string">
            <text:p text:style-name="P29"><text:span text:style-name="Command">[-data_path]<text:line-break/>[-clock_path]<text:line-break/>[-rise]<text:line-break/>[-fall]<text:line-break/></text:span><text:span text:style-name="Command"><text:span text:style-name="T24">transition<text:line-break/>objects</text:span></text:span></text:p>
          </table:table-cell>
        </table:table-row>
        <table:table-row table:style-name="Table105.1">
          <table:table-cell table:style-name="Table105.A2" office:value-type="string">
            <text:p text:style-name="P199"><text:span text:style-name="Command">-data_path</text:span></text:p>
          </table:table-cell>
          <table:table-cell table:style-name="Table105.A2" office:value-type="string">
            <text:p text:style-name="P200"><text:span text:style-name="Default_20_Paragraph_20_Font">Set the <text:s/>max slew for data paths.</text:span></text:p>
          </table:table-cell>
        </table:table-row>
        <table:table-row table:style-name="Table105.1">
          <table:table-cell table:style-name="Table105.A2" office:value-type="string">
            <text:p text:style-name="P199"><text:span text:style-name="Command">-clock_path</text:span></text:p>
          </table:table-cell>
          <table:table-cell table:style-name="Table105.A2" office:value-type="string">
            <text:p text:style-name="P200"><text:span text:style-name="Default_20_Paragraph_20_Font">Set the <text:s/>max slew for clock paths.</text:span></text:p>
          </table:table-cell>
        </table:table-row>
        <table:table-row table:style-name="Table105.1">
          <table:table-cell table:style-name="Table105.A2" office:value-type="string">
            <text:p text:style-name="P199"><text:span text:style-name="Command">-rise</text:span></text:p>
          </table:table-cell>
          <table:table-cell table:style-name="Table105.A2" office:value-type="string">
            <text:p text:style-name="P200"><text:span text:style-name="Default_20_Paragraph_20_Font">Set the <text:s/>max slew for rising paths.</text:span></text:p>
          </table:table-cell>
        </table:table-row>
        <table:table-row table:style-name="Table105.1">
          <table:table-cell table:style-name="Table105.A2" office:value-type="string">
            <text:p text:style-name="P199"><text:span text:style-name="Command">-fall</text:span></text:p>
          </table:table-cell>
          <table:table-cell table:style-name="Table105.A2" office:value-type="string">
            <text:p text:style-name="P200"><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4">transition</text:span></text:span></text:p>
          </table:table-cell>
          <table:table-cell table:style-name="Table105.A2" office:value-type="string">
            <text:p text:style-name="P40"><text:span text:style-name="Default_20_Paragraph_20_Font">The maximum </text:span><text:span text:style-name="Default_20_Paragraph_20_Font"><text:span text:style-name="T239">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4">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40">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05553243621056"/><text:span text:style-name="Command_20_Heading">set_min_capacitance</text:span><text:alphabetical-index-mark-end text:id="IMark105553243621056"/></text:p>
          </table:table-cell>
          <table:table-cell table:style-name="Table106.A1" office:value-type="string">
            <text:p text:style-name="P29"><text:span text:style-name="Command"><text:span text:style-name="T24">capacitance<text:line-break/>objects</text:span></text:span></text:p>
          </table:table-cell>
        </table:table-row>
        <table:table-row table:style-name="Table106.1">
          <table:table-cell table:style-name="Table106.A2" office:value-type="string">
            <text:p text:style-name="P29"><text:span text:style-name="Command"><text:span text:style-name="T24">capacitance</text:span></text:span></text:p>
          </table:table-cell>
          <table:table-cell table:style-name="Table106.A2" office:value-type="string">
            <text:p text:style-name="P201"><text:span text:style-name="Default_20_Paragraph_20_Font"><text:span text:style-name="T22">Minimum capacitance.</text:span></text:span></text:p>
          </table:table-cell>
        </table:table-row>
        <table:table-row table:style-name="Table106.1">
          <table:table-cell table:style-name="Table106.A2" office:value-type="string">
            <text:p text:style-name="P29"><text:span text:style-name="Command"><text:span text:style-name="T24">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05553243621056"/><text:span text:style-name="Command_20_Heading">set_min_delay</text:span><text:alphabetical-index-mark-end text:id="IMark105553243621056"/></text:p>
          </table:table-cell>
          <table:table-cell table:style-name="Table107.A1" office:value-type="string">
            <text:p text:style-name="P29">[-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text:span text:style-name="T22">-ignore_clock_latency]</text:span><text:line-break/>[-reset_path]<text:line-break/><text:span text:style-name="T24">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36">Set min delay for</text:span></text:span><text:span text:style-name="Default_20_Paragraph_20_Font"> </text:span><text:span text:style-name="Default_20_Paragraph_20_Font"><text:span text:style-name="T237">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8"><text:span text:style-name="Default_20_Paragraph_20_Font"><text:span text:style-name="T236">Set min delay for </text:span></text:span><text:span text:style-name="Default_20_Paragraph_20_Font"><text:s/>falling </text:span><text:span text:style-name="Default_20_Paragraph_20_Font"><text:span text:style-name="T237">paths</text:span></text:span><text:span text:style-name="Default_20_Paragraph_20_Font">.</text:span></text:p>
          </table:table-cell>
        </table:table-row>
        <table:table-row table:style-name="Table107.1">
          <table:table-cell table:style-name="Table107.A2" office:value-type="string">
            <text:p text:style-name="P35"><text:span text:style-name="T22">-</text:span><text:span text:style-name="T23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2">-</text:span><text:span text:style-name="T23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2">-</text:span><text:span text:style-name="T23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202"><text:span text:style-name="Default_20_Paragraph_20_Font">The m</text:span><text:span text:style-name="Default_20_Paragraph_20_Font"><text:span text:style-name="T241">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05553243621056"/><text:span text:style-name="Command_20_Heading">set_min_pulse_width</text:span><text:alphabetical-index-mark-end text:id="IMark105553243621056"/></text:p>
          </table:table-cell>
          <table:table-cell table:style-name="Table111.A1" office:value-type="string">
            <text:p text:style-name="P29"><text:span text:style-name="Command">[-high]<text:line-break/>[-low]</text:span><text:span text:style-name="Command"><text:span text:style-name="T24"><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4">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4">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05553243621056"/><text:span text:style-name="Command_20_Heading">set_multicycle_path</text:span><text:alphabetical-index-mark-end text:id="IMark105553243621056"/></text:p>
          </table:table-cell>
          <table:table-cell table:style-name="Table112.A1" office:value-type="string">
            <text:p text:style-name="P29">[-setup]<text:line-break/>[-hold]<text:line-break/>[-rise]<text:line-break/>[-fall]<text:line-break/>[-start]<text:line-break/>[-end]<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line-break/><text:span text:style-name="T24">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36">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36">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8"><text:span text:style-name="Default_20_Paragraph_20_Font"><text:span text:style-name="T236">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8"><text:span text:style-name="Default_20_Paragraph_20_Font"><text:span text:style-name="T236">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2">-</text:span><text:span text:style-name="T23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2">-</text:span><text:span text:style-name="T238">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2">-</text:span><text:span text:style-name="T23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05553243621056"/><text:span text:style-name="Command_20_Heading">set_operating_conditions</text:span><text:alphabetical-index-mark-end text:id="IMark105553243621056"/></text:p>
          </table:table-cell>
          <table:table-cell table:style-name="Table113.A1" office:value-type="string">
            <text:p text:style-name="P203">[-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204">-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05">-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05">‑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2">-</text:span><text:span text:style-name="T242">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2">-</text:span><text:span text:style-name="T243">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2">-</text:span><text:span text:style-name="T243">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06"><text:span text:style-name="T22">-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3">min_condition</text:span></text:span><text:span text:style-name="Default_20_Paragraph_20_Font">.</text:span></text:p>
          </table:table-cell>
        </table:table-row>
        <table:table-row table:style-name="Table113.1">
          <table:table-cell table:style-name="Table113.A2" office:value-type="string">
            <text:p text:style-name="P206"><text:span text:style-name="T22">-m</text:span><text:span text:style-name="T243">ax</text:span><text:span text:style-name="T22">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3">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05553243621056"/><text:span text:style-name="Command_20_Heading">set_output_delay</text:span><text:alphabetical-index-mark-end text:id="IMark105553243621056"/></text:p>
          </table:table-cell>
          <table:table-cell table:style-name="Table114.A1" office:value-type="string">
            <text:p text:style-name="P29">[-rise]<text:line-break/>[-fall]<text:line-break/>[-max]<text:line-break/>[-min]<text:line-break/>[-clock <text:span text:style-name="T24">clock</text:span>]<text:line-break/>[-clock_fall]<text:line-break/>[-reference_pin <text:span text:style-name="Command_20_Argument">ref_pin</text:span>]<text:line-break/>[-source_latency_included]<text:line-break/>[-network_latency_included]<text:line-break/>[-add_delay]<text:line-break/><text:span text:style-name="T24">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22">Set</text:span></text:span><text:span text:style-name="Default_20_Paragraph_20_Font"> the </text:span><text:span text:style-name="Default_20_Paragraph_20_Font"><text:span text:style-name="T244">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7"><text:span text:style-name="Default_20_Paragraph_20_Font"><text:span text:style-name="T222">Set</text:span></text:span><text:span text:style-name="Default_20_Paragraph_20_Font"> the </text:span><text:span text:style-name="Default_20_Paragraph_20_Font"><text:span text:style-name="T244">output delay</text:span></text:span><text:span text:style-name="Default_20_Paragraph_20_Font"> for the </text:span><text:span text:style-name="Default_20_Paragraph_20_Font"><text:span text:style-name="T244">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7"><text:span text:style-name="Default_20_Paragraph_20_Font"><text:span text:style-name="T222">Set</text:span></text:span><text:span text:style-name="Default_20_Paragraph_20_Font"> the </text:span><text:span text:style-name="Default_20_Paragraph_20_Font"><text:span text:style-name="T244">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7"><text:span text:style-name="Default_20_Paragraph_20_Font"><text:span text:style-name="T222">Set</text:span></text:span><text:span text:style-name="Default_20_Paragraph_20_Font"> the </text:span><text:span text:style-name="Default_20_Paragraph_20_Font"><text:span text:style-name="T244">minimum output delay</text:span></text:span><text:span text:style-name="Default_20_Paragraph_20_Font">.</text:span></text:p>
          </table:table-cell>
        </table:table-row>
        <table:table-row table:style-name="Table114.1">
          <table:table-cell table:style-name="Table114.A2" office:value-type="string">
            <text:p text:style-name="P208"><text:span text:style-name="T22">-clock </text:span>clock</text:p>
          </table:table-cell>
          <table:table-cell table:style-name="Table114.A2" office:value-type="string">
            <text:p text:style-name="P207"><text:span text:style-name="Default_20_Paragraph_20_Font">The </text:span><text:span text:style-name="Default_20_Paragraph_20_Font"><text:span text:style-name="T244">external check</text:span></text:span><text:span text:style-name="Default_20_Paragraph_20_Font"> is </text:span><text:span text:style-name="Default_20_Paragraph_20_Font"><text:span text:style-name="T245">to </text:span></text:span><text:span text:style-name="Command_20_Argument"><text:span text:style-name="T246">cloc</text:span></text:span><text:span text:style-name="Command_20_Argument"><text:span text:style-name="T247">k</text:span></text:span><text:span text:style-name="Default_20_Paragraph_20_Font"><text:span text:style-name="T248">. </text:span></text:span><text:span text:style-name="Default_20_Paragraph_20_Font"><text:span text:style-name="T249">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9"><text:span text:style-name="Default_20_Paragraph_20_Font">The </text:span><text:span text:style-name="Default_20_Paragraph_20_Font"><text:span text:style-name="T245">external check</text:span></text:span><text:span text:style-name="Default_20_Paragraph_20_Font"> is </text:span><text:span text:style-name="Default_20_Paragraph_20_Font"><text:span text:style-name="T245">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10"><text:span text:style-name="Command_20_Argument"><text:span text:style-name="T22">-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45">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45">output delay</text:span></text:span><text:span text:style-name="Default_20_Paragraph_20_Font"> to any existing </text:span><text:span text:style-name="Default_20_Paragraph_20_Font"><text:span text:style-name="T245">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45">external delay to the check clocked by</text:span></text:span><text:span text:style-name="Default_20_Paragraph_20_Font"> </text:span><text:span text:style-name="Default_20_Paragraph_20_Font"><text:span text:style-name="T24">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44">the external delay to </text:span><text:span text:style-name="T250">a setup/</text:span><text:span text:style-name="T251">hold</text:span><text:span text:style-name="T250"> check on an output port or internal pin </text:span><text:span text:style-name="T252">that is clocked by </text:span><text:span text:style-name="Command_20_Argument"><text:span text:style-name="T252">clock</text:span></text:span><text:span text:style-name="T250">.</text:span> Unless the <text:span text:style-name="Command">-add_delay</text:span> option is specified any existing <text:span text:style-name="T252">output delays are</text:span> replaced.</text:p>
      <text:p text:style-name="P211">The <text:span text:style-name="Command">–reference_pin</text:span> option is used to specify a <text:span text:style-name="T251">timing check</text:span> with respect to the arrival on a pin in the clock network. For propagated clocks, the <text:span text:style-name="T251">timing check</text:span> is relative to the clock arrival time at the reference pin (the clock source latency and network latency from the clock source to the reference pin). For ideal clocks, <text:span text:style-name="T251">the timing check</text:span> is relative to the reference pin clock source latency. With the <text:span text:style-name="Command">-clock_fall</text:span> flag the <text:span text:style-name="T251">timing check</text:span> is relative to the falling <text:span text:style-name="T244">edge</text:span> <text:span text:style-name="T244">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51">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05553243621056"/><text:span text:style-name="Command_20_Heading">set_port_fanout_number</text:span><text:alphabetical-index-mark-end text:id="IMark105553243621056"/></text:p>
          </table:table-cell>
          <table:table-cell table:style-name="Table115.A1" office:value-type="string">
            <text:p text:style-name="P29"><text:span text:style-name="Command_20_Argument"><text:span text:style-name="T253">[-min]<text:line-break/>[-max]<text:line-break/></text:span></text:span><text:span text:style-name="Command_20_Argument"><text:span text:style-name="T254">fanout<text:line-break/>port</text:span></text:span><text:span text:style-name="Command_20_Argument"><text:span text:style-name="T255">s</text:span></text:span></text:p>
          </table:table-cell>
        </table:table-row>
        <table:table-row table:style-name="Table115.1">
          <table:table-cell table:style-name="Table115.A2" office:value-type="string">
            <text:p text:style-name="P29"><text:span text:style-name="Command_20_Argument"><text:span text:style-name="T25">-min</text:span></text:span></text:p>
          </table:table-cell>
          <table:table-cell table:style-name="Table115.A2" office:value-type="string">
            <text:p text:style-name="P29"><text:span text:style-name="Default_20_Paragraph_20_Font"><text:span text:style-name="T256">Set t</text:span></text:span><text:span text:style-name="Default_20_Paragraph_20_Font">he </text:span><text:span text:style-name="Default_20_Paragraph_20_Font"><text:span text:style-name="T256">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5">-max</text:span></text:span></text:p>
          </table:table-cell>
          <table:table-cell table:style-name="Table115.A2" office:value-type="string">
            <text:p text:style-name="P212"><text:span text:style-name="Default_20_Paragraph_20_Font"><text:span text:style-name="T256">Set t</text:span></text:span><text:span text:style-name="Default_20_Paragraph_20_Font">he </text:span><text:span text:style-name="Default_20_Paragraph_20_Font"><text:span text:style-name="T256">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13">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05553243621056"/><text:span text:style-name="Command_20_Heading">set_power</text:span><text:span text:style-name="Command_20_Heading"><text:span text:style-name="T257">_activity</text:span></text:span><text:alphabetical-index-mark-end text:id="IMark105553243621056"/></text:p>
          </table:table-cell>
          <table:table-cell table:style-name="Table149.A1" office:value-type="string">
            <text:p text:style-name="P29"><text:span text:style-name="Command_20_Argument"><text:span text:style-name="T253">[-global]<text:line-break/>[-input]<text:line-break/>[-input_ports </text:span></text:span><text:span text:style-name="Command_20_Argument"><text:span text:style-name="T258">ports</text:span></text:span><text:span text:style-name="Command_20_Argument"><text:span text:style-name="T253">]<text:line-break/>[-pins </text:span></text:span><text:span text:style-name="Command_20_Argument"><text:span text:style-name="T258">pins</text:span></text:span><text:span text:style-name="Command_20_Argument"><text:span text:style-name="T253">]<text:line-break/>[-activity </text:span></text:span><text:span text:style-name="Command_20_Argument"><text:span text:style-name="T258">activity </text:span></text:span><text:span text:style-name="Command_20_Argument"><text:span text:style-name="T259">|</text:span></text:span><text:span text:style-name="Command_20_Argument"><text:span text:style-name="T260"> -density density</text:span></text:span><text:span text:style-name="Command_20_Argument"><text:span text:style-name="T253">]<text:line-break/>[-duty </text:span></text:span><text:span text:style-name="Command_20_Argument"><text:span text:style-name="T258">duty</text:span></text:span><text:span text:style-name="Command_20_Argument"><text:span text:style-name="T253">]<text:line-break/></text:span></text:span><text:span text:style-name="Command_20_Argument"><text:span text:style-name="T261">[-clock </text:span></text:span><text:span text:style-name="Command_20_Argument"><text:span text:style-name="T259">clock</text:span></text:span><text:span text:style-name="Command_20_Argument"><text:span text:style-name="T261">]</text:span></text:span></text:p>
          </table:table-cell>
        </table:table-row>
        <table:table-row table:style-name="Table149.1">
          <table:table-cell table:style-name="Table149.A2" office:value-type="string">
            <text:p text:style-name="P29"><text:span text:style-name="Command_20_Argument"><text:span text:style-name="T258">-</text:span></text:span><text:span text:style-name="Command_20_Argument"><text:span text:style-name="T262">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2">-</text:span><text:span text:style-name="T263">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2">-</text:span><text:span text:style-name="T263">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12"><text:span text:style-name="Command_20_Argument"><text:span text:style-name="T262">-activity </text:span></text:span><text:span text:style-name="Command_20_Argument"><text:span text:style-name="T258">activity</text:span></text:span></text:p>
          </table:table-cell>
          <table:table-cell table:style-name="Table149.A2" office:value-type="string">
            <text:p text:style-name="P214"><text:span text:style-name="Default_20_Paragraph_20_Font">The activity, or number of transitions per clock cycle. </text:span><text:span text:style-name="Default_20_Paragraph_20_Font"><text:span text:style-name="T264">If </text:span></text:span><text:span text:style-name="Command_20_Argument"><text:span text:style-name="T259">clock</text:span></text:span><text:span text:style-name="Default_20_Paragraph_20_Font"><text:span text:style-name="T264"> is not specified the clock with the minimum period is used. If no clocks are defined an error is reported.</text:span></text:span></text:p>
          </table:table-cell>
        </table:table-row>
        <table:table-row table:style-name="Table149.1">
          <table:table-cell table:style-name="Table149.A2" office:value-type="string">
            <text:p text:style-name="P214"><text:span text:style-name="Command_20_Argument"><text:span text:style-name="T262">-</text:span></text:span><text:span text:style-name="Command_20_Argument"><text:span text:style-name="T260">density</text:span></text:span><text:span text:style-name="Command_20_Argument"><text:span text:style-name="T262"> </text:span></text:span><text:span text:style-name="Command_20_Argument"><text:span text:style-name="T259">density</text:span></text:span></text:p>
          </table:table-cell>
          <table:table-cell table:style-name="Table149.A2" office:value-type="string">
            <text:p text:style-name="P215">Transitioins per library time unit.</text:p>
          </table:table-cell>
        </table:table-row>
        <table:table-row table:style-name="Table149.1">
          <table:table-cell table:style-name="Table149.A2" office:value-type="string">
            <text:p text:style-name="P29"><text:span text:style-name="Command_20_Argument"><text:span text:style-name="T262">-</text:span></text:span><text:span text:style-name="Command_20_Argument"><text:span text:style-name="T265">d</text:span></text:span><text:span text:style-name="Command_20_Argument"><text:span text:style-name="T266">ut</text:span></text:span><text:span text:style-name="Command_20_Argument"><text:span text:style-name="T265">y </text:span></text:span><text:span text:style-name="Command_20_Argument"><text:span text:style-name="T258">duty</text:span></text:span></text:p>
          </table:table-cell>
          <table:table-cell table:style-name="Table149.A2" office:value-type="string">
            <text:p text:style-name="P29"><text:span text:style-name="Default_20_Paragraph_20_Font">The duty, or probability the signal is high </text:span><text:span text:style-name="Default_20_Paragraph_20_Font"><text:span text:style-name="T267">(0 &lt;= duty &lt;= 1.0)</text:span></text:span><text:span text:style-name="Default_20_Paragraph_20_Font">. Defaults to 0.5.</text:span></text:p>
          </table:table-cell>
        </table:table-row>
        <table:table-row table:style-name="Table149.1">
          <table:table-cell table:style-name="Table149.A2" office:value-type="string">
            <text:p text:style-name="P216"><text:span text:style-name="Command_20_Argument"><text:span text:style-name="T262">-</text:span></text:span><text:span text:style-name="Command_20_Argument"><text:span text:style-name="T268">clock</text:span></text:span><text:span text:style-name="Command_20_Argument"><text:span text:style-name="T265"> </text:span></text:span><text:span text:style-name="Command_20_Argument"><text:span text:style-name="T269">clock</text:span></text:span></text:p>
          </table:table-cell>
          <table:table-cell table:style-name="Table149.A2" office:value-type="string">
            <text:p text:style-name="P217">The clock to use for the period with <text:span text:style-name="T50">-activity</text:span>. This option is ignored if -<text:span text:style-name="T50">density</text:span> is used.</text:p>
          </table:table-cell>
        </table:table-row>
      </table:table>
      <text:p text:style-name="P218">The <text:span text:style-name="Command_20_Heading"><text:span text:style-name="T128">set_power_activity</text:span></text:span> command is used to set the activity and duty used for power analysis globally or for input ports or pins in the design.</text:p>
      <text:p text:style-name="P219"><text:soft-page-break/>The default input activity <text:span text:style-name="T270">for</text:span><text:span text:style-name="T271"> inputs </text:span><text:span text:style-name="T270">is</text:span> 0.1 <text:span text:style-name="T270">transitions per minimum clock period if a clock is defined or 0.0 if there are no clocks defined. The default input duty is 0.5. This i</text:span>s equivalent to the following command:</text:p>
      <text:p text:style-name="P220"><text:span text:style-name="Command_20_Heading"><text:span text:style-name="T128">set_power_activity</text:span></text:span><text:span text:style-name="Command_20_Heading"> </text:span><text:span text:style-name="Command_20_Argument"><text:span text:style-name="T253">-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05553243621056"/><text:span text:style-name="Command_20_Heading">set_propagated_clock</text:span><text:alphabetical-index-mark-end text:id="IMark105553243621056"/></text:p>
          </table:table-cell>
          <table:table-cell table:style-name="Table116.A1" office:value-type="string">
            <text:p text:style-name="P29"><text:span text:style-name="Command_20_Argument">objects</text:span></text:p>
          </table:table-cell>
        </table:table-row>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05553243621056"/><text:span text:style-name="Command_20_Heading">set_pvt</text:span><text:alphabetical-index-mark-end text:id="IMark105553243621056"/></text:p>
          </table:table-cell>
          <table:table-cell table:style-name="Table117.A1" office:value-type="string">
            <text:p text:style-name="P203">[-min]<text:line-break/>[-max]<text:line-break/>[-process <text:span text:style-name="T24">process</text:span>]<text:line-break/>[-voltage <text:span text:style-name="T24">voltage</text:span>]</text:p>
            <text:p text:style-name="P221">[-temperature <text:span text:style-name="T24">temperature</text:span>]<text:line-break/><text:span text:style-name="T24">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72">S</text:span></text:span><text:span text:style-name="Default_20_Paragraph_20_Font">et the PVT values for max delay</text:span><text:span text:style-name="Default_20_Paragraph_20_Font"><text:span text:style-name="T272">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72">S</text:span></text:span><text:span text:style-name="Default_20_Paragraph_20_Font">et the PVT values for min delay</text:span><text:span text:style-name="Default_20_Paragraph_20_Font"><text:span text:style-name="T272">s</text:span></text:span><text:span text:style-name="Default_20_Paragraph_20_Font">.</text:span></text:p>
          </table:table-cell>
        </table:table-row>
        <table:table-row table:style-name="Table117.4">
          <table:table-cell table:style-name="Table117.A2" office:value-type="string">
            <text:p text:style-name="P35"><text:span text:style-name="T22">-</text:span><text:span text:style-name="T263">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2">-</text:span><text:span text:style-name="T263">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2">-</text:span><text:span text:style-name="T263">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ext:soft-page-break/>
        <table:table-row table:style-name="Table68.1">
          <table:table-cell table:style-name="Table68.A1" office:value-type="string">
            <text:p text:style-name="P29"><text:alphabetical-index-mark-start text:id="IMark105553243621056"/><text:span text:style-name="Command_20_Heading">set_sense</text:span><text:alphabetical-index-mark-end text:id="IMark105553243621056"/></text:p>
          </table:table-cell>
          <table:table-cell table:style-name="Table68.A1" office:value-type="string">
            <text:p text:style-name="P29"><text:span text:style-name="Command_20_Argument"><text:span text:style-name="T25">[-type clock|data]<text:line-break/>[-positive]<text:line-break/>[-negative]<text:line-break/>[-pulse </text:span></text:span><text:span text:style-name="Command_20_Argument">pulse_type</text:span><text:span text:style-name="Command_20_Argument"><text:span text:style-name="T25">]<text:line-break/>[-stop_propagation]<text:line-break/>[-clock </text:span></text:span><text:span text:style-name="Command_20_Argument">clocks</text:span><text:span text:style-name="Command_20_Argument"><text:span text:style-name="T25">]<text:line-break/></text:span></text:span><text:span text:style-name="Command_20_Argument">pins</text:span></text:p>
          </table:table-cell>
        </table:table-row>
        <table:table-row table:style-name="Table68.1">
          <table:table-cell table:style-name="Table68.A1" office:value-type="string">
            <text:p text:style-name="P222"><text:span text:style-name="Command_20_Argument"><text:span text:style-name="T25">-type clock</text:span></text:span></text:p>
          </table:table-cell>
          <table:table-cell table:style-name="Table68.A1" office:value-type="string">
            <text:p text:style-name="P223"><text:span text:style-name="Default_20_Paragraph_20_Font">Set the sense for clock paths.</text:span></text:p>
          </table:table-cell>
        </table:table-row>
        <table:table-row table:style-name="Table68.1">
          <table:table-cell table:style-name="Table68.A3" office:value-type="string">
            <text:p text:style-name="P222"><text:span text:style-name="Command_20_Argument"><text:span text:style-name="T25">-type data</text:span></text:span></text:p>
          </table:table-cell>
          <table:table-cell table:style-name="Table68.A3" office:value-type="string">
            <text:p text:style-name="P223"><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5">-positive</text:span></text:span></text:p>
          </table:table-cell>
          <table:table-cell table:style-name="Table68.A3" office:value-type="string">
            <text:p text:style-name="P29"><text:span text:style-name="Default_20_Paragraph_20_Font"><text:span text:style-name="T25">The clock sense is positive un</text:span></text:span><text:span text:style-name="Default_20_Paragraph_20_Font"><text:span text:style-name="T273">a</text:span></text:span><text:span text:style-name="Default_20_Paragraph_20_Font"><text:span text:style-name="T25">te.</text:span></text:span></text:p>
          </table:table-cell>
        </table:table-row>
        <table:table-row table:style-name="Table68.1">
          <table:table-cell table:style-name="Table68.A1" office:value-type="string">
            <text:p text:style-name="P29"><text:span text:style-name="Command_20_Argument"><text:span text:style-name="T25">-negative</text:span></text:span></text:p>
          </table:table-cell>
          <table:table-cell table:style-name="Table68.A1" office:value-type="string">
            <text:p text:style-name="P29"><text:span text:style-name="Default_20_Paragraph_20_Font"><text:span text:style-name="T25">The clock sense is negative un</text:span></text:span><text:span text:style-name="Default_20_Paragraph_20_Font"><text:span text:style-name="T273">a</text:span></text:span><text:span text:style-name="Default_20_Paragraph_20_Font"><text:span text:style-name="T25">te.</text:span></text:span></text:p>
          </table:table-cell>
        </table:table-row>
        <table:table-row table:style-name="Table68.1">
          <table:table-cell table:style-name="Table68.A1" office:value-type="string">
            <text:p text:style-name="P224"><text:span text:style-name="Command_20_Argument"><text:span text:style-name="T25">-pulse </text:span></text:span><text:span text:style-name="Command_20_Argument">pulse_type</text:span></text:p>
          </table:table-cell>
          <table:table-cell table:style-name="Table68.A1" office:value-type="string">
            <text:p text:style-name="P29"><text:span text:style-name="Command_20_Argument"><text:span text:style-name="T25">rise_triggered_high_pulse<text:line-break/>rise_triggered_low_pulse<text:line-break/>fall_triggered_high_pulse<text:line-break/>fall_triggered_low_pulse<text:line-break/></text:span></text:span><text:span text:style-name="Default_20_Paragraph_20_Font"><text:span text:style-name="T274">Not supported.</text:span></text:span></text:p>
          </table:table-cell>
        </table:table-row>
        <table:table-row table:style-name="Table68.1">
          <table:table-cell table:style-name="Table68.A1" office:value-type="string">
            <text:p text:style-name="P29"><text:span text:style-name="Command_20_Argument"><text:span text:style-name="T25">-stop_propagation</text:span></text:span></text:p>
          </table:table-cell>
          <table:table-cell table:style-name="Table68.A1" office:value-type="string">
            <text:p text:style-name="P29"><text:span text:style-name="Default_20_Paragraph_20_Font"><text:span text:style-name="T25">Stop propagating </text:span></text:span><text:span text:style-name="Command_20_Argument">clocks</text:span><text:span text:style-name="Default_20_Paragraph_20_Font"><text:span text:style-name="T25"> at </text:span></text:span><text:span text:style-name="Command_20_Argument">pins</text:span><text:span text:style-name="Default_20_Paragraph_20_Font"><text:span text:style-name="T25">.</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5">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4">pins</text:span></text:span>. The <text:span text:style-name="Command">–pulse</text:span> option is currently not supported.</text:p>
      <table:table table:name="Table118" table:style-name="Table118">
        <table:table-column table:style-name="Table118.A"/>
        <table:table-column table:style-name="Table118.B"/>
        <text:soft-page-break/>
        <table:table-row table:style-name="Table118.1">
          <table:table-cell table:style-name="Table118.A1" office:value-type="string">
            <text:p text:style-name="P29"><text:alphabetical-index-mark-start text:id="IMark105553243621056"/><text:span text:style-name="Command_20_Heading">set_timing_derate</text:span><text:alphabetical-index-mark-end text:id="IMark105553243621056"/></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4">derate<text:line-break/></text:span>[<text:span text:style-name="T24">objects</text:span>]</text:p>
          </table:table-cell>
        </table:table-row>
        <table:table-row table:style-name="Table118.1">
          <table:table-cell table:style-name="Table118.A2" office:value-type="string">
            <text:p text:style-name="P29">-<text:span text:style-name="T275">rise</text:span></text:p>
          </table:table-cell>
          <table:table-cell table:style-name="Table118.A2" office:value-type="string">
            <text:p text:style-name="P225"><text:span text:style-name="Default_20_Paragraph_20_Font">Set the derating for rising delays.</text:span></text:p>
          </table:table-cell>
        </table:table-row>
        <table:table-row table:style-name="Table118.1">
          <table:table-cell table:style-name="Table118.A2" office:value-type="string">
            <text:p text:style-name="P29">-<text:span text:style-name="T275">fall</text:span></text:p>
          </table:table-cell>
          <table:table-cell table:style-name="Table118.A2" office:value-type="string">
            <text:p text:style-name="P225"><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5">-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5">-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5">-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5">-data</text:span></text:span></text:p>
          </table:table-cell>
          <table:table-cell table:style-name="Table118.A2" office:value-type="string">
            <text:p text:style-name="P29"><text:span text:style-name="Default_20_Paragraph_20_Font">Derate data paths.</text:span></text:p>
          </table:table-cell>
        </table:table-row>
        <table:table-row table:style-name="Table118.1">
          <table:table-cell table:style-name="Table118.A2" office:value-type="string">
            <text:p text:style-name="P29"><text:span text:style-name="Command_20_Argument"><text:span text:style-name="T25">-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5">-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5">-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76">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05553243621056"/><text:span text:style-name="Command_20_Heading">set_resistance</text:span><text:alphabetical-index-mark-end text:id="IMark105553243621056"/></text:p>
          </table:table-cell>
          <table:table-cell table:style-name="Table119.A1" office:value-type="string">
            <text:p text:style-name="P29">[-max]<text:line-break/>[-min]<text:line-break/><text:span text:style-name="T24">resistance<text:line-break/>net</text:span><text:span text:style-name="T277">s</text:span></text:p>
          </table:table-cell>
        </table:table-row>
        <text:soft-page-break/>
        <table:table-row table:style-name="Table119.1">
          <table:table-cell table:style-name="Table119.A2" office:value-type="string">
            <text:p text:style-name="P29"><text:span text:style-name="Command_20_Argument"><text:span text:style-name="T25">-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5">-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78">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05553243621056"/><text:span text:style-name="Command_20_Heading">set_units</text:span><text:alphabetical-index-mark-end text:id="IMark105553243621056"/></text:p>
          </table:table-cell>
          <table:table-cell table:style-name="Table120.A1" office:value-type="string">
            <text:p text:style-name="P168"><text:span text:style-name="T136">[-capacitance </text:span><text:span text:style-name="T212">cap_unit</text:span><text:span text:style-name="T136">]<text:line-break/>[-resistance </text:span><text:span text:style-name="T212">res_unit</text:span><text:span text:style-name="T136">]<text:line-break/>[-time </text:span><text:span text:style-name="T212">time_unit</text:span><text:span text:style-name="T136">]<text:line-break/>[-voltage </text:span><text:span text:style-name="T212">voltage_unit</text:span><text:span text:style-name="T136">]<text:line-break/>[-current </text:span><text:span text:style-name="T212">current_unit</text:span><text:span text:style-name="T136">]<text:line-break/>[-power </text:span><text:span text:style-name="T212">power_unit</text:span><text:span text:style-name="T136">]<text:line-break/>[-distance </text:span><text:span text:style-name="T213">distance_unit</text:span><text:span text:style-name="T136">]</text:span></text:p>
          </table:table-cell>
        </table:table-row>
        <table:table-row table:style-name="Table120.1">
          <table:table-cell table:style-name="Table120.A2" office:value-type="string">
            <text:p text:style-name="P226"><text:span text:style-name="Command">-capacitance </text:span>cap_unit</text:p>
          </table:table-cell>
          <table:table-cell table:style-name="Table120.A2" office:value-type="string">
            <text:p text:style-name="P168"><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26"><text:span text:style-name="Command">-resistance </text:span>res_unit</text:p>
          </table:table-cell>
          <table:table-cell table:style-name="Table120.A2" office:value-type="string">
            <text:p text:style-name="P168"><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226"><text:span text:style-name="Command">-time </text:span>time_unit</text:p>
          </table:table-cell>
          <table:table-cell table:style-name="Table120.A2" office:value-type="string">
            <text:p text:style-name="P168"><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26">-voltage voltage_unit</text:p>
          </table:table-cell>
          <table:table-cell table:style-name="Table120.A2" office:value-type="string">
            <text:p text:style-name="P170"><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26"><text:span text:style-name="Command">-current </text:span>current_unit</text:p>
          </table:table-cell>
          <table:table-cell table:style-name="Table120.A2" office:value-type="string">
            <text:p text:style-name="P170"><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26"><text:span text:style-name="Command">-power </text:span>power_unit</text:p>
          </table:table-cell>
          <table:table-cell table:style-name="Table120.A2" office:value-type="string">
            <text:p text:style-name="P170"><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14">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27"><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28"><text:soft-page-break/><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05553243621056"/><text:span text:style-name="Command_20_Heading">set_wire_load_min_block_size</text:span><text:alphabetical-index-mark-end text:id="IMark105553243621056"/></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05553243621056"/><text:span text:style-name="Command_20_Heading">set_wire_load_mode</text:span><text:alphabetical-index-mark-end text:id="IMark105553243621056"/></text:p>
          </table:table-cell>
          <table:table-cell table:style-name="Table122.A1" office:value-type="string">
            <text:p text:style-name="P29"><text:span text:style-name="Command_20_Argument"><text:span text:style-name="T25">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29"><text:alphabetical-index-mark-start text:id="IMark105553243621056"/><text:span text:style-name="Command_20_Heading">set_wire_load_model</text:span><text:alphabetical-index-mark-end text:id="IMark105553243621056"/></text:p>
          </table:table-cell>
          <table:table-cell table:style-name="Table123.A1" office:value-type="string">
            <text:p text:style-name="P29"><text:span text:style-name="Command_20_Argument"><text:span text:style-name="T25">-name</text:span></text:span><text:span text:style-name="Command_20_Argument"> model_name<text:line-break/></text:span><text:span text:style-name="Command_20_Argument"><text:span text:style-name="T25">[-library </text:span></text:span><text:span text:style-name="Command_20_Argument">library</text:span><text:span text:style-name="Command_20_Argument"><text:span text:style-name="T25">]</text:span></text:span><text:span text:style-name="Command_20_Argument"><text:line-break/></text:span><text:span text:style-name="Command_20_Argument"><text:span text:style-name="T25">[-max]<text:line-break/>[-min]</text:span></text:span><text:span text:style-name="Command_20_Argument"><text:line-break/></text:span><text:span text:style-name="Command_20_Argument"><text:span text:style-name="T25">[</text:span></text:span><text:span text:style-name="Command_20_Argument">objects</text:span><text:span text:style-name="Command_20_Argument"><text:span text:style-name="T25">]</text:span></text:span></text:p>
          </table:table-cell>
        </table:table-row>
        <table:table-row table:style-name="Table123.1">
          <table:table-cell table:style-name="Table123.A2" office:value-type="string">
            <text:p text:style-name="P229"><text:span text:style-name="Command_20_Argument"><text:span text:style-name="T25">-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29"><text:span text:style-name="Command_20_Argument"><text:span text:style-name="T25">-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05553243621056"/><text:span text:style-name="Command_20_Heading">set_wire_load_selection_group</text:span><text:alphabetical-index-mark-end text:id="IMark105553243621056"/></text:p>
          </table:table-cell>
          <table:table-cell table:style-name="Table124.A1" office:value-type="string">
            <text:p text:style-name="P29"><text:span text:style-name="Command_20_Argument"><text:span text:style-name="T25">[-library </text:span></text:span><text:span text:style-name="Command_20_Argument">library</text:span><text:span text:style-name="Command_20_Argument"><text:span text:style-name="T25">]</text:span></text:span><text:span text:style-name="Command_20_Argument"><text:line-break/></text:span><text:span text:style-name="Command_20_Argument"><text:span text:style-name="T25">[-max]<text:line-break/>[-min]<text:line-break/></text:span></text:span><text:span text:style-name="Command_20_Argument">group_name<text:line-break/></text:span><text:span text:style-name="Command_20_Argument"><text:span text:style-name="T25">[</text:span></text:span><text:span text:style-name="Command_20_Argument">objects</text:span><text:span text:style-name="Command_20_Argument"><text:span text:style-name="T25">]</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3">group_name</text:span></text:span><text:span text:style-name="Default_20_Paragraph_20_Font">.</text:span></text:p>
          </table:table-cell>
        </table:table-row>
        <text:soft-page-break/>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5">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05553243621056"/><text:span text:style-name="Command_20_Heading">source</text:span><text:alphabetical-index-mark-end text:id="IMark105553243621056"/></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79">[</text:span></text:span><text:span text:style-name="Command">&gt; </text:span><text:span text:style-name="Command_20_Argument"><text:span text:style-name="T279">log_filename</text:span></text:span><text:span text:style-name="Command">]<text:line-break/></text:span><text:span text:style-name="Command"><text:span text:style-name="T279">[</text:span></text:span><text:span text:style-name="Command">&gt;&gt; </text:span><text:span text:style-name="Command"><text:span text:style-name="T279">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30"><text:span text:style-name="Command">&gt; </text:span><text:span text:style-name="Command_20_Argument"><text:span text:style-name="T279">log_filename</text:span></text:span></text:p>
          </table:table-cell>
          <table:table-cell table:style-name="Table125.A2" office:value-type="string">
            <text:p text:style-name="P231"><text:span text:style-name="Default_20_Paragraph_20_Font">Redirect command output to log_filename.</text:span></text:p>
          </table:table-cell>
        </table:table-row>
        <table:table-row table:style-name="Table125.1">
          <table:table-cell table:style-name="Table125.A2" office:value-type="string">
            <text:p text:style-name="P230"><text:span text:style-name="Command">&gt;&gt; </text:span><text:span text:style-name="Command_20_Argument"><text:span text:style-name="T279">log_filename</text:span></text:span></text:p>
          </table:table-cell>
          <table:table-cell table:style-name="Table125.A2" office:value-type="string">
            <text:p text:style-name="P231"><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P232">The <text:span text:style-name="Command">source</text:span> command stops and reports any errors encountered while reading a file unless <text:span text:style-name="Command">sta_continue_on_error</text:span> is <text:span text:style-name="Command">1</text:span>.</text:p>
      <table:table table:name="Table156" table:style-name="Table156">
        <table:table-column table:style-name="Table156.A"/>
        <table:table-column table:style-name="Table156.B"/>
        <table:table-row table:style-name="Table156.1">
          <table:table-cell table:style-name="Table156.A1" office:value-type="string">
            <text:p text:style-name="P233"><text:alphabetical-index-mark-start text:id="IMark105553243621056"/><text:span text:style-name="Command_20_Heading"><text:span text:style-name="T280">suppress_msg</text:span></text:span><text:alphabetical-index-mark-end text:id="IMark105553243621056"/></text:p>
          </table:table-cell>
          <table:table-cell table:style-name="Table156.A1" office:value-type="string">
            <text:p text:style-name="P233"><text:span text:style-name="Command_20_Argument"><text:span text:style-name="T281">msg_ids</text:span></text:span></text:p>
          </table:table-cell>
        </table:table-row>
        <table:table-row table:style-name="Table156.1">
          <table:table-cell table:style-name="Table156.A2" office:value-type="string">
            <text:p text:style-name="P233"><text:span text:style-name="Command_20_Argument"><text:span text:style-name="T281">msg_ids</text:span></text:span></text:p>
          </table:table-cell>
          <table:table-cell table:style-name="Table156.A2" office:value-type="string">
            <text:p text:style-name="P234"><text:span text:style-name="Default_20_Paragraph_20_Font">A list of </text:span><text:span text:style-name="Default_20_Paragraph_20_Font"><text:span text:style-name="T281">error/warning message IDs to suppress.</text:span></text:span></text:p>
          </table:table-cell>
        </table:table-row>
      </table:table>
      <text:p text:style-name="P232">The <text:span text:style-name="Command"><text:span text:style-name="T281">suppress_msg</text:span></text:span> command <text:span text:style-name="T281">suppresses specified error/warning messages by ID</text:span>. <text:span text:style-name="T282">The list of message IDs can be found in </text:span><text:span text:style-name="Command_20_Argument"><text:span text:style-name="T282">doc/messages.txt</text:span></text:span><text:span text:style-name="Command_20_Argument"><text:span text:style-name="T283">.</text:span></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05553243621056"/><text:span text:style-name="Command_20_Heading">unset_case_analysis</text:span><text:alphabetical-index-mark-end text:id="IMark105553243621056"/></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ext:soft-page-break/>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05553243621056"/><text:span text:style-name="Command_20_Heading">unset_clock_latency</text:span><text:alphabetical-index-mark-end text:id="IMark105553243621056"/></text:p>
          </table:table-cell>
          <table:table-cell table:style-name="Table20.A1" office:value-type="string">
            <text:p text:style-name="P29"><text:span text:style-name="Command"><text:span text:style-name="T33">[-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3">-source</text:span></text:span></text:p>
          </table:table-cell>
          <table:table-cell table:style-name="Table20.A1" office:value-type="string">
            <text:p text:style-name="Text_20_body"><text:span text:style-name="Default_20_Paragraph_20_Font"><text:span text:style-name="T33">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05553243621056"/><text:span text:style-name="Command_20_Heading">unset_clock_transition</text:span><text:alphabetical-index-mark-end text:id="IMark105553243621056"/></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29"><text:alphabetical-index-mark-start text:id="IMark105553243621056"/><text:span text:style-name="Command_20_Heading">unset_clock_uncertainty</text:span><text:alphabetical-index-mark-end text:id="IMark105553243621056"/></text:p>
          </table:table-cell>
          <table:table-cell table:style-name="Table42.A1" office:value-type="string">
            <text:p text:style-name="P29">[-from|-rise_from|-fall_from <text:span text:style-name="T24">from_clock</text:span>]<text:span text:style-name="T24"><text:line-break/></text:span>[<text:span text:style-name="T24">-</text:span>to|-rise_to|-fall_to<text:span text:style-name="T24"> to_clock</text:span>]<text:line-break/>[-rise]<text:line-break/>[-fall]<text:line-break/>[-setup]<text:line-break/>[-hold]<text:span text:style-name="T24"><text:line-break/></text:span>[<text:span text:style-name="T24">objects</text:span>]</text:p>
          </table:table-cell>
        </table:table-row>
        <table:table-row table:style-name="Table42.1">
          <table:table-cell table:style-name="Table42.A2" office:value-type="string">
            <text:p text:style-name="P235"><text:span text:style-name="T22">-from </text:span>from_clock</text:p>
          </table:table-cell>
          <table:table-cell table:style-name="Table42.A2" office:value-type="string">
            <text:p text:style-name="P29"/>
          </table:table-cell>
        </table:table-row>
        <table:table-row table:style-name="Table42.1">
          <table:table-cell table:style-name="Table42.A2" office:value-type="string">
            <text:p text:style-name="P235"><text:span text:style-name="T22">-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4">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4">uncertainty</text:span></text:span><text:span text:style-name="Default_20_Paragraph_20_Font"> is the hold uncertainty.</text:span></text:p>
          </table:table-cell>
        </table:table-row>
        <table:table-row table:style-name="Table42.1">
          <table:table-cell table:style-name="Table42.A2" office:value-type="string">
            <text:p text:style-name="P163">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ext:soft-page-break/>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05553243621056"/><text:span text:style-name="Command_20_Heading">unset_data_check</text:span><text:alphabetical-index-mark-end text:id="IMark105553243621056"/></text:p>
          </table:table-cell>
          <table:table-cell table:style-name="Table43.A1" office:value-type="string">
            <text:p text:style-name="P236">[-from<text:span text:style-name="T284">|-rise_from|-fall_from</text:span> <text:span text:style-name="T24">from_object</text:span>]<text:line-break/>[-to<text:span text:style-name="T284">|-rise_to|-fall_to</text:span> <text:span text:style-name="T24">to_object</text:span>]<text:line-break/>[-setup]<text:line-break/>[-hold]<text:line-break/>[-clock <text:span text:style-name="T24">clock</text:span>]</text:p>
          </table:table-cell>
        </table:table-row>
        <table:table-row table:style-name="Table43.1">
          <table:table-cell table:style-name="Table43.A2" office:value-type="string">
            <text:p text:style-name="P235"><text:span text:style-name="T22">-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35">-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63">clock</text:p>
          </table:table-cell>
          <table:table-cell table:style-name="Table43.A2" office:value-type="string">
            <text:p text:style-name="P40"><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05553243621056"/><text:span text:style-name="Command_20_Heading">unset_disable_inferred_clock_gating</text:span><text:alphabetical-index-mark-end text:id="IMark105553243621056"/></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33">unset_disable_inferred_clock_gating</text:span></text:span> command removes a previous <text:span text:style-name="Command_20_Heading"><text:span text:style-name="T133">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05553243621056"/><text:span text:style-name="Command_20_Heading">unset_disable_timing</text:span><text:alphabetical-index-mark-end text:id="IMark105553243621056"/></text:p>
          </table:table-cell>
          <table:table-cell table:style-name="Table45.A1" office:value-type="string">
            <text:p text:style-name="P29">[-from <text:span text:style-name="T24">from_port</text:span>]<text:line-break/>[-to <text:span text:style-name="T24">to_port</text:span>]<text:line-break/><text:span text:style-name="T24">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75"/>
          </table:table-cell>
        </table:table-row>
        <table:table-row table:style-name="Table45.1">
          <table:table-cell table:style-name="Table45.A2" office:value-type="string">
            <text:p text:style-name="P35">to_port</text:p>
          </table:table-cell>
          <table:table-cell table:style-name="Table45.A2" office:value-type="string">
            <text:p text:style-name="P175"/>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ext:soft-page-break/>
        <table:table-row table:style-name="Table46.1">
          <table:table-cell table:style-name="Table46.A1" office:value-type="string">
            <text:p text:style-name="P29"><text:alphabetical-index-mark-start text:id="IMark105553243621056"/><text:span text:style-name="Command_20_Heading">unset_input_delay</text:span><text:alphabetical-index-mark-end text:id="IMark105553243621056"/></text:p>
          </table:table-cell>
          <table:table-cell table:style-name="Table46.A1" office:value-type="string">
            <text:p text:style-name="P29">[-rise]<text:line-break/>[-fall]<text:line-break/>[-max]<text:line-break/>[-min]<text:line-break/>[-clock <text:span text:style-name="T24">clock</text:span>]<text:line-break/>[-clock_fall]<text:line-break/><text:span text:style-name="T24">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85">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85">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85">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37"><text:span text:style-name="Default_20_Paragraph_20_Font"><text:span text:style-name="T285">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85">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85">Unset t</text:span></text:span><text:span text:style-name="Default_20_Paragraph_20_Font">he arrival time from the falling edge of </text:span><text:span text:style-name="Default_20_Paragraph_20_Font"><text:span text:style-name="T24">clock</text:span></text:span></text:p>
          </table:table-cell>
        </table:table-row>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05553243621056"/><text:span text:style-name="Command_20_Heading">unset_output_delay</text:span><text:alphabetical-index-mark-end text:id="IMark105553243621056"/></text:p>
          </table:table-cell>
          <table:table-cell table:style-name="Table47.A1" office:value-type="string">
            <text:p text:style-name="P29">[-rise]<text:line-break/>[-fall]<text:line-break/>[-max]<text:line-break/>[-min]<text:line-break/>[-clock <text:span text:style-name="T24">clock</text:span>]<text:line-break/>[-clock_fall]<text:line-break/><text:span text:style-name="T24">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ext:soft-page-break/>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4">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05553243621056"/><text:span text:style-name="Command_20_Heading">unset_path_exceptions</text:span><text:alphabetical-index-mark-end text:id="IMark105553243621056"/></text:p>
          </table:table-cell>
          <table:table-cell table:style-name="Table53.A1" office:value-type="string">
            <text:p text:style-name="P238">[-setup]<text:line-break/>[-hold]<text:line-break/>[-rise]<text:line-break/>[-fall]<text:line-break/>[-from<text:span text:style-name="T286">|-rise_from|-fall_from</text:span> <text:span text:style-name="T24">from</text:span>]<text:line-break/>[-through<text:span text:style-name="T286">|-rise_through|-fall_through</text:span> <text:span text:style-name="T24">through</text:span>]<text:line-break/>[-to<text:span text:style-name="T286">|-rise_to|-fall_to</text:span> <text:span text:style-name="T24">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86">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39"><text:span text:style-name="Default_20_Paragraph_20_Font"><text:span text:style-name="T286">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39"><text:span text:style-name="Default_20_Paragraph_20_Font"><text:span text:style-name="T286">Unset path exceptions for</text:span></text:span><text:span text:style-name="Default_20_Paragraph_20_Font"> rising path edges.</text:span></text:p>
          </table:table-cell>
        </table:table-row>
        <table:table-row table:style-name="Table53.1">
          <table:table-cell table:style-name="Table53.A2" office:value-type="string">
            <text:p text:style-name="P29">-fall</text:p>
          </table:table-cell>
          <table:table-cell table:style-name="Table53.A2" office:value-type="string">
            <text:p text:style-name="P239"><text:span text:style-name="Default_20_Paragraph_20_Font"><text:span text:style-name="T286">Unset path exceptions for</text:span></text:span><text:span text:style-name="Default_20_Paragraph_20_Font"> </text:span><text:span text:style-name="Default_20_Paragraph_20_Font"><text:span text:style-name="T286">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2">-</text:span></text:span><text:span text:style-name="Command"><text:span text:style-name="T287">from</text:span></text:span><text:span text:style-name="Command"><text:span text:style-name="T286">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40"><text:span text:style-name="T22">-</text:span><text:span text:style-name="T287">t</text:span><text:span text:style-name="T2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2">-</text:span><text:span text:style-name="T287">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05553243621056"/><text:span text:style-name="Command_20_Heading">unset_propagated_clock</text:span><text:alphabetical-index-mark-end text:id="IMark105553243621056"/></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05553243621056"/><text:span text:style-name="Command_20_Heading">unset_timing_derate</text:span><text:alphabetical-index-mark-end text:id="IMark105553243621056"/></text:p>
          </table:table-cell>
          <table:table-cell table:style-name="Table64.A1" office:value-type="string">
            <text:p text:style-name="P29"/>
          </table:table-cell>
        </table:table-row>
      </table:table>
      <text:p text:style-name="P232">Remove all derating factors set with the <text:span text:style-name="Command">set_timing_derate</text:span> command.</text:p>
      <table:table table:name="Table159" table:style-name="Table159">
        <table:table-column table:style-name="Table159.A"/>
        <table:table-column table:style-name="Table159.B"/>
        <text:soft-page-break/>
        <table:table-row table:style-name="Table159.1">
          <table:table-cell table:style-name="Table159.A1" office:value-type="string">
            <text:p text:style-name="P233"><text:alphabetical-index-mark-start text:id="IMark105553243621056"/><text:span text:style-name="Command_20_Heading">uns</text:span><text:span text:style-name="Command_20_Heading"><text:span text:style-name="T280">uppress_msg</text:span></text:span><text:alphabetical-index-mark-end text:id="IMark105553243621056"/></text:p>
          </table:table-cell>
          <table:table-cell table:style-name="Table159.A1" office:value-type="string">
            <text:p text:style-name="P233"><text:span text:style-name="Command_20_Argument"><text:span text:style-name="T281">msg_ids</text:span></text:span></text:p>
          </table:table-cell>
        </table:table-row>
        <table:table-row table:style-name="Table159.1">
          <table:table-cell table:style-name="Table159.A2" office:value-type="string">
            <text:p text:style-name="P233"><text:span text:style-name="Command_20_Argument"><text:span text:style-name="T281">msg_ids</text:span></text:span></text:p>
          </table:table-cell>
          <table:table-cell table:style-name="Table159.A2" office:value-type="string">
            <text:p text:style-name="P234"><text:span text:style-name="Default_20_Paragraph_20_Font">A list of </text:span><text:span text:style-name="Default_20_Paragraph_20_Font"><text:span text:style-name="T281">error/warning message IDs to unsuppress.</text:span></text:span></text:p>
          </table:table-cell>
        </table:table-row>
      </table:table>
      <text:p text:style-name="P232">The <text:span text:style-name="Command"><text:span text:style-name="T281">unsuppress_msg</text:span></text:span> command <text:span text:style-name="T281">removes suppressions for the specified error/warning messages by ID</text:span>. <text:span text:style-name="T282">The list of message IDs can be found in </text:span><text:span text:style-name="Command_20_Argument"><text:span text:style-name="T282">doc/messages.txt</text:span></text:span><text:span text:style-name="Command_20_Argument"><text:span text:style-name="T283">.</text:span></text:span></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05553243621056"/><text:span text:style-name="Command_20_Heading">user_run_time</text:span><text:alphabetical-index-mark-end text:id="IMark105553243621056"/></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05553243621056"/><text:span text:style-name="Command_20_Heading">with_output_to_variable</text:span><text:alphabetical-index-mark-end text:id="IMark105553243621056"/></text:p>
          </table:table-cell>
          <table:table-cell table:style-name="Table49.A1" office:value-type="string">
            <text:p text:style-name="P29"><text:span text:style-name="Command_20_Argument">var </text:span><text:span text:style-name="Command_20_Argument"><text:span text:style-name="T25">{</text:span></text:span><text:span text:style-name="Command_20_Argument"> commands </text:span><text:span text:style-name="Command_20_Argument"><text:span text:style-name="T25">}</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8">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29"><text:alphabetical-index-mark-start text:id="IMark105553243621056"/><text:span text:style-name="Command_20_Heading">write_path_spice</text:span><text:alphabetical-index-mark-end text:id="IMark105553243621056"/></text:p>
          </table:table-cell>
          <table:table-cell table:style-name="Table153.A1" office:value-type="string">
            <text:p text:style-name="P241">-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2">-ground</text:span><text:span text:style-name="T1"> ground<text:line-break/></text:span><text:span text:style-name="T288">[</text:span><text:span text:style-name="T22">-</text:span><text:span text:style-name="T289">simulator hspice|ngspice|xyce</text:span><text:span text:style-name="T288">]</text:span></text:p>
          </table:table-cell>
        </table:table-row>
        <table:table-row table:style-name="Table153.1">
          <table:table-cell table:style-name="Table153.A2" office:value-type="string">
            <text:p text:style-name="P242"><text:span text:style-name="Command_20_Argument"><text:span text:style-name="T3">path_args</text:span></text:span></text:p>
          </table:table-cell>
          <table:table-cell table:style-name="Table153.A2" office:value-type="string">
            <text:p text:style-name="P29">-from|-through|-to arguments as in report_checks.</text:p>
          </table:table-cell>
        </table:table-row>
        <table:table-row table:style-name="Table153.1">
          <table:table-cell table:style-name="Table153.A2" office:value-type="string">
            <text:p text:style-name="P243">spice_directory</text:p>
          </table:table-cell>
          <table:table-cell table:style-name="Table153.A2" office:value-type="string">
            <text:p text:style-name="P244"><text:span text:style-name="Default_20_Paragraph_20_Font"><text:span text:style-name="T290">D</text:span></text:span><text:span text:style-name="Default_20_Paragraph_20_Font">irectory </text:span><text:span text:style-name="Default_20_Paragraph_20_Font"><text:span text:style-name="T290">for s</text:span></text:span><text:span text:style-name="Default_20_Paragraph_20_Font">pice </text:span><text:span text:style-name="Default_20_Paragraph_20_Font"><text:span text:style-name="T291">to write </text:span></text:span><text:span text:style-name="Default_20_Paragraph_20_Font">output </text:span><text:span text:style-name="Default_20_Paragraph_20_Font"><text:span text:style-name="T290">files</text:span></text:span><text:span text:style-name="Default_20_Paragraph_20_Font">.</text:span></text:p>
          </table:table-cell>
        </table:table-row>
        <table:table-row table:style-name="Table153.1">
          <table:table-cell table:style-name="Table153.A2" office:value-type="string">
            <text:p text:style-name="P243">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43">model_file</text:p>
          </table:table-cell>
          <table:table-cell table:style-name="Table153.A2" office:value-type="string">
            <text:p text:style-name="P40"><text:span text:style-name="Default_20_Paragraph_20_Font">Transistor model definitions .included by </text:span><text:span text:style-name="Command_20_Argument"><text:span text:style-name="T33">spice_file</text:span></text:span><text:span text:style-name="Default_20_Paragraph_20_Font">.</text:span></text:p>
          </table:table-cell>
        </table:table-row>
        <table:table-row table:style-name="Table153.1">
          <table:table-cell table:style-name="Table153.A2" office:value-type="string">
            <text:p text:style-name="P243">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42"><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45"><text:span text:style-name="T22">-</text:span><text:span text:style-name="T289">simulator</text:span></text:p>
          </table:table-cell>
          <table:table-cell table:style-name="Table153.A2" office:value-type="string">
            <text:p text:style-name="P246">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ext:soft-page-break/>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47">Example command:</text:p>
      <text:p text:style-name="P248">write_path_spice -path_args {-from "in0" -to "out1" -unconstrained} \<text:line-break/> <text:s/>-spice_directory $result_dir \<text:line-break/> <text:s/>-lib_subckt_file "write_spice1.subckt" \<text:line-break/> <text:s/>-model_file "write_spice1.models" \<text:line-break/> <text:s/>-power VDD -ground VSS</text:p>
      <text:p text:style-name="P249">When the simulator is hspice, <text:span text:style-name="Command">.measure</text:span> statements will be added to the spice netlist.</text:p>
      <text:p text:style-name="P249">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05553243621056"/><text:span text:style-name="Command_20_Heading">write_sdc</text:span><text:alphabetical-index-mark-end text:id="IMark105553243621056"/></text:p>
          </table:table-cell>
          <table:table-cell table:style-name="Table129.A1" office:value-type="string">
            <text:p text:style-name="P29">[-digits <text:span text:style-name="T24">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92">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05553243621056"/><text:span text:style-name="Command_20_Heading">write_sdf</text:span><text:alphabetical-index-mark-end text:id="IMark105553243621056"/></text:p>
          </table:table-cell>
          <table:table-cell table:style-name="Table150.A1" office:value-type="string">
            <text:p text:style-name="P29"><text:span text:style-name="Command_20_Argument"><text:span text:style-name="T22">[-corner </text:span></text:span><text:span text:style-name="Command_20_Argument"><text:span text:style-name="T1">corner</text:span></text:span><text:span text:style-name="Command_20_Argument"><text:span text:style-name="T22">]<text:line-break/>[-divider /|.]<text:line-break/>[-include_typ]<text:line-break/>[-digits </text:span></text:span><text:span text:style-name="Command_20_Argument"><text:span text:style-name="T1">digits</text:span></text:span><text:span text:style-name="Command_20_Argument"><text:span text:style-name="T22">]<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9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ext:soft-page-break/>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50"><text:span text:style-name="T22">-</text:span><text:span text:style-name="T294">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93">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93">SDF file</text:span></text:span><text:span text:style-name="Default_20_Paragraph_20_Font">name to write.</text:span></text:p>
          </table:table-cell>
        </table:table-row>
      </table:table>
      <text:p text:style-name="P251">Write the delay calculation delays for the design in SDF format to <text:span text:style-name="Command_20_Argument">filename</text:span>. <text:span text:style-name="T295">If -</text:span><text:span text:style-name="Example"><text:span text:style-name="T295">corner</text:span></text:span><text:span text:style-name="T295"> is not specified the min/max delays are across all corners. With </text:span><text:span text:style-name="Example"><text:span text:style-name="T295">-corner</text:span></text:span><text:span text:style-name="T295"> the min/max delays for </text:span><text:span text:style-name="Example"><text:span text:style-name="T296">corner</text:span></text:span><text:span text:style-name="T295">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52"><text:alphabetical-index-mark-start text:id="IMark105553243621056"/><text:span text:style-name="Command_20_Heading">write_</text:span><text:span text:style-name="Command_20_Heading"><text:span text:style-name="T297">timing_model</text:span></text:span><text:alphabetical-index-mark-end text:id="IMark105553243621056"/></text:p>
          </table:table-cell>
          <table:table-cell table:style-name="Table58.A1" office:value-type="string">
            <text:p text:style-name="P253"><text:span text:style-name="T298">[-</text:span><text:span text:style-name="T299">library</text:span><text:span text:style-name="T298">_name </text:span><text:span text:style-name="T300">lib</text:span><text:span text:style-name="T301">_name</text:span><text:span text:style-name="T298">]<text:line-break/>[-cell_name </text:span><text:span text:style-name="T301">cell_name</text:span><text:span text:style-name="T298">]</text:span></text:p>
            <text:p text:style-name="P254">[-<text:span text:style-name="T297">corner </text:span><text:span text:style-name="T301">corner</text:span><text:span text:style-name="T22">]</text:span><text:line-break/><text:span text:style-name="T1">filename</text:span></text:p>
          </table:table-cell>
        </table:table-row>
        <table:table-row table:style-name="Table58.1">
          <table:table-cell table:style-name="Table58.A2" office:value-type="string">
            <text:p text:style-name="P255"><text:span text:style-name="T302">-</text:span><text:span text:style-name="T303">library</text:span><text:span text:style-name="T302">_name </text:span><text:span text:style-name="T300">lib</text:span><text:span text:style-name="T301">_name</text:span></text:p>
          </table:table-cell>
          <table:table-cell table:style-name="Table58.A2" office:value-type="string">
            <text:p text:style-name="P256">T<text:span text:style-name="Default_20_Paragraph_20_Font">he name to use for the liberty </text:span><text:span text:style-name="Default_20_Paragraph_20_Font"><text:span text:style-name="T299">library. Defaults to </text:span></text:span><text:span text:style-name="Command_20_Argument"><text:span text:style-name="T33">cell_name</text:span></text:span><text:span text:style-name="Default_20_Paragraph_20_Font"><text:span text:style-name="T299">.</text:span></text:span></text:p>
          </table:table-cell>
        </table:table-row>
        <table:table-row table:style-name="Table58.1">
          <table:table-cell table:style-name="Table58.A2" office:value-type="string">
            <text:p text:style-name="P255"><text:span text:style-name="Command_20_Argument"><text:span text:style-name="T304">-cell_name </text:span></text:span><text:span text:style-name="Command_20_Argument"><text:span text:style-name="T305">cell_name</text:span></text:span></text:p>
          </table:table-cell>
          <table:table-cell table:style-name="Table58.A2" office:value-type="string">
            <text:p text:style-name="P257"><text:span text:style-name="Default_20_Paragraph_20_Font">The name to use for the liberty cell. </text:span><text:span text:style-name="Default_20_Paragraph_20_Font"><text:span text:style-name="T299">Defaults to the top level module name.</text:span></text:span></text:p>
          </table:table-cell>
        </table:table-row>
        <table:table-row table:style-name="Table58.1">
          <table:table-cell table:style-name="Table58.A2" office:value-type="string">
            <text:p text:style-name="P258"><text:span text:style-name="Command_20_Argument"><text:span text:style-name="T306">-corner </text:span></text:span><text:span text:style-name="Command_20_Argument"><text:span text:style-name="T307">corner</text:span></text:span></text:p>
          </table:table-cell>
          <table:table-cell table:style-name="Table58.A2" office:value-type="string">
            <text:p text:style-name="P259"><text:span text:style-name="Default_20_Paragraph_20_Font">The process corner to use for extracting the model.</text:span></text:p>
          </table:table-cell>
        </table:table-row>
        <table:table-row table:style-name="Table58.1">
          <table:table-cell table:style-name="Table58.A2" office:value-type="string">
            <text:p text:style-name="P260">filename</text:p>
          </table:table-cell>
          <table:table-cell table:style-name="Table58.A2" office:value-type="string">
            <text:p text:style-name="P261"><text:span text:style-name="Default_20_Paragraph_20_Font">Filename </text:span><text:span text:style-name="Default_20_Paragraph_20_Font"><text:span text:style-name="T308">for the liberty timing model</text:span></text:span>.</text:p>
          </table:table-cell>
        </table:table-row>
      </table:table>
      <text:p text:style-name="P262">The <text:span text:style-name="Command_20_Heading"><text:span text:style-name="T128">write_</text:span></text:span><text:span text:style-name="Command_20_Heading"><text:span text:style-name="T309">timing_model</text:span></text:span> command constructs a liberty timing model for the current design and writes it to <text:span text:style-name="T1">file</text:span><text:span text:style-name="T310">name</text:span>. <text:span text:style-name="Command_20_Argument"><text:span text:style-name="T305">cell_name</text:span></text:span><text:span text:style-name="T311"> defaults to the cell name of the top level block in the design.</text:span></text:p>
      <text:p text:style-name="P263"><text:span text:style-name="T312">The SDC used to extract the block should include the clock definitions. </text:span><text:span text:style-name="T313">If the block contains a clock network </text:span><text:span text:style-name="T314">set_propagated_cloc</text:span><text:span text:style-name="T315">k</text:span><text:span text:style-name="Default_20_Paragraph_20_Font"><text:span text:style-name="T316"> </text:span></text:span><text:span text:style-name="Default_20_Paragraph_20_Font"><text:span text:style-name="T313">should be used so the clock delays are included in the timing model. </text:span></text:span><text:span text:style-name="Default_20_Paragraph_20_Font"><text:span text:style-name="T317">The following SDC commands are ignored</text:span></text:span><text:span text:style-name="T318"> when bulding the timing model.</text:span></text:p>
      <text:p text:style-name="Example_20__20_indented"><text:span text:style-name="T314">set_</text:span><text:span text:style-name="T319">input_delay<text:line-break/></text:span><text:span text:style-name="T314">set_</text:span><text:span text:style-name="T319">output_delay<text:line-break/></text:span><text:span text:style-name="Example"><text:span text:style-name="T318">set_load<text:line-break/></text:span></text:span><text:span text:style-name="Example"><text:span text:style-name="T317">set_timing_derate</text:span></text:span></text:p>
      <text:p text:style-name="P263"><text:span text:style-name="T320">Using </text:span><text:span text:style-name="T314">set_</text:span><text:span text:style-name="T319">input_</text:span><text:span text:style-name="T321">transition</text:span><text:span text:style-name="T320"> with the slew from the block context will be used will improve the match between the timing model and the block netlist. </text:span><text:span text:style-name="T322"><text:s/></text:span><text:span text:style-name="T316">Paths defined on clocks that are defined on internal pins are ignored because the model has no way to include the clock definition.</text:span></text:p>
      <text:p text:style-name="Body"><text:soft-page-break/>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97">s<text:line-break/></text:span>clock to output timing paths</text:p>
      <text:p text:style-name="P264">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05553243621056"/><text:span text:style-name="Command_20_Heading">write_verilog</text:span><text:alphabetical-index-mark-end text:id="IMark105553243621056"/></text:p>
          </table:table-cell>
          <table:table-cell table:style-name="Table109.A1" office:value-type="string">
            <text:p text:style-name="P241">[-sort<text:span text:style-name="T22">]</text:span></text:p>
            <text:p text:style-name="P241"><text:span text:style-name="T22">[-include_pwr_gnd]</text:span><text:line-break/>[-remove_cells <text:span text:style-name="T1">lib_cells</text:span><text:span text:style-name="T22">]</text:span><text:line-break/><text:span text:style-name="T1">filename</text:span></text:p>
          </table:table-cell>
        </table:table-row>
        <table:table-row table:style-name="Table109.1">
          <table:table-cell table:style-name="Table109.A2" office:value-type="string">
            <text:p text:style-name="P242"><text:span text:style-name="Command_20_Argument"><text:span text:style-name="T306">-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65">-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66"><text:span text:style-name="T22">-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23">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243">filename</text:p>
          </table:table-cell>
          <table:table-cell table:style-name="Table109.A2" office:value-type="string">
            <text:p text:style-name="P40"><text:span text:style-name="Default_20_Paragraph_20_Font">Filename </text:span><text:span text:style-name="Default_20_Paragraph_20_Font"><text:span text:style-name="T323">for the liberty library</text:span></text:span><text:span text:style-name="Default_20_Paragraph_20_Font">.</text:span></text:p>
          </table:table-cell>
        </table:table-row>
      </table:table>
      <text:p text:style-name="P267">The <text:span text:style-name="T7">write_verilog</text:span> command writes a verilog netlist to <text:span text:style-name="T3">filename</text:span>. Use <text:span text:style-name="T306">-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05553243621056"/>Filter Expressions<text:bookmark-end text:name="__RefHeading___Toc42589_2528141652"/><text:alphabetical-index-mark-end text:id="IMark105553243621056"/></text:h>
      <text:p text:style-name="P268">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69"><text:span text:style-name="Default_20_Paragraph_20_Font">Return objects with </text:span><text:span text:style-name="Command_20_Argument">property</text:span><text:span text:style-name="Default_20_Paragraph_20_Font"> value equal to </text:span><text:span text:style-name="Command_20_Argument"><text:span text:style-name="T324">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2">value</text:span></text:span></text:p>
          </table:table-cell>
          <table:table-cell table:style-name="Table66.A2" office:value-type="string">
            <text:p text:style-name="P269"><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5">~</text:span></text:span><text:span text:style-name="Command"><text:span text:style-name="T325">pattern</text:span></text:span></text:p>
          </table:table-cell>
          <table:table-cell table:style-name="Table66.A2" office:value-type="string">
            <text:p text:style-name="P269"><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2">!=</text:span></text:span><text:span text:style-name="Command"><text:span text:style-name="T326">value</text:span></text:span></text:p>
          </table:table-cell>
          <table:table-cell table:style-name="Table66.A2" office:value-type="string">
            <text:p text:style-name="P269"><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2">!</text:span></text:span><text:span text:style-name="Command"><text:span text:style-name="T327">~</text:span></text:span><text:span text:style-name="Command"><text:span text:style-name="T326">value</text:span></text:span></text:p>
          </table:table-cell>
          <table:table-cell table:style-name="Table66.A2" office:value-type="string">
            <text:p text:style-name="P270"><text:span text:style-name="Default_20_Paragraph_20_Font">Return objects with </text:span><text:span text:style-name="Command_20_Argument">property</text:span><text:span text:style-name="Default_20_Paragraph_20_Font"> value </text:span><text:span text:style-name="Default_20_Paragraph_20_Font"><text:span text:style-name="T328">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25">expr1</text:span></text:span><text:span text:style-name="Command"><text:span text:style-name="T329">&amp;&amp;e</text:span></text:span><text:span text:style-name="Command"><text:span text:style-name="T330">xpr2</text:span></text:span></text:p>
          </table:table-cell>
          <table:table-cell table:style-name="Table66.A2" office:value-type="string">
            <text:p text:style-name="P269"><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ext:soft-page-break/>
        <table:table-row table:style-name="Table66.1">
          <table:table-cell table:style-name="Table66.A2" office:value-type="string">
            <text:p text:style-name="P52"><text:span text:style-name="Command"><text:span text:style-name="T325">expr1</text:span></text:span><text:span text:style-name="Command"><text:span text:style-name="T331">||</text:span></text:span><text:span text:style-name="Command"><text:span text:style-name="T325">expr2</text:span></text:span></text:p>
          </table:table-cell>
          <table:table-cell table:style-name="Table66.A2" office:value-type="string">
            <text:p text:style-name="P269"><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5">property</text:span></text:span><text:span text:style-name="Default_20_Paragraph_20_Font"> is an </text:span><text:span text:style-name="Default_20_Paragraph_20_Font"><text:span text:style-name="T55">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32">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43621056"/>Variables<text:bookmark-end text:name="__RefHeading___Toc42591_2528141652"/><text:alphabetical-index-mark-end text:id="IMark105553243621056"/></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05553243621056"/><text:span text:style-name="Command_20_Heading">hierarchy_separator</text:span><text:alphabetical-index-mark-end text:id="IMark105553243621056"/></text:p>
          </table:table-cell>
          <table:table-cell table:style-name="Table130.A1" office:value-type="string">
            <text:p text:style-name="P29"><text:span text:style-name="Command_20_Argument"><text:span text:style-name="T25">Any character</text:span></text:span><text:span text:style-name="Command_20_Argument"><text:span text:style-name="T33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05553243621056"/><text:span text:style-name="Command_20_Heading">sta_bidirect_net_paths_enabled</text:span><text:alphabetical-index-mark-end text:id="IMark105553243621056"/></text:p>
          </table:table-cell>
          <table:table-cell table:style-name="Table135.A1" office:value-type="string">
            <text:p text:style-name="P29"><text:span text:style-name="Command_20_Argument"><text:span text:style-name="T25">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05553243621056"/><text:span text:style-name="Command_20_Heading">sta_continue_on_error</text:span><text:alphabetical-index-mark-end text:id="IMark105553243621056"/></text:p>
          </table:table-cell>
          <table:table-cell table:style-name="Table110.A1" office:value-type="string">
            <text:p text:style-name="P29"><text:span text:style-name="Command_20_Argument"><text:span text:style-name="T25">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05553243621056"/><text:span text:style-name="Command_20_Heading">sta_crpr_mode</text:span><text:alphabetical-index-mark-end text:id="IMark105553243621056"/></text:p>
          </table:table-cell>
          <table:table-cell table:style-name="Table137.A1" office:value-type="string">
            <text:p text:style-name="P29"><text:span text:style-name="Command_20_Argument"><text:span text:style-name="T25">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05553243621056"/><text:span text:style-name="Command_20_Heading">sta_cond_default_arcs_enabled</text:span><text:alphabetical-index-mark-end text:id="IMark105553243621056"/></text:p>
          </table:table-cell>
          <table:table-cell table:style-name="Table140.A1" office:value-type="string">
            <text:p text:style-name="P29"><text:span text:style-name="Command_20_Argument"><text:span text:style-name="T25">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05553243621056"/><text:span text:style-name="Command_20_Heading">sta_crpr_enabled</text:span><text:alphabetical-index-mark-end text:id="IMark105553243621056"/></text:p>
          </table:table-cell>
          <table:table-cell table:style-name="Table134.A1" office:value-type="string">
            <text:p text:style-name="P29"><text:span text:style-name="Command_20_Argument"><text:span text:style-name="T25">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05553243621056"/><text:span text:style-name="Command_20_Heading">sta_dynamic_loop_breaking</text:span><text:alphabetical-index-mark-end text:id="IMark105553243621056"/></text:p>
          </table:table-cell>
          <table:table-cell table:style-name="Table138.A1" office:value-type="string">
            <text:p text:style-name="P29"><text:span text:style-name="Command_20_Argument"><text:span text:style-name="T25">0|1</text:span></text:span></text:p>
          </table:table-cell>
        </table:table-row>
      </table:table>
      <text:p text:style-name="Body_20_first"><text:soft-page-break/><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05553243621056"/><text:span text:style-name="Command_20_Heading">sta_gated_clock_checks_enabled</text:span><text:alphabetical-index-mark-end text:id="IMark105553243621056"/></text:p>
          </table:table-cell>
          <table:table-cell table:style-name="Table136.A1" office:value-type="string">
            <text:p text:style-name="P29"><text:span text:style-name="Command_20_Argument"><text:span text:style-name="T25">0|1</text:span></text:span></text:p>
          </table:table-cell>
        </table:table-row>
      </table:table>
      <text:p text:style-name="Body_20_first"><text:span text:style-name="Command">When </text:span><text:span text:style-name="Command_20_Heading"><text:span text:style-name="T133">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05553243621056"/><text:span text:style-name="Command_20_Heading">sta_input_port_default_clock</text:span><text:alphabetical-index-mark-end text:id="IMark105553243621056"/></text:p>
          </table:table-cell>
          <table:table-cell table:style-name="Table139.A1" office:value-type="string">
            <text:p text:style-name="P29"><text:span text:style-name="Command_20_Argument"><text:span text:style-name="T25">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05553243621056"/><text:span text:style-name="Command_20_Heading">sta_internal_bidirect_instance_paths_enabled</text:span><text:alphabetical-index-mark-end text:id="IMark105553243621056"/></text:p>
          </table:table-cell>
          <table:table-cell table:style-name="Table141.A1" office:value-type="string">
            <text:p text:style-name="P29"><text:span text:style-name="Command_20_Argument"><text:span text:style-name="T25">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29"><text:alphabetical-index-mark-start text:id="IMark105553243621056"/><text:span text:style-name="Command_20_Heading">sta_pocv_enabled</text:span><text:alphabetical-index-mark-end text:id="IMark105553243621056"/></text:p>
          </table:table-cell>
          <table:table-cell table:style-name="Table38.A1" office:value-type="string">
            <text:p text:style-name="P29"><text:span text:style-name="Command_20_Argument"><text:span text:style-name="T25">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05553243621056"/><text:span text:style-name="Command_20_Heading">sta_propagate_all_clocks</text:span><text:alphabetical-index-mark-end text:id="IMark105553243621056"/></text:p>
          </table:table-cell>
          <table:table-cell table:style-name="Table132.A1" office:value-type="string">
            <text:p text:style-name="P29"><text:span text:style-name="Command_20_Argument"><text:span text:style-name="T25">0|1</text:span></text:span></text:p>
          </table:table-cell>
        </table:table-row>
      </table:table>
      <text:p text:style-name="Body_20_first">All clocks defined after <text:span text:style-name="Command_20_Heading"><text:span text:style-name="T12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05553243621056"/><text:span text:style-name="Command_20_Heading">sta_propagate_gated_clock_enable</text:span><text:alphabetical-index-mark-end text:id="IMark105553243621056"/></text:p>
          </table:table-cell>
          <table:table-cell table:style-name="Table133.A1" office:value-type="string">
            <text:p text:style-name="P29"><text:span text:style-name="Command_20_Argument"><text:span text:style-name="T25">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05553243621056"/><text:span text:style-name="Command_20_Heading">sta_recovery_removal_checks_enabled</text:span><text:alphabetical-index-mark-end text:id="IMark105553243621056"/></text:p>
          </table:table-cell>
          <table:table-cell table:style-name="Table143.A1" office:value-type="string">
            <text:p text:style-name="P29"><text:span text:style-name="Command_20_Argument"><text:span text:style-name="T25">0|1</text:span></text:span></text:p>
          </table:table-cell>
        </table:table-row>
      </table:table>
      <text:p text:style-name="Body_20_first">When <text:span text:style-name="Command">sta_recovery_removal_checks</text:span><text:span text:style-name="Command_20_Heading"><text:span text:style-name="T12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ext:soft-page-break/>
        <table:table-row table:style-name="Table126.1">
          <table:table-cell table:style-name="Table126.A1" office:value-type="string">
            <text:p text:style-name="P4"><text:alphabetical-index-mark-start text:id="IMark105553243621056"/><text:span text:style-name="Command_20_Heading">sta_report_default_digits</text:span><text:alphabetical-index-mark-end text:id="IMark105553243621056"/></text:p>
          </table:table-cell>
          <table:table-cell table:style-name="Table126.A1" office:value-type="string">
            <text:p text:style-name="P29"><text:span text:style-name="Command_20_Argument"><text:span text:style-name="T25">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05553243621056"/><text:alphabetical-index-mark-start text:id="IMark105553243622256"/><text:span text:style-name="Command_20_Heading">sta_preset_clear_arcs_enabled</text:span><text:alphabetical-index-mark-end text:id="IMark105553243622256"/><text:alphabetical-index-mark-end text:id="IMark105553243621056"/></text:p>
          </table:table-cell>
          <table:table-cell table:style-name="Table145.A1" office:value-type="string">
            <text:p text:style-name="P29"><text:span text:style-name="Command_20_Argument"><text:span text:style-name="T25">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271">Alphabetical Index</text:p>
            </text:index-title>
            <text:p text:style-name="P272">all_clocks<text:tab/>6</text:p>
            <text:p text:style-name="P272">all_inputs<text:tab/>6</text:p>
            <text:p text:style-name="P272">all_outputs<text:tab/>6</text:p>
            <text:p text:style-name="P272">all_registers<text:tab/>6</text:p>
            <text:p text:style-name="P272">check_setup<text:tab/>7</text:p>
            <text:p text:style-name="P272">Command Line Arguments<text:tab/>1</text:p>
            <text:p text:style-name="P272">Commands<text:tab/>6</text:p>
            <text:p text:style-name="P272">connect_pin<text:tab/>7</text:p>
            <text:p text:style-name="P272">create_generated_clock<text:tab/>9</text:p>
            <text:p text:style-name="P272">create_voltage_area<text:tab/>10</text:p>
            <text:p text:style-name="P272">current_design<text:tab/>10</text:p>
            <text:p text:style-name="P272">current_instance<text:tab/>10</text:p>
            <text:p text:style-name="P272">define_corners<text:tab/>11</text:p>
            <text:p text:style-name="P272">delete_clock<text:tab/>11</text:p>
            <text:p text:style-name="P272">delete_from_list<text:tab/>11</text:p>
            <text:p text:style-name="P272">delete_generated_clock<text:tab/>11</text:p>
            <text:p text:style-name="P272">delete_instance<text:tab/>11</text:p>
            <text:p text:style-name="P272">delete_net<text:tab/>12</text:p>
            <text:p text:style-name="P272">disconnect_pin<text:tab/>12</text:p>
            <text:p text:style-name="P272">elapsed_run_time<text:tab/>12</text:p>
            <text:p text:style-name="P272">Example Command Scripts<text:tab/>1</text:p>
            <text:p text:style-name="P272">Filter Expressions<text:tab/>78</text:p>
            <text:p text:style-name="P272">find_timing_paths<text:tab/>13</text:p>
            <text:p text:style-name="P272">get_cells<text:tab/>14</text:p>
            <text:p text:style-name="P272">get_clocks<text:tab/>15</text:p>
            <text:p text:style-name="P272">get_fanin<text:tab/>16</text:p>
            <text:p text:style-name="P272">get_fanout<text:tab/>16</text:p>
            <text:p text:style-name="P272">get_full_name<text:tab/>17</text:p>
            <text:p text:style-name="P272">get_lib_pins<text:tab/>18</text:p>
            <text:p text:style-name="P272">get_libs<text:tab/>18</text:p>
            <text:p text:style-name="P272">get_name<text:tab/>20</text:p>
            <text:p text:style-name="P272">get_nets<text:tab/>19</text:p>
            <text:p text:style-name="P272">get_pins<text:tab/>20</text:p>
            <text:p text:style-name="P272">get_ports<text:tab/>21</text:p>
            <text:p text:style-name="P272">get_property<text:tab/>21</text:p>
            <text:p text:style-name="P272">get_timing_edges<text:tab/>24</text:p>
            <text:p text:style-name="P272">group_path<text:tab/>25</text:p>
            <text:p text:style-name="P272">hierarchy_separator<text:tab/>79</text:p>
            <text:p text:style-name="P272">link_design<text:tab/>26</text:p>
            <text:p text:style-name="P272">make_instance<text:tab/>26</text:p>
            <text:p text:style-name="P272">make_net<text:tab/>26</text:p>
            <text:p text:style-name="P272">Power Analysis<text:tab/>2</text:p>
            <text:p text:style-name="P272">read_liberty<text:tab/>26</text:p>
            <text:p text:style-name="P272">read_saif<text:tab/>27</text:p>
            <text:p text:style-name="P272">read_sdc<text:tab/>28</text:p>
            <text:p text:style-name="P272">read_sdf<text:tab/>28</text:p>
            <text:p text:style-name="P272">read_spef<text:tab/>29</text:p>
            <text:p text:style-name="P272">read_vcd<text:tab/>30</text:p>
            <text:p text:style-name="P272">read_verilog<text:tab/>30</text:p>
            <text:p text:style-name="P272">redirection<text:tab/>4</text:p>
            <text:p text:style-name="P272">replace_activity_annotation<text:tab/>31</text:p>
            <text:p text:style-name="P272">replace_cell<text:tab/>31</text:p>
            <text:p text:style-name="P272">report_annotated_check<text:tab/>31</text:p>
            <text:p text:style-name="P272">report_annotated_delay<text:tab/>32</text:p>
            <text:p text:style-name="P272">report_check_types<text:tab/>36</text:p>
            <text:p text:style-name="P272">report_checks<text:tab/>33</text:p>
            <text:p text:style-name="P272">report_clock_latency<text:tab/>37</text:p>
            <text:p text:style-name="P272">report_clock_min_period<text:tab/>37</text:p>
            <text:p text:style-name="P272">report_clock_properties<text:tab/>37</text:p>
            <text:p text:style-name="P272">report_clock_skew<text:tab/>38</text:p>
            <text:p text:style-name="P272">report_dcalc<text:tab/>38</text:p>
            <text:p text:style-name="P272"><text:soft-page-break/>report_disabled_edges<text:tab/>39</text:p>
            <text:p text:style-name="P272">report_instance<text:tab/>39</text:p>
            <text:p text:style-name="P272">report_lib_cell<text:tab/>39</text:p>
            <text:p text:style-name="P272">report_net<text:tab/>39</text:p>
            <text:p text:style-name="P272">report_parasitic_annotation<text:tab/>39</text:p>
            <text:p text:style-name="P272">report_power<text:tab/>40</text:p>
            <text:p text:style-name="P272">report_pulse_width_checks<text:tab/>40</text:p>
            <text:p text:style-name="P272">report_slews<text:tab/>41</text:p>
            <text:p text:style-name="P272">report_units<text:tab/>41</text:p>
            <text:p text:style-name="P272">report_worst_slack<text:tab/>41</text:p>
            <text:p text:style-name="P272">set_assigned_check<text:tab/>42</text:p>
            <text:p text:style-name="P272">set_assigned_delay<text:tab/>43</text:p>
            <text:p text:style-name="P272">set_assigned_transition<text:tab/>43</text:p>
            <text:p text:style-name="P272">set_case_analysis<text:tab/>44</text:p>
            <text:p text:style-name="P272">set_clock_gating_check<text:tab/>44</text:p>
            <text:p text:style-name="P272">set_clock_groups<text:tab/>45</text:p>
            <text:p text:style-name="P272">set_clock_latency<text:tab/>46</text:p>
            <text:p text:style-name="P272">set_clock_transition<text:tab/>46</text:p>
            <text:p text:style-name="P272">set_clock_uncertainty<text:tab/>47</text:p>
            <text:p text:style-name="P272">set_cmd_units<text:tab/>48</text:p>
            <text:p text:style-name="P272">set_data_check<text:tab/>49</text:p>
            <text:p text:style-name="P272">set_disable_inferred_clock_gating<text:tab/>49</text:p>
            <text:p text:style-name="P272">set_disable_timing<text:tab/>49</text:p>
            <text:p text:style-name="P272">set_drive<text:tab/>50</text:p>
            <text:p text:style-name="P272">set_driving_cell<text:tab/>51</text:p>
            <text:p text:style-name="P272">set_false_path<text:tab/>52</text:p>
            <text:p text:style-name="P272">set_fanout_load<text:tab/>53</text:p>
            <text:p text:style-name="P272">set_hierarchy_separator<text:tab/>53</text:p>
            <text:p text:style-name="P272">set_ideal_latency<text:tab/>53</text:p>
            <text:p text:style-name="P272">set_ideal_network<text:tab/>53</text:p>
            <text:p text:style-name="P272">set_ideal_transition<text:tab/>53</text:p>
            <text:p text:style-name="P272">set_input_delay<text:tab/>53</text:p>
            <text:p text:style-name="P272">set_input_transition<text:tab/>55</text:p>
            <text:p text:style-name="P272">set_level_shifter_strategy<text:tab/>55</text:p>
            <text:p text:style-name="P272">set_level_shifter_threshold<text:tab/>55</text:p>
            <text:p text:style-name="P272">set_load<text:tab/>55</text:p>
            <text:p text:style-name="P272">set_logic_dc<text:tab/>56</text:p>
            <text:p text:style-name="P272">set_logic_one<text:tab/>56</text:p>
            <text:p text:style-name="P272">set_logic_zero<text:tab/>57</text:p>
            <text:p text:style-name="P272">set_max_area<text:tab/>57</text:p>
            <text:p text:style-name="P272">set_max_capacitance<text:tab/>57</text:p>
            <text:p text:style-name="P272">set_max_delay<text:tab/>57</text:p>
            <text:p text:style-name="P272">set_max_dynamic_power<text:tab/>58</text:p>
            <text:p text:style-name="P272">set_max_fanout<text:tab/>58</text:p>
            <text:p text:style-name="P272">set_max_leakage_power<text:tab/>58</text:p>
            <text:p text:style-name="P272">set_max_time_borrow<text:tab/>58</text:p>
            <text:p text:style-name="P272">set_max_transition<text:tab/>59</text:p>
            <text:p text:style-name="P272">set_min_capacitance<text:tab/>59</text:p>
            <text:p text:style-name="P272">set_min_delay<text:tab/>60</text:p>
            <text:p text:style-name="P272">set_min_pulse_width<text:tab/>60</text:p>
            <text:p text:style-name="P272">set_multicycle_path<text:tab/>61</text:p>
            <text:p text:style-name="P272">set_operating_conditions<text:tab/>62</text:p>
            <text:p text:style-name="P272">set_output_delay<text:tab/>63</text:p>
            <text:p text:style-name="P272">set_port_fanout_number<text:tab/>64</text:p>
            <text:p text:style-name="P272">set_power_activity<text:tab/>64</text:p>
            <text:p text:style-name="P272">set_propagated_clock<text:tab/>65</text:p>
            <text:p text:style-name="P272">set_pvt<text:tab/>65</text:p>
            <text:p text:style-name="P272">set_resistance<text:tab/>67</text:p>
            <text:p text:style-name="P272">set_sense<text:tab/>66</text:p>
            <text:p text:style-name="P272">set_timing_derate<text:tab/>67</text:p>
            <text:p text:style-name="P272">set_units<text:tab/>68</text:p>
            <text:p text:style-name="P272">set_wire_load_min_block_size<text:tab/>69</text:p>
            <text:p text:style-name="P272">set_wire_load_mode<text:tab/>69</text:p>
            <text:p text:style-name="P272">set_wire_load_model<text:tab/>69</text:p>
            <text:p text:style-name="P272"><text:soft-page-break/>set_wire_load_selection_group<text:tab/>69</text:p>
            <text:p text:style-name="P272">source<text:tab/>70</text:p>
            <text:p text:style-name="P272">SPEF<text:tab/>29</text:p>
            <text:p text:style-name="P272">sta_bidirect_net_paths_enabled<text:tab/>79</text:p>
            <text:p text:style-name="P272">sta_cond_default_arcs_enabled<text:tab/>79</text:p>
            <text:p text:style-name="P272">sta_continue_on_error<text:tab/>79</text:p>
            <text:p text:style-name="P272">sta_crpr_enabled<text:tab/>79</text:p>
            <text:p text:style-name="P272">sta_crpr_mode<text:tab/>79</text:p>
            <text:p text:style-name="P272">sta_dynamic_loop_breaking<text:tab/>79</text:p>
            <text:p text:style-name="P272">sta_gated_clock_checks_enabled<text:tab/>80</text:p>
            <text:p text:style-name="P272">sta_input_port_default_clock<text:tab/>80</text:p>
            <text:p text:style-name="P272">sta_internal_bidirect_instance_paths_enabled<text:tab/>80</text:p>
            <text:p text:style-name="P272">sta_pocv_enabled<text:tab/>80</text:p>
            <text:p text:style-name="P272">sta_preset_clear_arcs_enabled<text:tab/>81</text:p>
            <text:p text:style-name="P272">sta_propagate_all_clocks<text:tab/>80</text:p>
            <text:p text:style-name="P272">sta_propagate_gated_clock_enable<text:tab/>80</text:p>
            <text:p text:style-name="P272">sta_recovery_removal_checks_enabled<text:tab/>80</text:p>
            <text:p text:style-name="P272">sta_report_default_digits<text:tab/>81</text:p>
            <text:p text:style-name="P272">suppress_msg<text:tab/>70</text:p>
            <text:p text:style-name="P272">TCL Interpreter<text:tab/>3</text:p>
            <text:p text:style-name="P272">Timing Analysis using SDF<text:tab/>2</text:p>
            <text:p text:style-name="P272">Timing Analysis with Multiple Process Corners<text:tab/>2</text:p>
            <text:p text:style-name="P272">unset_case_analysis<text:tab/>70</text:p>
            <text:p text:style-name="P272">unset_clock_latency<text:tab/>71</text:p>
            <text:p text:style-name="P272">unset_clock_transition<text:tab/>71</text:p>
            <text:p text:style-name="P272">unset_clock_uncertainty<text:tab/>71</text:p>
            <text:p text:style-name="P272">unset_data_check<text:tab/>72</text:p>
            <text:p text:style-name="P272">unset_disable_inferred_clock_gating<text:tab/>72</text:p>
            <text:p text:style-name="P272">unset_disable_timing<text:tab/>72</text:p>
            <text:p text:style-name="P272">unset_input_delay<text:tab/>73</text:p>
            <text:p text:style-name="P272">unset_output_delay<text:tab/>73</text:p>
            <text:p text:style-name="P272">unset_path_exceptions<text:tab/>74</text:p>
            <text:p text:style-name="P272">unset_propagated_clock<text:tab/>74</text:p>
            <text:p text:style-name="P272">unset_timing_derate<text:tab/>74</text:p>
            <text:p text:style-name="P272">unsuppress_msg<text:tab/>75</text:p>
            <text:p text:style-name="P272">user_run_time<text:tab/>75</text:p>
            <text:p text:style-name="P272">Variables<text:tab/>79</text:p>
            <text:p text:style-name="P272">verilog netlist<text:tab/>31</text:p>
            <text:p text:style-name="P272">with_output_to_variable<text:tab/>75</text:p>
            <text:p text:style-name="P272">write_path_spice<text:tab/>75</text:p>
            <text:p text:style-name="P272">write_sdc<text:tab/>76</text:p>
            <text:p text:style-name="P272">write_sdf<text:tab/>76</text:p>
            <text:p text:style-name="P272">write_timing_model<text:tab/>77</text:p>
            <text:p text:style-name="P272">write_verilog<text:tab/>78</text:p>
          </text:index-body>
        </text:alphabetical-index>
        <text:p text:style-name="P273"/>
        <text:p text:style-name="P274">Version 2.<text:span text:style-name="T334">6</text:span>.<text:span text:style-name="T335">0</text:span>, <text:span text:style-name="T334">Sep</text:span> <text:span text:style-name="T334">23</text:span>, 20<text:span text:style-name="T335">2</text:span><text:span text:style-name="T334">4</text:span><text:line-break/>Copyright (c) 20<text:span text:style-name="T335">2</text:span><text:span text:style-name="T334">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 svg:font-family="Couri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70</meta:editing-cycles>
    <meta:print-date>2024-11-13T14:19:30.888104825</meta:print-date>
    <meta:creation-date>2010-07-31T21:07:00</meta:creation-date>
    <dc:date>2025-02-04T09:10:18.799508538</dc:date>
    <meta:editing-duration>P117DT13H54M58S</meta:editing-duration>
    <meta:generator>LibreOffice/24.8.2.1$MacOSX_AARCH64 LibreOffice_project/0f794b6e29741098670a3b95d60478a65d05ef13</meta:generator>
    <meta:printed-by>PDF files: James Cherry</meta:printed-by>
    <dc:creator>James Cherry</dc:creator>
    <meta:document-statistic meta:table-count="160" meta:image-count="0" meta:object-count="0" meta:page-count="85" meta:paragraph-count="2154" meta:word-count="16035" meta:character-count="110960" meta:non-whitespace-character-count="9609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